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Ｐゴシック1" svg:font-family="'ＭＳ Ｐゴシック'"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0.316cm"/>
    </style:style>
    <style:style style:name="co2" style:family="table-column">
      <style:table-column-properties fo:break-before="auto" style:column-width="1.746cm"/>
    </style:style>
    <style:style style:name="co3" style:family="table-column">
      <style:table-column-properties fo:break-before="auto" style:column-width="1.866cm"/>
    </style:style>
    <style:style style:name="co4" style:family="table-column">
      <style:table-column-properties fo:break-before="auto" style:column-width="0.654cm"/>
    </style:style>
    <style:style style:name="co5" style:family="table-column">
      <style:table-column-properties fo:break-before="auto" style:column-width="1.625cm"/>
    </style:style>
    <style:style style:name="co6" style:family="table-column">
      <style:table-column-properties fo:break-before="auto" style:column-width="1.819cm"/>
    </style:style>
    <style:style style:name="co7" style:family="table-column">
      <style:table-column-properties fo:break-before="auto" style:column-width="3.515cm"/>
    </style:style>
    <style:style style:name="co8" style:family="table-column">
      <style:table-column-properties fo:break-before="auto" style:column-width="3.251cm"/>
    </style:style>
    <style:style style:name="co9" style:family="table-column">
      <style:table-column-properties fo:break-before="auto" style:column-width="3.565cm"/>
    </style:style>
    <style:style style:name="co10" style:family="table-column">
      <style:table-column-properties fo:break-before="auto" style:column-width="1.358cm"/>
    </style:style>
    <style:style style:name="co11" style:family="table-column">
      <style:table-column-properties fo:break-before="auto" style:column-width="1.236cm"/>
    </style:style>
    <style:style style:name="co12" style:family="table-column">
      <style:table-column-properties fo:break-before="auto" style:column-width="1.02cm"/>
    </style:style>
    <style:style style:name="co13" style:family="table-column">
      <style:table-column-properties fo:break-before="auto" style:column-width="1.672cm"/>
    </style:style>
    <style:style style:name="co14" style:family="table-column">
      <style:table-column-properties fo:break-before="auto" style:column-width="1.214cm"/>
    </style:style>
    <style:style style:name="co15" style:family="table-column">
      <style:table-column-properties fo:break-before="auto" style:column-width="1.575cm"/>
    </style:style>
    <style:style style:name="co16" style:family="table-column">
      <style:table-column-properties fo:break-before="auto" style:column-width="0.728cm"/>
    </style:style>
    <style:style style:name="co17" style:family="table-column">
      <style:table-column-properties fo:break-before="auto" style:column-width="4.219cm"/>
    </style:style>
    <style:style style:name="co18" style:family="table-column">
      <style:table-column-properties fo:break-before="auto" style:column-width="2.522cm"/>
    </style:style>
    <style:style style:name="co19" style:family="table-column">
      <style:table-column-properties fo:break-before="auto" style:column-width="2.06cm"/>
    </style:style>
    <style:style style:name="co20" style:family="table-column">
      <style:table-column-properties fo:break-before="auto" style:column-width="1.916cm"/>
    </style:style>
    <style:style style:name="co21" style:family="table-column">
      <style:table-column-properties fo:break-before="auto" style:column-width="0.995cm"/>
    </style:style>
    <style:style style:name="co22" style:family="table-column">
      <style:table-column-properties fo:break-before="auto" style:column-width="2.328cm"/>
    </style:style>
    <style:style style:name="co23" style:family="table-column">
      <style:table-column-properties fo:break-before="auto" style:column-width="2.231cm"/>
    </style:style>
    <style:style style:name="co24" style:family="table-column">
      <style:table-column-properties fo:break-before="auto" style:column-width="3.59cm"/>
    </style:style>
    <style:style style:name="co25" style:family="table-column">
      <style:table-column-properties fo:break-before="auto" style:column-width="3.007cm"/>
    </style:style>
    <style:style style:name="co26" style:family="table-column">
      <style:table-column-properties fo:break-before="auto" style:column-width="3.468cm"/>
    </style:style>
    <style:style style:name="co27" style:family="table-column">
      <style:table-column-properties fo:break-before="auto" style:column-width="3.127cm"/>
    </style:style>
    <style:style style:name="ro1" style:family="table-row">
      <style:table-row-properties style:row-height="0.529cm" fo:break-before="auto" style:use-optimal-row-height="false"/>
    </style:style>
    <style:style style:name="ro2" style:family="table-row">
      <style:table-row-properties style:row-height="0.344cm" fo:break-before="auto" style:use-optimal-row-height="false"/>
    </style:style>
    <style:style style:name="ro3" style:family="table-row">
      <style:table-row-properties style:row-height="0.741cm" fo:break-before="auto" style:use-optimal-row-height="false"/>
    </style:style>
    <style:style style:name="ro4" style:family="table-row">
      <style:table-row-properties style:row-height="0.318cm" fo:break-before="auto" style:use-optimal-row-height="false"/>
    </style:style>
    <style:style style:name="ro5" style:family="table-row">
      <style:table-row-properties style:row-height="0.291cm" fo:break-before="auto" style:use-optimal-row-height="false"/>
    </style:style>
    <style:style style:name="ro6" style:family="table-row">
      <style:table-row-properties style:row-height="0.284cm" fo:break-before="auto" style:use-optimal-row-height="true"/>
    </style:style>
    <style:style style:name="ro7" style:family="table-row">
      <style:table-row-properties style:row-height="0.953cm" fo:break-before="auto" style:use-optimal-row-height="false"/>
    </style:style>
    <style:style style:name="ro8" style:family="table-row">
      <style:table-row-properties style:row-height="1.005cm" fo:break-before="auto" style:use-optimal-row-height="false"/>
    </style:style>
    <style:style style:name="ta1" style:family="table" style:master-page-name="PageStyle_5f_変更履歴">
      <style:table-properties table:display="true" style:writing-mode="lr-tb"/>
    </style:style>
    <style:style style:name="ta2" style:family="table" style:master-page-name="PageStyle_5f_固有テスト項目_ff08_例_ff09_">
      <style:table-properties table:display="false" style:writing-mode="lr-tb"/>
    </style:style>
    <style:style style:name="ta3" style:family="table" style:master-page-name="PageStyle_5f_固有テスト項目_ff08_P1_ff09_">
      <style:table-properties table:display="true" style:writing-mode="lr-tb"/>
    </style:style>
    <style:style style:name="ta4" style:family="table" style:master-page-name="PageStyle_5f_固有テスト項目_ff08_P2_ff09_">
      <style:table-properties table:display="true" style:writing-mode="lr-tb"/>
    </style:style>
    <style:style style:name="ta5" style:family="table" style:master-page-name="PageStyle_5f_固有テスト項目_ff08_P3_ff09_">
      <style:table-properties table:display="true" style:writing-mode="lr-tb"/>
    </style:style>
    <style:style style:name="ta6" style:family="table" style:master-page-name="PageStyle_5f_固有テスト項目_ff08_P4_ff09_">
      <style:table-properties table:display="true" style:writing-mode="lr-tb"/>
    </style:style>
    <style:style style:name="ta7" style:family="table" style:master-page-name="PageStyle_5f_固有テスト項目_ff08_P5_ff09_">
      <style:table-properties table:display="true" style:writing-mode="lr-tb"/>
    </style:style>
    <number:date-style style:name="N8036" number:language="ja" number:country="JP" number:automatic-order="true">
      <number:year number:style="long"/>
      <number:text>/</number:text>
      <number:month number:style="long"/>
      <number:text>/</number:text>
      <number:day number:style="long"/>
    </number:date-style>
    <number:text-style style:name="N8100" number:language="ja" number:country="JP">
      <number:text-content/>
    </number:text-style>
    <style:style style:name="ce1" style:family="table-cell" style:parent-style-name="Default">
      <style:table-cell-properties fo:background-color="#ccff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2" style:family="table-cell" style:parent-style-name="Default">
      <style:table-cell-properties fo:border-bottom="none" fo:background-color="#ccffcc"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3" style:family="table-cell" style:parent-style-name="Default">
      <style:table-cell-properties fo:border-bottom="0.035cm solid #000000" fo:background-color="#ccffcc"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 style:family="table-cell" style:parent-style-name="Default" style:data-style-name="N8100">
      <style:table-cell-properties fo:border-bottom="0.035cm solid #000000" fo:background-color="#ccffcc"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6" style:family="table-cell" style:parent-style-name="Default" style:data-style-name="N8100">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 style:family="table-cell" style:parent-style-name="Default">
      <style:table-cell-properties fo:border-bottom="none" fo:background-color="#ccffcc"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9" style:family="table-cell" style:parent-style-name="Default">
      <style:table-cell-properties fo:background-color="#ccffcc"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35cm solid #000000" fo:background-color="#ccffcc"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11" style:family="table-cell" style:parent-style-name="Default" style:data-style-name="N8100">
      <style:table-cell-properties fo:background-color="#ccffcc"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2" style:family="table-cell" style:parent-style-name="Default" style:data-style-name="N8100">
      <style:table-cell-properties fo:border-bottom="0.035cm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data-style-name="N8100">
      <style:table-cell-properties fo:border-bottom="0.035cm solid #000000" fo:background-color="#ffffff" style:cell-protect="none"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data-style-name="N8100">
      <style:table-cell-properties fo:border-bottom="0.035cm solid #000000" fo:background-color="#ccffcc"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16" style:family="table-cell" style:parent-style-name="Default">
      <style:table-cell-properties fo:background-color="#ccff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data-style-name="N8100">
      <style:table-cell-properties fo:background-color="#ffffff" style:cell-protect="none" style:print-content="true" style:diagonal-bl-tr="none" style:diagonal-tl-br="none" style:text-align-source="value-type" style:repeat-content="false" fo:wrap-option="no-wrap" fo:border="0.035cm solid #000000"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0.035cm solid #000000" fo:background-color="#ccffcc"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true" fo:border-top="0.035cm solid #000000"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none" fo:background-color="#ccffcc"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21" style:family="table-cell" style:parent-style-name="Default">
      <style:table-cell-properties fo:border-bottom="none" fo:background-color="#ccffcc"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22" style:family="table-cell" style:parent-style-name="Default">
      <style:table-cell-properties fo:border-bottom="0.035cm solid #000000" fo:background-color="#ccffcc"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23" style:family="table-cell" style:parent-style-name="Default">
      <style:table-cell-properties fo:background-color="#ccff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1pt" fo:font-style="normal" fo:text-shadow="none" style:text-underline-style="none" fo:font-weight="bold" style:font-name-asian="ＭＳ ゴシック" style:font-size-asian="11pt" style:font-style-asian="normal" style:font-weight-asian="bold" style:font-size-complex="11pt" style:font-style-complex="normal" style:font-weight-complex="bold"/>
    </style:style>
    <style:style style:name="ce25" style:family="table-cell" style:parent-style-name="Default">
      <style:table-cell-properties fo:border-bottom="0.035cm solid #000000" fo:background-color="#ccffcc"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true" fo:border-top="0.035cm solid #000000"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0.035cm solid #000000" fo:background-color="#ccffcc"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ccff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30" style:family="table-cell" style:parent-style-name="標準_5f_帳票出力_5f_A2_5f_共通編_5f_4_5f_帳票出力_ff08_作業用_29__5f_20031020提出用A860拡充始め資料_5f_a_5f_02_5f__ff21__ff18__ff16__ff10_作成資料_28_目次_30fb_はじめに_29__5f_03_5f__ff21__ff18__ff16__ff10_作成資料_ff08__ff11_章_ff5e__ff16_章_ff09_20031119_5f_1_28_金川_29__5f_大規模システム方式ガイドライン_3010_概要編_3011_20031128_5f_1_5f_大規模システム方式ガイドライン_3010_概要編_3011_第1版_5f_システム開発設計ガイド_5f_20040304_5f_2_5f_岩崎れびゅ_5f_システム開発設計ガイド_5f_20040315_5f_宮_28_更新_29__5f_20040315152226_5f_システム開発設計ガイド_5f_20040316_5f_奥_28_更">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31" style:family="table-cell" style:parent-style-name="標準_5f_帳票出力_5f_A2_5f_共通編_5f_4_5f_帳票出力_ff08_作業用_29__5f_20031020提出用A860拡充始め資料_5f_a_5f_02_5f__ff21__ff18__ff16__ff10_作成資料_28_目次_30fb_はじめに_29__5f_03_5f__ff21__ff18__ff16__ff10_作成資料_ff08__ff11_章_ff5e__ff16_章_ff09_20031119_5f_1_28_金川_29__5f_大規模システム方式ガイドライン_3010_概要編_3011_20031128_5f_1_5f_大規模システム方式ガイドライン_3010_概要編_3011_第1版_5f_システム開発設計ガイド_5f_20040304_5f_2_5f_岩崎れびゅ_5f_システム開発設計ガイド_5f_20040315_5f_宮_28_更新_29__5f_20040315152226_5f_システム開発設計ガイド_5f_20040316_5f_奥_28_更">
      <style:table-cell-properties fo:background-color="#ccff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32" style:family="table-cell" style:parent-style-name="標準_5f_帳票出力_5f_A2_5f_共通編_5f_4_5f_帳票出力_ff08_作業用_29__5f_20031020提出用A860拡充始め資料_5f_a_5f_02_5f__ff21__ff18__ff16__ff10_作成資料_28_目次_30fb_はじめに_29__5f_03_5f__ff21__ff18__ff16__ff10_作成資料_ff08__ff11_章_ff5e__ff16_章_ff09_20031119_5f_1_28_金川_29__5f_大規模システム方式ガイドライン_3010_概要編_3011_20031128_5f_1_5f_大規模システム方式ガイドライン_3010_概要編_3011_第1版_5f_システム開発設計ガイド_5f_20040304_5f_2_5f_岩崎れびゅ_5f_システム開発設計ガイド_5f_20040315_5f_宮_28_更新_29__5f_20040315152226_5f_システム開発設計ガイド_5f_20040316_5f_奥_28_更" style:data-style-name="N8036">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33" style:family="table-cell" style:parent-style-name="標準_5f_帳票出力_5f_A2_5f_共通編_5f_4_5f_帳票出力_ff08_作業用_29__5f_20031020提出用A860拡充始め資料_5f_a_5f_02_5f__ff21__ff18__ff16__ff10_作成資料_28_目次_30fb_はじめに_29__5f_03_5f__ff21__ff18__ff16__ff10_作成資料_ff08__ff11_章_ff5e__ff16_章_ff09_20031119_5f_1_28_金川_29__5f_大規模システム方式ガイドライン_3010_概要編_3011_20031128_5f_1_5f_大規模システム方式ガイドライン_3010_概要編_3011_第1版_5f_システム開発設計ガイド_5f_20040304_5f_2_5f_岩崎れびゅ_5f_システム開発設計ガイド_5f_20040315_5f_宮_28_更新_29__5f_20040315152226_5f_システム開発設計ガイド_5f_20040316_5f_奥_28_更">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34" style:family="table-cell" style:parent-style-name="Default">
      <style:table-cell-properties fo:border-bottom="0.035cm solid #000000" fo:background-color="#ccffcc"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 style:family="table-cell" style:parent-style-name="Default" style:data-style-name="N8100">
      <style:table-cell-properties fo:background-color="#ccff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7" style:family="table-cell" style:parent-style-name="Default" style:data-style-name="N8100">
      <style:table-cell-properties fo:background-color="#ffffff" style:diagonal-bl-tr="none" style:diagonal-tl-br="none" style:text-align-source="value-type" style:repeat-content="false" fo:wrap-option="no-wrap" fo:border="0.035cm solid #000000"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8" style:family="table-cell" style:parent-style-name="標準_5f_帳票出力_5f_A2_5f_共通編_5f_4_5f_帳票出力_ff08_作業用_29__5f_20031020提出用A860拡充始め資料_5f_a_5f_02_5f__ff21__ff18__ff16__ff10_作成資料_28_目次_30fb_はじめに_29__5f_03_5f__ff21__ff18__ff16__ff10_作成資料_ff08__ff11_章_ff5e__ff16_章_ff09_20031119_5f_1_28_金川_29__5f_大規模システム方式ガイドライン_3010_概要編_3011_20031128_5f_1_5f_大規模システム方式ガイドライン_3010_概要編_3011_第1版_5f_システム開発設計ガイド_5f_20040304_5f_2_5f_岩崎れびゅ_5f_システム開発設計ガイド_5f_20040315_5f_宮_28_更新_29__5f_20040315152226_5f_システム開発設計ガイド_5f_20040316_5f_奥_28_更" style:data-style-name="N812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bottom"/>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0" style:family="table-cell" style:parent-style-name="標準_5f_帳票出力_5f_A2_5f_共通編_5f_4_5f_帳票出力_ff08_作業用_29__5f_20031020提出用A860拡充始め資料_5f_a_5f_02_5f__ff21__ff18__ff16__ff10_作成資料_28_目次_30fb_はじめに_29__5f_03_5f__ff21__ff18__ff16__ff10_作成資料_ff08__ff11_章_ff5e__ff16_章_ff09_20031119_5f_1_28_金川_29__5f_大規模システム方式ガイドライン_3010_概要編_3011_20031128_5f_1_5f_大規模システム方式ガイドライン_3010_概要編_3011_第1版_5f_システム開発設計ガイド_5f_20040304_5f_2_5f_岩崎れびゅ_5f_システム開発設計ガイド_5f_20040315_5f_宮_28_更新_29__5f_20040315152226_5f_システム開発設計ガイド_5f_20040316_5f_奥_28_更" style:data-style-name="N8124">
      <style:table-cell-properties fo:background-color="#ccff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41" style:family="table-cell" style:parent-style-name="標準_5f_帳票出力_5f_A2_5f_共通編_5f_4_5f_帳票出力_ff08_作業用_29__5f_20031020提出用A860拡充始め資料_5f_a_5f_02_5f__ff21__ff18__ff16__ff10_作成資料_28_目次_30fb_はじめに_29__5f_03_5f__ff21__ff18__ff16__ff10_作成資料_ff08__ff11_章_ff5e__ff16_章_ff09_20031119_5f_1_28_金川_29__5f_大規模システム方式ガイドライン_3010_概要編_3011_20031128_5f_1_5f_大規模システム方式ガイドライン_3010_概要編_3011_第1版_5f_システム開発設計ガイド_5f_20040304_5f_2_5f_岩崎れびゅ_5f_システム開発設計ガイド_5f_20040315_5f_宮_28_更新_29__5f_20040315152226_5f_システム開発設計ガイド_5f_20040316_5f_奥_28_更" style:data-style-name="N8124">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44" style:family="table-cell" style:parent-style-name="Default" style:data-style-name="N8036">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45" style:family="table-cell" style:parent-style-name="Default" style:data-style-name="N8000">
      <style:table-cell-properties fo:background-color="#ccff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46" style:family="table-cell" style:parent-style-name="Default" style:data-style-name="N8000">
      <style:table-cell-properties fo:border-bottom="none" fo:background-color="#ccffcc"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47" style:family="table-cell" style:parent-style-name="Default" style:data-style-name="N8000">
      <style:table-cell-properties fo:border-bottom="0.035cm solid #000000" fo:background-color="#ccffcc"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48" style:family="table-cell" style:parent-style-name="Default" style:data-style-name="N8100">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49" style:family="table-cell" style:parent-style-name="Default" style:data-style-name="N8100">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0" style:family="table-cell" style:parent-style-name="Default" style:data-style-name="N8100">
      <style:table-cell-properties fo:background-color="#ccff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bold" style:font-name-asian="ＭＳ ゴシック" style:font-size-asian="8pt" style:font-style-asian="normal" style:font-weight-asian="bold" style:font-size-complex="8pt" style:font-style-complex="normal" style:font-weight-complex="bold"/>
    </style:style>
    <style:style style:name="ce51" style:family="table-cell" style:parent-style-name="Default" style:data-style-name="N8100">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6pt" fo:font-style="normal" fo:text-shadow="none" style:text-underline-style="none" fo:font-weight="normal" style:font-name-asian="ＭＳ ゴシック" style:font-size-asian="6pt" style:font-style-asian="normal" style:font-weight-asian="normal" style:font-size-complex="6pt" style:font-style-complex="normal" style:font-weight-complex="normal"/>
    </style:style>
    <style:style style:name="ce52" style:family="table-cell" style:parent-style-name="Default" style:data-style-name="N8000">
      <style:table-cell-properties fo:border-bottom="none" fo:background-color="#ccffcc"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53" style:family="table-cell" style:parent-style-name="Default" style:data-style-name="N8000">
      <style:table-cell-properties fo:background-color="#ccffcc"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54" style:family="table-cell" style:parent-style-name="Default" style:data-style-name="N8000">
      <style:table-cell-properties fo:border-bottom="0.035cm solid #000000" fo:background-color="#ccffcc"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55" style:family="table-cell" style:parent-style-name="Default" style:data-style-name="N8100">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6" style:family="table-cell" style:parent-style-name="Default" style:data-style-name="N8100">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7" style:family="table-cell" style:parent-style-name="Default" style:data-style-name="N8100">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58" style:family="table-cell" style:parent-style-name="Default" style:data-style-name="N8100">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7pt" fo:font-style="normal" fo:text-shadow="none" style:text-underline-style="none" fo:font-weight="normal" style:font-name-asian="ＭＳ Ｐゴシック" style:font-size-asian="7pt" style:font-style-asian="normal" style:font-weight-asian="normal" style:font-size-complex="7pt" style:font-style-complex="normal" style:font-weight-complex="normal"/>
    </style:style>
    <style:style style:name="ce59" style:family="table-cell" style:parent-style-name="Default" style:data-style-name="N8100">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60" style:family="table-cell" style:parent-style-name="Default" style:data-style-name="N8100">
      <style:table-cell-properties fo:border-bottom="none"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61" style:family="table-cell" style:parent-style-name="Default" style:data-style-name="N8100">
      <style:table-cell-properties fo:border-bottom="0.035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62" style:family="table-cell" style:parent-style-name="Default" style:data-style-name="N8000">
      <style:table-cell-properties fo:border-bottom="none" fo:background-color="#ccffcc"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63" style:family="table-cell" style:parent-style-name="Default" style:data-style-name="N8000">
      <style:table-cell-properties fo:border-bottom="none" fo:background-color="#ccffcc"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64" style:family="table-cell" style:parent-style-name="Default" style:data-style-name="N8000">
      <style:table-cell-properties fo:border-bottom="0.035cm solid #000000" fo:background-color="#ccffcc"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65" style:family="table-cell" style:parent-style-name="Default" style:data-style-name="N8100">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66" style:family="table-cell" style:parent-style-name="Default" style:data-style-name="N8100">
      <style:table-cell-properties fo:background-color="#ccff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bold" style:font-name-asian="ＭＳ ゴシック" style:font-size-asian="8pt" style:font-style-asian="normal" style:font-weight-asian="bold" style:font-size-complex="8pt" style:font-style-complex="normal" style:font-weight-complex="bold"/>
    </style:style>
    <style:style style:name="ce67" style:family="table-cell" style:parent-style-name="Default" style:data-style-name="N8100">
      <style:table-cell-properties fo:background-color="#ffcc99"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68" style:family="table-cell" style:parent-style-name="Default" style:data-style-name="N8100">
      <style:table-cell-properties fo:border-bottom="none" fo:background-color="#ffcc99"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69" style:family="table-cell" style:parent-style-name="Default" style:data-style-name="N8100">
      <style:table-cell-properties fo:border-bottom="0.035cm solid #000000" fo:background-color="#ffcc99"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70" style:family="table-cell" style:parent-style-name="Default" style:data-style-name="N8000">
      <style:table-cell-properties fo:background-color="#ccffcc"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71" style:family="table-cell" style:parent-style-name="Default" style:data-style-name="N8000">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72" style:family="table-cell" style:parent-style-name="Default" style:data-style-name="N8000">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73" style:family="table-cell" style:parent-style-name="Default" style:data-style-name="N8100">
      <style:table-cell-properties fo:border-bottom="0.035cm solid #000000" fo:background-color="#ccffcc"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bold" style:font-name-asian="ＭＳ ゴシック" style:font-size-asian="8pt" style:font-style-asian="normal" style:font-weight-asian="bold" style:font-size-complex="8pt" style:font-style-complex="normal" style:font-weight-complex="bold"/>
    </style:style>
    <style:style style:name="ce74" style:family="table-cell" style:parent-style-name="Default" style:data-style-name="N8100">
      <style:table-cell-properties fo:border-bottom="none" fo:background-color="#ffcc9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75" style:family="table-cell" style:parent-style-name="Default" style:data-style-name="N8100">
      <style:table-cell-properties fo:border-bottom="none" fo:background-color="#ffcc99"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76" style:family="table-cell" style:parent-style-name="Default" style:data-style-name="N8100">
      <style:table-cell-properties fo:border-bottom="0.035cm solid #000000" fo:background-color="#ffcc99"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77" style:family="table-cell" style:parent-style-name="Default" style:data-style-name="N8000">
      <style:table-cell-properties fo:border-bottom="0.035cm solid #000000" fo:background-color="#ccffcc"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78" style:family="table-cell" style:parent-style-name="Default" style:data-style-name="N8000">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79" style:family="table-cell" style:parent-style-name="Default" style:data-style-name="N8000">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80" style:family="table-cell" style:parent-style-name="Default" style:data-style-name="N8100">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1" style:family="table-cell" style:parent-style-name="Default" style:data-style-name="N8100">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82" style:family="table-cell" style:parent-style-name="Default" style:data-style-name="N8100">
      <style:table-cell-properties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83" style:family="table-cell" style:parent-style-name="Default" style:data-style-name="N8100">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84" style:family="table-cell" style:parent-style-name="Default" style:data-style-name="N8100">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85" style:family="table-cell" style:parent-style-name="Default" style:data-style-name="N8000">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86" style:family="table-cell" style:parent-style-name="Default" style:data-style-name="N8100">
      <style:table-cell-properties fo:border-bottom="0.035cm solid #000000" fo:background-color="#ccffcc"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bold" style:font-name-asian="ＭＳ ゴシック" style:font-size-asian="8pt" style:font-style-asian="normal" style:font-weight-asian="bold" style:font-size-complex="8pt" style:font-style-complex="normal" style:font-weight-complex="bold"/>
    </style:style>
    <style:style style:name="ce87" style:family="table-cell" style:parent-style-name="Default" style:data-style-name="N8100">
      <style:table-cell-properties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88" style:family="table-cell" style:parent-style-name="Default" style:data-style-name="N8100">
      <style:table-cell-properties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89" style:family="table-cell" style:parent-style-name="Default" style:data-style-name="N8100">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ゴシック" fo:font-size="7pt" fo:font-style="normal" fo:text-shadow="none" style:text-underline-style="none" fo:font-weight="normal" style:font-name-asian="ＭＳ ゴシック" style:font-size-asian="7pt" style:font-style-asian="normal" style:font-weight-asian="normal" style:font-size-complex="7pt" style:font-style-complex="normal" style:font-weight-complex="normal"/>
    </style:style>
    <style:style style:name="ce90" style:family="table-cell" style:parent-style-name="Default" style:data-style-name="N8000">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91" style:family="table-cell" style:parent-style-name="Default" style:data-style-name="N8000">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92" style:family="table-cell" style:parent-style-name="Default" style:data-style-name="N8000">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3" style:family="table-cell" style:parent-style-name="Default" style:data-style-name="N8000">
      <style:table-cell-properties fo:border-bottom="0.035cm solid #000000" fo:background-color="#ccffcc"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94" style:family="table-cell" style:parent-style-name="Default" style:data-style-name="N8000">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95" style:family="table-cell" style:parent-style-name="Default" style:data-style-name="N8000">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96" style:family="table-cell" style:parent-style-name="Default" style:data-style-name="N8036">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6pt" fo:font-style="normal" fo:text-shadow="none" style:text-underline-style="none" fo:font-weight="normal" style:font-name-asian="ＭＳ ゴシック" style:font-size-asian="6pt" style:font-style-asian="normal" style:font-weight-asian="normal" style:font-size-complex="6pt" style:font-style-complex="normal" style:font-weight-complex="normal"/>
    </style:style>
    <style:style style:name="ce97" style:family="table-cell" style:parent-style-name="Default" style:data-style-name="N8036">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98" style:family="table-cell" style:parent-style-name="Default" style:data-style-name="N8124">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99" style:family="table-cell" style:parent-style-name="Default" style:data-style-name="N8100">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6pt" fo:font-style="normal" fo:text-shadow="none" style:text-underline-style="none" fo:font-weight="normal" style:font-name-asian="ＭＳ ゴシック" style:font-size-asian="6pt" style:font-style-asian="normal" style:font-weight-asian="normal" style:font-size-complex="6pt" style:font-style-complex="normal" style:font-weight-complex="normal"/>
    </style:style>
    <style:style style:name="ce100" style:family="table-cell" style:parent-style-name="Default" style:data-style-name="N8100">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1" style:family="table-cell" style:parent-style-name="Default" style:data-style-name="N8100">
      <style:table-cell-properties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102" style:family="table-cell" style:parent-style-name="Default" style:data-style-name="N8100">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bold" style:font-name-asian="ＭＳ ゴシック" style:font-size-asian="8pt" style:font-style-asian="normal" style:font-weight-asian="bold" style:font-size-complex="8pt" style:font-style-complex="normal" style:font-weight-complex="bold"/>
    </style:style>
    <style:style style:name="ce103" style:family="table-cell" style:parent-style-name="Default" style:data-style-name="N8100">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6pt" fo:font-style="normal" fo:text-shadow="none" style:text-underline-style="none" fo:font-weight="normal" style:font-name-asian="ＭＳ ゴシック" style:font-size-asian="6pt" style:font-style-asian="normal" style:font-weight-asian="normal" style:font-size-complex="6pt" style:font-style-complex="normal" style:font-weight-complex="normal"/>
    </style:style>
    <style:style style:name="ce104" style:family="table-cell" style:parent-style-name="Default" style:data-style-name="N8100">
      <style:table-cell-properties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5" style:family="table-cell" style:parent-style-name="Default" style:data-style-name="N8100">
      <style:table-cell-properties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6" style:family="table-cell" style:parent-style-name="Default" style:data-style-name="N8100">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7" style:family="table-cell" style:parent-style-name="Default" style:data-style-name="N8100">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8" style:family="table-cell" style:parent-style-name="Default" style:data-style-name="N8100">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9" style:family="table-cell" style:parent-style-name="Default" style:data-style-name="N8100">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0" style:family="table-cell" style:parent-style-name="Default" style:data-style-name="N8100">
      <style:table-cell-properties fo:background-color="#ffcc99"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1" style:family="table-cell" style:parent-style-name="Default" style:data-style-name="N8100">
      <style:table-cell-properties fo:border-bottom="none" fo:background-color="#ffcc99"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2" style:family="table-cell" style:parent-style-name="Default" style:data-style-name="N8100">
      <style:table-cell-properties fo:border-bottom="0.035cm solid #000000" fo:background-color="#ffcc99"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3" style:family="table-cell" style:parent-style-name="Default" style:data-style-name="N8100">
      <style:table-cell-properties fo:border-bottom="none" fo:background-color="#ffcc99"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4" style:family="table-cell" style:parent-style-name="Default" style:data-style-name="N8100">
      <style:table-cell-properties fo:border-bottom="none" fo:background-color="#ffcc99"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5" style:family="table-cell" style:parent-style-name="Default" style:data-style-name="N8100">
      <style:table-cell-properties fo:border-bottom="0.035cm solid #000000" fo:background-color="#ffcc99"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6" style:family="table-cell" style:parent-style-name="Default" style:data-style-name="N8100">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7" style:family="table-cell" style:parent-style-name="Default" style:data-style-name="N8100">
      <style:table-cell-properties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8" style:family="table-cell" style:parent-style-name="Default" style:data-style-name="N8100">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19" style:family="table-cell" style:parent-style-name="Default" style:data-style-name="N8100">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0" style:family="table-cell" style:parent-style-name="Default" style:data-style-name="N8100">
      <style:table-cell-properties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1" style:family="table-cell" style:parent-style-name="Default" style:data-style-name="N8100">
      <style:table-cell-properties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2" style:family="table-cell" style:parent-style-name="Default" style:data-style-name="N8100">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3" style:family="table-cell" style:parent-style-name="Default" style:data-style-name="N8100">
      <style:table-cell-properties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4" style:family="table-cell" style:parent-style-name="Default" style:data-style-name="N8100">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5" style:family="table-cell" style:parent-style-name="Default" style:data-style-name="N8100">
      <style:table-cell-properties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6" style:family="table-cell" style:parent-style-name="Default" style:data-style-name="N8100">
      <style:table-cell-properties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7" style:family="table-cell" style:parent-style-name="Default" style:data-style-name="N8100">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8" style:family="table-cell" style:parent-style-name="Default" style:data-style-name="N8100">
      <style:table-cell-properties fo:border-bottom="none"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29" style:family="table-cell" style:parent-style-name="Default" style:data-style-name="N8100">
      <style:table-cell-properties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0" style:family="table-cell" style:parent-style-name="Default" style:data-style-name="N8100">
      <style:table-cell-properties fo:border-bottom="non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1" style:family="table-cell" style:parent-style-name="Default" style:data-style-name="N8100">
      <style:table-cell-properties fo:border-bottom="non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2" style:family="table-cell" style:parent-style-name="Default" style:data-style-name="N8100">
      <style:table-cell-properties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3" style:family="table-cell" style:parent-style-name="Default" style:data-style-name="N8100">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ff0000" style:text-outline="false" style:text-line-through-style="none" style:font-name="ＭＳ ゴシック" fo:font-size="6pt" fo:font-style="normal" fo:text-shadow="none" style:text-underline-style="none" fo:font-weight="normal" style:font-name-asian="ＭＳ ゴシック" style:font-size-asian="6pt" style:font-style-asian="normal" style:font-weight-asian="normal" style:font-size-complex="6pt" style:font-style-complex="normal" style:font-weight-complex="normal"/>
    </style:style>
    <style:style style:name="ce134" style:family="table-cell" style:parent-style-name="Default" style:data-style-name="N8100">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ff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5" style:family="table-cell" style:parent-style-name="Default" style:data-style-name="N8000">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136" style:family="table-cell" style:parent-style-name="Default" style:data-style-name="N8000">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137" style:family="table-cell" style:parent-style-name="Default" style:data-style-name="N8000">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138" style:family="table-cell" style:parent-style-name="Default" style:data-style-name="N8000">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139" style:family="table-cell" style:parent-style-name="Default" style:data-style-name="N8000">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140" style:family="table-cell" style:parent-style-name="Default" style:data-style-name="N8036">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6pt" fo:font-style="normal" fo:text-shadow="none" style:text-underline-style="none" fo:font-weight="normal" style:font-name-asian="ＭＳ ゴシック" style:font-size-asian="6pt" style:font-style-asian="normal" style:font-weight-asian="normal" style:font-name-complex="Arial1" style:font-size-complex="6pt" style:font-style-complex="normal" style:font-weight-complex="normal"/>
    </style:style>
    <style:style style:name="ce141" style:family="table-cell" style:parent-style-name="Default" style:data-style-name="N8100">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gr1" style:family="graphic">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2" style:family="graphic">
      <style:graphic-properties draw:stroke="solid" svg:stroke-width="0.026cm" svg:stroke-color="#000000" draw:stroke-linejoin="miter" draw:fill="solid" draw:fill-color="#00ffff" draw:textarea-vertical-align="middle" draw:auto-grow-height="false" fo:min-height="0cm" fo:min-width="0cm" fo:padding-top="0cm" fo:padding-bottom="0cm" fo:padding-left="0.25cm" fo:padding-right="0cm" fo:wrap-option="wrap"/>
    </style:style>
    <style:style style:name="gr3" style:family="graphic">
      <style:graphic-properties draw:stroke="solid" svg:stroke-width="0.026cm" svg:stroke-color="#000000" draw:stroke-linejoin="miter" draw:fill="solid" draw:fill-color="#ffffff" draw:textarea-vertical-align="middle" draw:auto-grow-height="false" fo:min-height="0cm" fo:min-width="0cm" fo:padding-top="0cm" fo:padding-bottom="0cm" fo:padding-left="0.25cm" fo:padding-right="0cm" fo:wrap-option="wrap"/>
    </style:style>
    <style:style style:name="gr4" style:family="graphic">
      <style:graphic-properties draw:stroke="solid" svg:stroke-width="0.026cm" svg:stroke-color="#000000" draw:stroke-linejoin="miter" draw:fill="none" draw:auto-grow-height="false" fo:min-height="0cm" fo:min-width="0cm" fo:padding-top="0.125cm" fo:padding-bottom="0.125cm" fo:padding-left="0.25cm" fo:padding-right="0.25cm" fo:wrap-option="wrap"/>
    </style:style>
    <style:style style:name="gr5" style:family="graphic">
      <style:graphic-properties draw:stroke="solid" svg:stroke-width="0.026cm" svg:stroke-color="#000000" draw:stroke-linejoin="miter" draw:fill="solid" draw:fill-color="#ffffff" draw:textarea-vertical-align="top" draw:auto-grow-height="false" fo:min-height="0cm" fo:min-width="0cm" fo:padding-top="0.051cm" fo:padding-bottom="0cm" fo:padding-left="0.102cm" fo:padding-right="0cm" fo:wrap-option="wrap"/>
    </style:style>
    <style:style style:name="gr6" style:family="graphic">
      <style:graphic-properties draw:stroke="solid" svg:stroke-width="0cm" svg:stroke-color="#000000" draw:marker-start="線の終点_20_1" draw:marker-start-width="0.2cm" draw:marker-start-center="false" draw:stroke-linejoin="miter" draw:fill="solid" draw:fill-color="#ffffe1" draw:auto-grow-height="true" draw:auto-grow-width="false" fo:max-width="12cm" fo:min-height="1.777cm" fo:min-width="2.9cm" fo:padding-top="0.1cm" fo:padding-bottom="0.1cm" fo:padding-left="0.1cm" fo:padding-right="0.1cm" draw:shadow="hidden" draw:shadow-offset-x="0.1cm" draw:shadow-offset-y="0.1cm" draw:caption-escape-direction="auto"/>
    </style:style>
    <style:style style:name="P1" style:family="paragraph">
      <style:paragraph-properties fo:text-align="center"/>
      <style:text-properties fo:font-size="18pt"/>
    </style:style>
    <style:style style:name="P2" style:family="paragraph">
      <style:paragraph-properties fo:text-align="start" style:writing-mode="lr-tb"/>
      <style:text-properties fo:font-size="18pt"/>
    </style:style>
    <style:style style:name="P3" style:family="paragraph">
      <style:text-properties fo:font-size="18pt"/>
    </style:style>
    <style:style style:name="P4" style:family="paragraph">
      <style:paragraph-properties style:text-autospace="none" style:line-break="normal" style:writing-mode="page"/>
      <style:text-properties fo:color="#000000" style:text-outline="false" style:text-line-through-style="none" style:text-position="0% 100%" fo:font-family="宋体" style:font-pitch="variable" fo:font-size="9pt" fo:language="en" fo:country="US" fo:font-style="normal" fo:text-shadow="none" style:text-underline-style="none" fo:font-weight="normal" style:text-underline-mode="continuous" style:text-overline-mode="continuous" style:text-line-through-mode="continuous" style:font-family-asian="宋体" style:font-pitch-asian="variable" style:font-size-asian="9pt" style:language-asian="ja" style:country-asian="JP"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line-through-style="none" fo:font-family="'ＭＳ Ｐ明朝'" fo:font-size="11pt" fo:letter-spacing="normal" fo:font-style="normal" style:text-underline-style="none" fo:font-weight="normal" style:font-family-asian="'ＭＳ Ｐ明朝'" style:font-size-asian="11pt" style:font-style-asian="normal" style:font-weight-asian="normal" style:font-size-complex="11pt" style:font-style-complex="normal" style:font-weight-complex="normal"/>
    </style:style>
    <style:style style:name="T2" style:family="text">
      <style:text-properties fo:color="#000000" style:text-line-through-style="none" fo:font-family="'ＭＳ Ｐゴシック'" fo:font-size="11pt" fo:letter-spacing="normal" fo:font-style="normal" style:text-underline-style="none" fo:font-weight="bold" style:font-family-asian="'ＭＳ Ｐゴシック'" style:font-size-asian="11pt" style:font-style-asian="normal" style:font-weight-asian="bold" style:font-size-complex="11pt" style:font-style-complex="normal" style:font-weight-complex="bold"/>
    </style:style>
    <style:style style:name="T3" style:family="text">
      <style:text-properties fo:color="#000000" style:text-line-through-style="none" fo:font-family="'ＭＳ Ｐゴシック'" fo:font-size="11pt" fo:letter-spacing="normal" fo:font-style="normal" style:text-underline-style="none" fo:font-weight="normal" style:font-family-asian="'ＭＳ Ｐゴシック'"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7:.$Q$34])" table:allow-empty-cell="true" table:display-list="unsorted" table:base-cell-address="'固有テスト項目（P1）'.C7">
          <table:help-message table:display="true"/>
          <table:error-message table:message-type="stop" table:display="true"/>
        </table:content-validation>
        <table:content-validation table:name="val2" table:base-cell-address="'固有テスト項目（P1）'.H12">
          <table:help-message table:display="true"/>
          <table:error-message table:message-type="stop" table:display="true"/>
        </table:content-validation>
        <table:content-validation table:name="val3" table:condition="of:cell-content-is-in-list([.$Q$7:.$Q$34])" table:allow-empty-cell="true" table:display-list="unsorted" table:base-cell-address="'固有テスト項目（P2）'.C7">
          <table:help-message table:display="true"/>
          <table:error-message table:message-type="stop" table:display="true"/>
        </table:content-validation>
        <table:content-validation table:name="val4" table:condition="of:cell-content-is-in-list([.$Q$7:.$Q$34])" table:allow-empty-cell="true" table:display-list="unsorted" table:base-cell-address="'固有テスト項目（P3）'.C7">
          <table:help-message table:display="true"/>
          <table:error-message table:message-type="stop" table:display="true"/>
        </table:content-validation>
        <table:content-validation table:name="val5" table:condition="of:cell-content-is-in-list([.$Q$7:.$Q$34])" table:allow-empty-cell="true" table:display-list="unsorted" table:base-cell-address="'固有テスト項目（P4）'.C7">
          <table:help-message table:display="true"/>
          <table:error-message table:message-type="stop" table:display="true"/>
        </table:content-validation>
        <table:content-validation table:name="val6" table:condition="of:cell-content-is-in-list([.$S$5:.$S$9])" table:allow-empty-cell="true" table:display-list="unsorted" table:base-cell-address="'固有テスト項目（P4）'.H27">
          <table:help-message table:display="true"/>
          <table:error-message table:message-type="stop" table:display="true"/>
        </table:content-validation>
        <table:content-validation table:name="val7" table:condition="of:cell-content-is-in-list([.$Q$7:.$Q$34])" table:allow-empty-cell="true" table:display-list="unsorted" table:base-cell-address="'固有テスト項目（P5）'.C7">
          <table:help-message table:display="true"/>
          <table:error-message table:message-type="stop" table:display="true"/>
        </table:content-validation>
        <table:content-validation table:name="val8" table:condition="of:cell-content-is-in-list([.$S$5:.$S$9])" table:allow-empty-cell="true" table:display-list="unsorted" table:base-cell-address="'固有テスト項目（P5）'.H7">
          <table:help-message table:display="true"/>
          <table:error-message table:message-type="stop" table:display="true"/>
        </table:content-validation>
      </table:content-validations>
      <table:table table:name="変更履歴" table:style-name="ta1" table:print="false">
        <office:forms form:automatic-focus="false" form:apply-design-mode="false"/>
        <table:table-column table:style-name="co1" table:number-columns-repeated="96" table:default-cell-style-name="ce7"/>
        <table:table-column table:style-name="co2" table:default-cell-style-name="ce7"/>
        <table:table-column table:style-name="co3" table:default-cell-style-name="ce7"/>
        <table:table-column table:style-name="co2" table:number-columns-repeated="926" table:default-cell-style-name="ce7"/>
        <table:table-row table:style-name="ro1">
          <table:table-cell table:style-name="ce1" office:value-type="string" table:number-columns-spanned="30" table:number-rows-spanned="3">
            <text:p>変更履歴</text:p>
          </table:table-cell>
          <table:covered-table-cell table:number-columns-repeated="2" table:style-name="ce8"/>
          <table:covered-table-cell table:style-name="ce8">
            <draw:g table:end-cell-address="変更履歴.AK1" table:end-x="0.287cm" table:end-y="0.026cm" draw:z-index="1" draw:name="Group 2">
              <draw:line draw:name="Line 3" draw:style-name="gr1" draw:text-style-name="P1" svg:x1="10.667cm" svg:y1="0.016cm" svg:x2="10.668cm" svg:y2="0.016cm">
                <text:p/>
              </draw:line>
              <draw:custom-shape draw:name="Rectangle 4" draw:style-name="gr2" draw:text-style-name="P3" svg:width="0.001cm" svg:height="0.001cm" svg:x="0.075cm" svg:y="0cm">
                <text:p text:style-name="P2"><text:span text:style-name="T1">方式ガイドライン【システム開発設計ガイド】</text:span></text:p>
                <draw:enhanced-geometry svg:viewBox="0 0 21600 21600" draw:type="rectangle" draw:enhanced-path="M 0 0 L 21600 0 21600 21600 0 21600 0 0 Z N"/>
              </draw:custom-shape>
              <draw:line draw:name="Line 5" draw:style-name="gr1" draw:text-style-name="P1" svg:x1="10.667cm" svg:y1="0.023cm" svg:x2="10.668cm" svg:y2="0.023cm">
                <text:p/>
              </draw:line>
              <draw:custom-shape draw:name="Rectangle 6" draw:style-name="gr3" draw:text-style-name="P3" svg:width="0.001cm" svg:height="0.001cm" svg:x="0.075cm" svg:y="0cm">
                <text:p text:style-name="P2"><text:span text:style-name="T1">標準設計書</text:span></text:p>
                <draw:enhanced-geometry svg:viewBox="0 0 21600 21600" draw:type="rectangle" draw:enhanced-path="M 0 0 L 21600 0 21600 21600 0 21600 0 0 Z N"/>
              </draw:custom-shape>
              <draw:line draw:name="Line 7" draw:style-name="gr1" draw:text-style-name="P1" svg:x1="10.667cm" svg:y1="0.019cm" svg:x2="10.668cm" svg:y2="0.019cm">
                <text:p/>
              </draw:line>
              <draw:custom-shape draw:name="Rectangle 8" draw:style-name="gr3" draw:text-style-name="P3" svg:width="0.001cm" svg:height="0.001cm" svg:x="0.075cm" svg:y="0cm">
                <text:p text:style-name="P2"><text:span text:style-name="T1">方式ガイドライン【ブロック設計ガイド】</text:span></text:p>
                <draw:enhanced-geometry svg:viewBox="0 0 21600 21600" draw:type="rectangle" draw:enhanced-path="M 0 0 L 21600 0 21600 21600 0 21600 0 0 Z N"/>
              </draw:custom-shape>
              <draw:line draw:name="Line 9" draw:style-name="gr1" draw:text-style-name="P1" svg:x1="10.667cm" svg:y1="0.013cm" svg:x2="10.667cm" svg:y2="0.026cm">
                <text:p/>
              </draw:line>
              <draw:custom-shape draw:name="Rectangle 10" draw:style-name="gr3" draw:text-style-name="P3" svg:width="0.001cm" svg:height="0.001cm" svg:x="0.075cm" svg:y="0cm">
                <text:p text:style-name="P2"><text:span text:style-name="T1">大規模システム方式ガイドライン</text:span></text:p>
                <draw:enhanced-geometry svg:viewBox="0 0 21600 21600" draw:type="rectangle" draw:enhanced-path="M 0 0 L 21600 0 21600 21600 0 21600 0 0 Z N"/>
              </draw:custom-shape>
              <draw:line draw:name="Line 11" draw:style-name="gr1" draw:text-style-name="P1" svg:x1="10.667cm" svg:y1="0.026cm" svg:x2="10.668cm" svg:y2="0.026cm">
                <text:p/>
              </draw:line>
              <draw:custom-shape draw:name="Rectangle 12" draw:style-name="gr3" draw:text-style-name="P3" svg:width="0.001cm" svg:height="0.001cm" svg:x="0.075cm" svg:y="0cm">
                <text:p text:style-name="P2"><text:span text:style-name="T1">方式チェックシート、ノウハウ集</text:span></text:p>
                <draw:enhanced-geometry svg:viewBox="0 0 21600 21600" draw:type="rectangle" draw:enhanced-path="M 0 0 L 21600 0 21600 21600 0 21600 0 0 Z N"/>
              </draw:custom-shape>
            </draw:g>
          </table:covered-table-cell>
          <table:covered-table-cell table:number-columns-repeated="8" table:style-name="ce8"/>
          <table:covered-table-cell table:style-name="ce8">
            <draw:custom-shape table:end-cell-address="変更履歴.BX1" table:end-x="0.074cm" table:end-y="0.025cm" draw:z-index="0" draw:name="Rectangle 1" draw:style-name="gr4" draw:text-style-name="P3" svg:width="19.816cm" svg:height="0.025cm" svg:x="0.075cm" svg:y="0cm">
              <text:p/>
              <draw:enhanced-geometry svg:viewBox="0 0 21600 21600" draw:type="rectangle" draw:enhanced-path="M 0 0 L 21600 0 21600 21600 0 21600 0 0 Z N"/>
            </draw:custom-shape>
          </table:covered-table-cell>
          <table:covered-table-cell table:number-columns-repeated="16" table:style-name="ce8"/>
          <table:covered-table-cell table:style-name="ce20"/>
          <table:table-cell table:style-name="ce23" office:value-type="string" table:number-columns-spanned="23" table:number-rows-spanned="1">
            <text:p>アプリ名</text:p>
          </table:table-cell>
          <table:covered-table-cell table:number-columns-repeated="22" table:style-name="ce23"/>
          <table:table-cell table:style-name="ce23" office:value-type="string" table:number-columns-spanned="23" table:number-rows-spanned="1">
            <text:p>パッケージ名</text:p>
          </table:table-cell>
          <table:covered-table-cell table:number-columns-repeated="16" table:style-name="ce23"/>
          <table:covered-table-cell table:style-name="ce23">
            <draw:custom-shape table:end-cell-address="変更履歴.CR1" table:end-x="0.286cm" table:end-y="0.025cm" draw:z-index="2" draw:name="AutoShape 13" draw:style-name="gr5" draw:text-style-name="P3" svg:width="8.045cm" svg:height="0.025cm" svg:x="0.105cm" svg:y="0cm">
              <text:p text:style-name="P2"><text:span text:style-name="T2">＜大規模システム方式ガイドライン＞</text:span></text:p>
              <text:p text:style-name="P2"><text:span text:style-name="T3">・システム開発設計ガイド</text:span></text:p>
              <text:p text:style-name="P2"><text:span text:style-name="T3">・ブロック設計ガイド</text:span><text:span text:style-name="T2">＜保＞</text:span></text:p>
              <text:p text:style-name="P2"><text:span text:style-name="T3">・ワークシート</text:span></text:p>
              <text:p text:style-name="P2"><text:span text:style-name="T3">・標準設計書</text:span><text:span text:style-name="T2">＜保＞</text:span></text:p>
              <text:p text:style-name="P2"><text:span text:style-name="T3">--------------</text:span></text:p>
              <text:p text:style-name="P2"><text:span text:style-name="T3">・方式チェックシート　ノウハウ集</text:span></text:p>
              <text:p text:style-name="P2"><text:span text:style-name="T3">・標準ドキュメント（雛形）</text:span></text:p>
              <text:p text:style-name="P2"><text:span text:style-name="T3">・事例</text:span></text:p>
              <text:p text:style-name="P2"><text:span text:style-name="T3">･大規模業務開発エンジニアリング概説書</text:span></text:p>
              <draw:enhanced-geometry svg:viewBox="0 0 21600 21600" draw:text-areas="800 800 20800 20800" draw:type="round-rectangular-callout" draw:modifiers="-93694 195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covered-table-cell>
          <table:covered-table-cell table:number-columns-repeated="5" table:style-name="ce23"/>
          <table:table-cell table:style-name="ce23" office:value-type="string" table:number-columns-spanned="6" table:number-rows-spanned="1">
            <text:p>版数</text:p>
          </table:table-cell>
          <table:covered-table-cell table:number-columns-repeated="5" table:style-name="ce23"/>
          <table:table-cell table:style-name="ce31" office:value-type="string" table:number-columns-spanned="7" table:number-rows-spanned="1">
            <text:p>作成日</text:p>
          </table:table-cell>
          <table:covered-table-cell table:number-columns-repeated="6" table:style-name="ce31"/>
          <table:table-cell table:style-name="ce40" office:value-type="string" table:number-columns-spanned="7" table:number-rows-spanned="1">
            <text:p>作成者</text:p>
          </table:table-cell>
          <table:covered-table-cell table:number-columns-repeated="6" table:style-name="ce40"/>
          <table:table-cell table:style-name="ce42"/>
          <table:table-cell table:style-name="ce44"/>
          <table:table-cell table:style-name="ce42" table:number-columns-repeated="926"/>
        </table:table-row>
        <table:table-row table:style-name="ro1">
          <table:covered-table-cell table:style-name="ce2"/>
          <table:covered-table-cell table:number-columns-repeated="28" table:style-name="ce9"/>
          <table:covered-table-cell table:style-name="ce21"/>
          <table:table-cell table:style-name="ce24" office:value-type="string" table:number-columns-spanned="23" table:number-rows-spanned="2">
            <text:p>3秒で〇〇</text:p>
          </table:table-cell>
          <table:covered-table-cell table:number-columns-repeated="22" table:style-name="ce24"/>
          <table:table-cell table:style-name="ce24" office:value-type="string" table:number-columns-spanned="23" table:number-rows-spanned="2">
            <text:p>com.bizan.mobile10.marumaru</text:p>
          </table:table-cell>
          <table:covered-table-cell table:number-columns-repeated="22" table:style-name="ce24"/>
          <table:table-cell table:style-name="ce29" office:value-type="string" table:number-columns-spanned="6" table:number-rows-spanned="1">
            <text:p>初版</text:p>
          </table:table-cell>
          <table:covered-table-cell table:number-columns-repeated="5" table:style-name="ce29"/>
          <table:table-cell table:style-name="ce32" table:formula="of:=IF([.$D$6]=&quot;&quot;;&quot;&quot;;[.D6])" office:value-type="string" office:string-value="2016/2/3" table:number-columns-spanned="7" table:number-rows-spanned="1">
            <text:p>2016/2/3</text:p>
          </table:table-cell>
          <table:covered-table-cell table:number-columns-repeated="5" table:style-name="ce35"/>
          <table:covered-table-cell table:style-name="ce39"/>
          <table:table-cell table:style-name="ce41" table:formula="of:=IF([.K6]=&quot;&quot;;&quot;&quot;;[.$K$6])" office:value-type="string" office:string-value="男班" table:number-columns-spanned="7" table:number-rows-spanned="1">
            <text:p>男班</text:p>
          </table:table-cell>
          <table:covered-table-cell table:number-columns-repeated="6" table:style-name="ce41"/>
          <table:table-cell table:number-columns-repeated="22"/>
          <table:table-cell table:style-name="ce42" table:number-columns-repeated="906"/>
        </table:table-row>
        <table:table-row table:style-name="ro1">
          <table:covered-table-cell table:style-name="ce3"/>
          <table:covered-table-cell table:number-columns-repeated="28" table:style-name="ce10"/>
          <table:covered-table-cell table:style-name="ce22"/>
          <table:covered-table-cell table:number-columns-repeated="46" table:style-name="ce24"/>
          <table:table-cell table:style-name="ce29" office:value-type="string" table:number-columns-spanned="6" table:number-rows-spanned="1">
            <text:p>第1.0版</text:p>
          </table:table-cell>
          <table:covered-table-cell table:number-columns-repeated="5" table:style-name="ce29"/>
          <table:table-cell table:style-name="ce33" table:number-columns-spanned="7" table:number-rows-spanned="1"/>
          <table:covered-table-cell table:number-columns-repeated="6" table:style-name="ce33"/>
          <table:table-cell table:style-name="ce41" table:number-columns-spanned="7" table:number-rows-spanned="1"/>
          <table:covered-table-cell table:number-columns-repeated="6" table:style-name="ce41"/>
          <table:table-cell table:number-columns-repeated="22"/>
          <table:table-cell table:style-name="ce42" table:number-columns-repeated="906"/>
        </table:table-row>
        <table:table-row table:style-name="ro1">
          <table:table-cell table:style-name="ce4" table:number-columns-repeated="15"/>
          <table:table-cell table:style-name="ce15" table:number-columns-repeated="64"/>
          <table:table-cell table:style-name="ce30" table:number-columns-repeated="5"/>
          <table:table-cell table:style-name="ce38" table:number-columns-repeated="12"/>
          <table:table-cell table:number-columns-repeated="22"/>
          <table:table-cell table:style-name="ce42" table:number-columns-repeated="906"/>
        </table:table-row>
        <table:table-row table:style-name="ro1">
          <table:table-cell table:style-name="ce5" office:value-type="string" table:number-columns-spanned="3" table:number-rows-spanned="1">
            <text:p>No</text:p>
          </table:table-cell>
          <table:covered-table-cell table:style-name="ce11"/>
          <table:covered-table-cell table:style-name="ce5"/>
          <table:table-cell table:style-name="ce11" office:value-type="string" table:number-columns-spanned="7" table:number-rows-spanned="1">
            <text:p>変更日</text:p>
          </table:table-cell>
          <table:covered-table-cell table:number-columns-repeated="6" table:style-name="ce11"/>
          <table:table-cell table:style-name="ce14" office:value-type="string" table:number-columns-spanned="7" table:number-rows-spanned="1">
            <text:p>変更者</text:p>
          </table:table-cell>
          <table:covered-table-cell table:number-columns-repeated="5" table:style-name="ce11"/>
          <table:covered-table-cell table:style-name="ce5"/>
          <table:table-cell table:style-name="ce16" office:value-type="string" table:number-columns-spanned="15" table:number-rows-spanned="1">
            <text:p>変更箇所</text:p>
          </table:table-cell>
          <table:covered-table-cell table:number-columns-repeated="13" table:style-name="ce18"/>
          <table:covered-table-cell table:style-name="ce25"/>
          <table:table-cell table:style-name="ce27" office:value-type="string" table:number-columns-spanned="51" table:number-rows-spanned="1">
            <text:p>変更内容</text:p>
          </table:table-cell>
          <table:covered-table-cell table:number-columns-repeated="49" table:style-name="ce28"/>
          <table:covered-table-cell table:style-name="ce34"/>
          <table:table-cell table:style-name="ce36" office:value-type="string" table:number-columns-spanned="13" table:number-rows-spanned="1">
            <text:p>備考</text:p>
          </table:table-cell>
          <table:covered-table-cell table:number-columns-repeated="12" table:style-name="ce36"/>
          <table:table-cell table:style-name="ce43" table:number-columns-repeated="928"/>
        </table:table-row>
        <table:table-row table:style-name="ro1">
          <table:table-cell table:style-name="ce6" office:value-type="string" table:number-columns-spanned="3" table:number-rows-spanned="1">
            <text:p>001</text:p>
          </table:table-cell>
          <table:covered-table-cell table:style-name="ce12"/>
          <table:covered-table-cell table:style-name="ce13"/>
          <table:table-cell table:style-name="ce6" office:value-type="string" table:number-columns-spanned="7" table:number-rows-spanned="1">
            <text:p>2016/2/3</text:p>
          </table:table-cell>
          <table:covered-table-cell table:number-columns-repeated="5" table:style-name="ce12"/>
          <table:covered-table-cell table:style-name="ce13"/>
          <table:table-cell table:style-name="ce6" office:value-type="string" table:number-columns-spanned="7" table:number-rows-spanned="1">
            <text:p>男班</text:p>
          </table:table-cell>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office:value-type="string" table:number-columns-spanned="51" table:number-rows-spanned="1">
            <text:p>初版作成</text:p>
          </table:table-cell>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style-name="ce43"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style-name="ce43"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style-name="ce43"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style-name="ce43"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style-name="ce43"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style-name="ce43"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table-cell table:style-name="ce6" table:number-columns-spanned="3" table:number-rows-spanned="1"/>
          <table:covered-table-cell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6" table:number-columns-spanned="7" table:number-rows-spanned="1"/>
          <table:covered-table-cell table:number-columns-repeated="5" table:style-name="ce12"/>
          <table:covered-table-cell table:style-name="ce13"/>
          <table:table-cell table:style-name="ce17" table:number-columns-spanned="15" table:number-rows-spanned="1"/>
          <table:covered-table-cell table:number-columns-repeated="13" table:style-name="ce19"/>
          <table:covered-table-cell table:style-name="ce26"/>
          <table:table-cell table:style-name="ce17" table:number-columns-spanned="51" table:number-rows-spanned="1"/>
          <table:covered-table-cell table:number-columns-repeated="49" table:style-name="ce19"/>
          <table:covered-table-cell table:style-name="ce26"/>
          <table:table-cell table:style-name="ce37" table:number-columns-spanned="13" table:number-rows-spanned="1"/>
          <table:covered-table-cell table:number-columns-repeated="11" table:style-name="ce19"/>
          <table:covered-table-cell table:style-name="ce26"/>
          <table:table-cell table:number-columns-repeated="928"/>
        </table:table-row>
        <table:table-row table:style-name="ro1" table:number-rows-repeated="1048532">
          <table:table-cell table:number-columns-repeated="1024"/>
        </table:table-row>
        <table:table-row table:style-name="ro1">
          <table:table-cell table:number-columns-repeated="1024"/>
        </table:table-row>
        <table:named-expressions>
          <table:named-expression table:name="wrn.月例報告." table:base-cell-address="$変更履歴.$A$1" table:expression="{&quot;月例報告&quot;;#N/A,FALSE,&quot;STB&quot;}}"/>
        </table:named-expressions>
      </table:table>
      <table:table table:name="固有テスト項目（例）" table:style-name="ta2" table:print="false">
        <table:table-column table:style-name="co4" table:default-cell-style-name="ce48"/>
        <table:table-column table:style-name="co5" table:default-cell-style-name="ce55"/>
        <table:table-column table:style-name="co6" table:default-cell-style-name="ce55"/>
        <table:table-column table:style-name="co7" table:default-cell-style-name="ce65"/>
        <table:table-column table:style-name="co8" table:default-cell-style-name="ce55"/>
        <table:table-column table:style-name="co9" table:number-columns-repeated="2" table:default-cell-style-name="ce55"/>
        <table:table-column table:style-name="co10" table:default-cell-style-name="ce55"/>
        <table:table-column table:style-name="co11" table:default-cell-style-name="ce55"/>
        <table:table-column table:style-name="co12" table:default-cell-style-name="ce55"/>
        <table:table-column table:style-name="co13" table:default-cell-style-name="ce55"/>
        <table:table-column table:style-name="co14" table:number-columns-repeated="2" table:default-cell-style-name="ce55"/>
        <table:table-column table:style-name="co15" table:default-cell-style-name="ce55"/>
        <table:table-column table:style-name="co16" table:default-cell-style-name="ce55"/>
        <table:table-column table:style-name="co17" table:default-cell-style-name="ce55"/>
        <table:table-column table:style-name="co2" table:number-columns-repeated="3" table:default-cell-style-name="ce55"/>
        <table:table-column table:style-name="co18" table:default-cell-style-name="ce55"/>
        <table:table-column table:style-name="co19" table:default-cell-style-name="ce55"/>
        <table:table-column table:style-name="co20" table:default-cell-style-name="ce55"/>
        <table:table-column table:style-name="co21" table:default-cell-style-name="ce55"/>
        <table:table-column table:style-name="co22" table:default-cell-style-name="ce55"/>
        <table:table-column table:style-name="co2" table:default-cell-style-name="ce55"/>
        <table:table-column table:style-name="co23" table:default-cell-style-name="ce55"/>
        <table:table-column table:style-name="co2" table:number-columns-repeated="998" table:default-cell-style-name="ce55"/>
        <table:table-row table:style-name="ro1">
          <table:table-cell table:style-name="ce45" office:value-type="string" table:number-columns-spanned="4" table:number-rows-spanned="3">
            <text:p>プログラムテスト仕様書 兼 </text:p>
            <text:p>成績書（固有確認テスト項目）</text:p>
          </table:table-cell>
          <table:covered-table-cell table:number-columns-repeated="2" table:style-name="ce52"/>
          <table:covered-table-cell table:style-name="ce62"/>
          <table:table-cell table:style-name="ce70" office:value-type="string" table:number-columns-spanned="2" table:number-rows-spanned="1">
            <text:p>システム名</text:p>
          </table:table-cell>
          <table:covered-table-cell table:style-name="ce77"/>
          <table:table-cell table:style-name="ce70" office:value-type="string">
            <text:p>ページNo.</text:p>
          </table:table-cell>
          <table:table-cell table:style-name="ce77" office:value-type="string" table:number-columns-spanned="3" table:number-rows-spanned="1">
            <text:p>概要</text:p>
          </table:table-cell>
          <table:covered-table-cell table:style-name="ce93"/>
          <table:covered-table-cell table:style-name="ce77"/>
          <table:table-cell table:style-name="ce70" office:value-type="string">
            <text:p>版数</text:p>
          </table:table-cell>
          <table:table-cell table:style-name="ce70" office:value-type="string" table:number-columns-spanned="2" table:number-rows-spanned="1">
            <text:p>作成日</text:p>
          </table:table-cell>
          <table:covered-table-cell table:style-name="ce77"/>
          <table:table-cell table:style-name="ce70" office:value-type="string" table:number-columns-spanned="2" table:number-rows-spanned="1">
            <text:p>作成者</text:p>
          </table:table-cell>
          <table:covered-table-cell table:style-name="ce77"/>
          <table:table-cell table:number-columns-repeated="1009"/>
        </table:table-row>
        <table:table-row table:style-name="ro1">
          <table:covered-table-cell table:style-name="ce46"/>
          <table:covered-table-cell table:number-columns-repeated="2" table:style-name="ce53"/>
          <table:covered-table-cell table:style-name="ce63"/>
          <table:table-cell table:style-name="ce71" table:formula="of:=[$変更履歴.AE2]" office:value-type="string" office:string-value="3秒で〇〇" table:number-columns-spanned="2" table:number-rows-spanned="2">
            <text:p>3秒で〇〇</text:p>
          </table:table-cell>
          <table:covered-table-cell table:style-name="ce78"/>
          <table:table-cell table:style-name="ce71" office:value-type="string" table:number-columns-spanned="1" table:number-rows-spanned="2">
            <text:p>例</text:p>
          </table:table-cell>
          <table:table-cell table:style-name="ce90" office:value-type="string" table:number-columns-spanned="3" table:number-rows-spanned="2">
            <text:p>記入例</text:p>
          </table:table-cell>
          <table:covered-table-cell table:style-name="ce94"/>
          <table:covered-table-cell table:style-name="ce78"/>
          <table:table-cell table:style-name="ce95" table:formula="of:=IF([$変更履歴.BY2]=&quot;&quot;;&quot;&quot;;[$変更履歴.BY2])" office:value-type="string" office:string-value="初版">
            <text:p>初版</text:p>
          </table:table-cell>
          <table:table-cell table:style-name="ce97" table:formula="of:=IF([$変更履歴.CE2]=&quot;&quot;;&quot;&quot;;[$変更履歴.CE2])" office:value-type="string" office:string-value="2016/2/3" table:number-columns-spanned="2" table:number-rows-spanned="1">
            <text:p>2016/2/3</text:p>
          </table:table-cell>
          <table:covered-table-cell table:style-name="ce90"/>
          <table:table-cell table:style-name="ce98" table:formula="of:=IF([$変更履歴.CL2]=&quot;&quot;;&quot;&quot;;[$変更履歴.CL2])" office:value-type="string" office:string-value="男班" table:number-columns-spanned="2" table:number-rows-spanned="1">
            <text:p>男班</text:p>
          </table:table-cell>
          <table:covered-table-cell table:style-name="ce90"/>
          <table:table-cell table:number-columns-repeated="1009"/>
        </table:table-row>
        <table:table-row table:style-name="ro1">
          <table:covered-table-cell table:style-name="ce47"/>
          <table:covered-table-cell table:number-columns-repeated="2" table:style-name="ce54"/>
          <table:covered-table-cell table:style-name="ce64"/>
          <table:covered-table-cell table:style-name="ce72"/>
          <table:covered-table-cell table:style-name="ce79"/>
          <table:covered-table-cell table:style-name="ce85"/>
          <table:covered-table-cell table:number-columns-repeated="2" table:style-name="ce91"/>
          <table:covered-table-cell table:style-name="ce79"/>
          <table:table-cell table:style-name="ce95" table:formula="of:=IF([$変更履歴.BY3]=&quot;&quot;;&quot;&quot;;[$変更履歴.BY3])" office:value-type="string" office:string-value="第1.0版">
            <text:p>第1.0版</text:p>
          </table:table-cell>
          <table:table-cell table:style-name="ce71" table:formula="of:=IF([$変更履歴.CE3]=&quot;&quot;;&quot;&quot;;[$変更履歴.CE3])" table:number-columns-spanned="2" table:number-rows-spanned="1">
            <text:p/>
          </table:table-cell>
          <table:covered-table-cell table:style-name="ce90"/>
          <table:table-cell table:style-name="ce71" table:formula="of:=IF([$変更履歴.CL3]=&quot;&quot;;&quot;&quot;;[$変更履歴.CL3])" table:number-columns-spanned="2" table:number-rows-spanned="1">
            <text:p/>
          </table:table-cell>
          <table:covered-table-cell table:style-name="ce90"/>
          <table:table-cell table:number-columns-repeated="1009"/>
        </table:table-row>
        <table:table-row table:style-name="ro2">
          <table:table-cell table:number-columns-repeated="1024"/>
        </table:table-row>
        <table:table-row table:style-name="ro1">
          <table:table-cell table:style-name="ce49"/>
          <table:table-cell table:style-name="ce56" table:number-columns-repeated="4"/>
          <table:table-cell table:style-name="ce80" office:value-type="string">
            <text:p>合計ﾃｽﾄ件数：</text:p>
          </table:table-cell>
          <table:table-cell table:style-name="ce80"/>
          <table:table-cell table:style-name="ce92" table:formula="of:=SUM([.H7:.H80])" office:value-type="float" office:value="14">
            <text:p>14</text:p>
          </table:table-cell>
          <table:table-cell table:style-name="ce56" table:number-columns-repeated="7"/>
          <table:table-cell table:style-name="ce101" table:number-columns-repeated="2"/>
          <table:table-cell table:style-name="ce104" table:number-columns-repeated="3"/>
          <table:table-cell table:style-name="ce101"/>
          <table:table-cell table:style-name="ce105"/>
          <table:table-cell table:style-name="ce49" table:number-columns-repeated="3"/>
          <table:table-cell table:number-columns-repeated="999"/>
        </table:table-row>
        <table:table-row table:style-name="ro3">
          <table:table-cell table:style-name="ce50" office:value-type="string">
            <text:p>No.</text:p>
          </table:table-cell>
          <table:table-cell table:style-name="ce50" office:value-type="string">
            <text:p>カテゴリ</text:p>
          </table:table-cell>
          <table:table-cell table:style-name="ce50" office:value-type="string">
            <office:annotation draw:style-name="gr6" draw:text-style-name="P4" svg:width="4.984cm" svg:height="1.977cm" svg:x="4.554cm" svg:y="2.137cm" draw:caption-point-x="-0.482cm" draw:caption-point-y="0.324cm">
              <dc:date>2016-02-08T00:00:00</dc:date>
              <text:p text:style-name="P4">・画面表示</text:p>
              <text:p text:style-name="P4">・DB更新</text:p>
              <text:p text:style-name="P4">・帳票表示</text:p>
            </office:annotation>
            <text:p>テスト分類</text:p>
          </table:table-cell>
          <table:table-cell table:style-name="ce66" office:value-type="string" table:number-columns-spanned="2" table:number-rows-spanned="1">
            <text:p>テスト項目</text:p>
          </table:table-cell>
          <table:covered-table-cell table:style-name="ce73"/>
          <table:table-cell table:style-name="ce50" office:value-type="string" table:number-columns-spanned="2" table:number-rows-spanned="1">
            <text:p>予想結果</text:p>
          </table:table-cell>
          <table:covered-table-cell table:style-name="ce86"/>
          <table:table-cell table:style-name="ce50" office:value-type="string">
            <text:p>ﾃｽﾄ件数</text:p>
          </table:table-cell>
          <table:table-cell table:style-name="ce50" office:value-type="string">
            <text:p>担当者</text:p>
          </table:table-cell>
          <table:table-cell table:style-name="ce50" office:value-type="string">
            <text:p>回</text:p>
          </table:table-cell>
          <table:table-cell table:style-name="ce50" office:value-type="string">
            <text:p>実施日</text:p>
          </table:table-cell>
          <table:table-cell table:style-name="ce66" office:value-type="string">
            <text:p>テスト</text:p>
            <text:p>結果</text:p>
          </table:table-cell>
          <table:table-cell table:style-name="ce50" office:value-type="string">
            <text:p>完了日</text:p>
          </table:table-cell>
          <table:table-cell table:style-name="ce50" office:value-type="string" table:number-columns-spanned="2" table:number-rows-spanned="1">
            <text:p>備考</text:p>
          </table:table-cell>
          <table:covered-table-cell table:style-name="ce50"/>
          <table:table-cell table:style-name="ce102" table:number-columns-repeated="1009"/>
        </table:table-row>
        <table:table-row table:style-name="ro4">
          <table:table-cell table:style-name="ce51" office:value-type="float" office:value="1" table:number-columns-spanned="1" table:number-rows-spanned="5">
            <text:p>1</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画面レイアウトがUI仕様書の通りになっているか。</text:p>
            <text:p>コントロールの表示・非表示。位置。</text:p>
          </table:table-cell>
          <table:covered-table-cell table:style-name="ce74"/>
          <table:table-cell table:style-name="ce81" office:value-type="string" table:number-columns-spanned="2" table:number-rows-spanned="5">
            <text:p>左記確認。</text:p>
            <text:p>buttonの名前が違う「戻る」--&gt;「閉じる」</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office:value-type="float" office:value="2">
            <text:p>2</text:p>
          </table:table-cell>
          <table:table-cell table:style-name="ce96" office:value-type="date" office:date-value="2010-04-09">
            <text:p>2010/04/09</text:p>
          </table:table-cell>
          <table:table-cell table:style-name="ce51" office:value-type="string">
            <text:p>○</text:p>
          </table:table-cell>
          <table:table-cell table:style-name="ce51"/>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2" table:number-columns-spanned="1" table:number-rows-spanned="5">
            <text:p>2</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最初へ,　前へ, 次へ, 最後へ LinkボタンをクリックするとGridViewのページが正しく切り替わ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3" table:number-columns-spanned="1" table:number-rows-spanned="5">
            <text:p>3</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1頁の表示数コンボで選択した時GridViewに指定されたデータ行数が変更されるか？</text:p>
            <text:p>またGridViewのページ番号が正しく表示され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5">
          <table:covered-table-cell table:style-name="ce51"/>
          <table:covered-table-cell table:style-name="ce58"/>
          <table:covered-table-cell table:style-name="ce59"/>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4" table:number-columns-spanned="1" table:number-rows-spanned="5">
            <text:p>4</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新規登録ボタンを押すが新規登録モードで表示され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5" table:number-columns-spanned="1" table:number-rows-spanned="5">
            <text:p>5</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GridViewの編集ボタンをクリックすると　編集画面が編集モードで表示され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59"/>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6" table:number-columns-spanned="1" table:number-rows-spanned="5">
            <text:p>6</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GridViewの削除ボタンをクリックすると選択メッセージが表示されて、「はい」をクリックすると削除が実行されて、「いいえ」をクリックすると選択メッセージが非表示され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7" table:number-columns-spanned="1" table:number-rows-spanned="5">
            <text:p>7</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新規モードの画面からキャンセル でこの画面に戻った時、GridViewのページ位置と表示数コンボが新規画面を開いたときの状態に復元されてい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6">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8" table:number-columns-spanned="1" table:number-rows-spanned="5">
            <text:p>8</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GricViewの削除クリックで既に使用中のデータを削除しようとした時 警告メッセージが表示されて削除中止され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9" table:number-columns-spanned="1" table:number-rows-spanned="5">
            <text:p>9</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新規モードの画面で登録完了後に一覧画面へ戻った時、GridViewのページ位置は最終ページが表示されてい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0" table:number-columns-spanned="1" table:number-rows-spanned="5">
            <text:p>10</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検索ボタンをクリックすると入力・選択した検索条件にあわせてGridView表示更新が実行されて、表示されたデータが検索条件に一致す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1" table:number-columns-spanned="1" table:number-rows-spanned="5">
            <text:p>11</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閉じるボタンをクリックするとこの画面が閉じられてマスタメンテナンス画面へ遷移す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2" table:number-columns-spanned="1" table:number-rows-spanned="5">
            <text:p>12</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検索ボタンをクリックすると入力・選択した検索条件にあわせてGridView表示更新が実行されて、表示されたデータが検索条件に一致す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3" table:number-columns-spanned="1" table:number-rows-spanned="5">
            <text:p>13</text:p>
          </table:table-cell>
          <table:table-cell table:style-name="ce57" office:value-type="string" table:number-columns-spanned="1" table:number-rows-spanned="5">
            <text:p>正常系</text:p>
          </table:table-cell>
          <table:table-cell table:style-name="ce59" office:value-type="string" table:number-columns-spanned="1" table:number-rows-spanned="5">
            <text:p>画面表示</text:p>
          </table:table-cell>
          <table:table-cell table:style-name="ce67" office:value-type="string" table:number-columns-spanned="2" table:number-rows-spanned="5">
            <text:p>表示順の項目がある場合は、GridViewの表示順序は 編集画面で入力した表示順で並んでい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4" table:number-columns-spanned="1" table:number-rows-spanned="5">
            <text:p>14</text:p>
          </table:table-cell>
          <table:table-cell table:style-name="ce57" office:value-type="string" table:number-columns-spanned="1" table:number-rows-spanned="5">
            <text:p>正常系</text:p>
          </table:table-cell>
          <table:table-cell table:style-name="ce59" office:value-type="string" table:number-columns-spanned="1" table:number-rows-spanned="5">
            <text:p>DB更新</text:p>
          </table:table-cell>
          <table:table-cell table:style-name="ce67" office:value-type="string" table:number-columns-spanned="2" table:number-rows-spanned="5">
            <text:p>GridView上の削除ボタンをクリックして、削除選択メッセージ上で「はい」をクリックした時、データが削除されてGridViewから1行消えるか？</text:p>
          </table:table-cell>
          <table:covered-table-cell table:style-name="ce74"/>
          <table:table-cell table:style-name="ce84" office:value-type="string" table:number-columns-spanned="2" table:number-rows-spanned="5">
            <text:p>左記確認。</text:p>
          </table:table-cell>
          <table:covered-table-cell table:style-name="ce87"/>
          <table:table-cell table:style-name="ce59" office:value-type="float" office:value="1" table:number-columns-spanned="1" table:number-rows-spanned="5">
            <text:p>1</text:p>
          </table:table-cell>
          <table:table-cell table:style-name="ce57" table:number-columns-spanned="1" table:number-rows-spanned="5"/>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5" table:number-columns-spanned="1" table:number-rows-spanned="5">
            <text:p>15</text:p>
          </table:table-cell>
          <table:table-cell table:style-name="ce57" table:number-columns-spanned="1" table:number-rows-spanned="5"/>
          <table:table-cell table:style-name="ce59" table:number-columns-spanned="1" table:number-rows-spanned="5"/>
          <table:table-cell table:style-name="ce67" table:number-columns-spanned="2" table:number-rows-spanned="5"/>
          <table:covered-table-cell table:style-name="ce74"/>
          <table:table-cell table:style-name="ce84" table:number-columns-spanned="2" table:number-rows-spanned="5"/>
          <table:covered-table-cell table:style-name="ce87"/>
          <table:table-cell table:style-name="ce59" table:number-columns-spanned="1" table:number-rows-spanned="5"/>
          <table:table-cell table:style-name="ce57" table:number-columns-spanned="1" table:number-rows-spanned="5"/>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6" table:number-columns-spanned="1" table:number-rows-spanned="5">
            <text:p>16</text:p>
          </table:table-cell>
          <table:table-cell table:style-name="ce57" table:number-columns-spanned="1" table:number-rows-spanned="5"/>
          <table:table-cell table:style-name="ce59" table:number-columns-spanned="1" table:number-rows-spanned="5"/>
          <table:table-cell table:style-name="ce67" table:number-columns-spanned="2" table:number-rows-spanned="5"/>
          <table:covered-table-cell table:style-name="ce74"/>
          <table:table-cell table:style-name="ce84" table:number-columns-spanned="2" table:number-rows-spanned="5"/>
          <table:covered-table-cell table:style-name="ce87"/>
          <table:table-cell table:style-name="ce59" table:number-columns-spanned="1" table:number-rows-spanned="5"/>
          <table:table-cell table:style-name="ce57" table:number-columns-spanned="1" table:number-rows-spanned="5"/>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0"/>
          <table:covered-table-cell table:style-name="ce68"/>
          <table:covered-table-cell table:style-name="ce75"/>
          <table:covered-table-cell table:style-name="ce82"/>
          <table:covered-table-cell table:style-name="ce88"/>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58"/>
          <table:covered-table-cell table:style-name="ce61"/>
          <table:covered-table-cell table:style-name="ce69"/>
          <table:covered-table-cell table:style-name="ce76"/>
          <table:covered-table-cell table:style-name="ce83"/>
          <table:covered-table-cell table:style-name="ce89"/>
          <table:covered-table-cell table:style-name="ce59"/>
          <table:covered-table-cell table:style-name="ce57"/>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number-rows-repeated="1048489">
          <table:table-cell table:number-columns-repeated="1024"/>
        </table:table-row>
        <table:table-row table:style-name="ro4">
          <table:table-cell table:number-columns-repeated="1024"/>
        </table:table-row>
        <table:named-expressions>
          <table:named-range table:name="_xlnm._FilterDatabase" table:base-cell-address="$変更履歴.$A$1" table:cell-range-address="$'固有テスト項目（例）'.$A$6:.$O$61"/>
        </table:named-expressions>
      </table:table>
      <table:table table:name="固有テスト項目（P1）" table:style-name="ta3" table:print-ranges="'固有テスト項目（P1）'.A1:'固有テスト項目（P1）'.O86">
        <office:forms form:automatic-focus="false" form:apply-design-mode="false"/>
        <table:table-column table:style-name="co4" table:default-cell-style-name="ce48"/>
        <table:table-column table:style-name="co5" table:default-cell-style-name="ce55"/>
        <table:table-column table:style-name="co6" table:default-cell-style-name="ce55"/>
        <table:table-column table:style-name="co7" table:default-cell-style-name="ce65"/>
        <table:table-column table:style-name="co8" table:default-cell-style-name="ce55"/>
        <table:table-column table:style-name="co9" table:number-columns-repeated="2" table:default-cell-style-name="ce55"/>
        <table:table-column table:style-name="co10" table:default-cell-style-name="ce55"/>
        <table:table-column table:style-name="co11" table:default-cell-style-name="ce55"/>
        <table:table-column table:style-name="co12" table:default-cell-style-name="ce55"/>
        <table:table-column table:style-name="co13" table:default-cell-style-name="ce55"/>
        <table:table-column table:style-name="co14" table:number-columns-repeated="2" table:default-cell-style-name="ce55"/>
        <table:table-column table:style-name="co24" table:number-columns-repeated="2" table:default-cell-style-name="ce55"/>
        <table:table-column table:style-name="co17" table:default-cell-style-name="ce55"/>
        <table:table-column table:style-name="co2" table:number-columns-repeated="3" table:default-cell-style-name="ce55"/>
        <table:table-column table:style-name="co18" table:default-cell-style-name="ce55"/>
        <table:table-column table:style-name="co19" table:default-cell-style-name="ce55"/>
        <table:table-column table:style-name="co20" table:default-cell-style-name="ce55"/>
        <table:table-column table:style-name="co21" table:default-cell-style-name="ce55"/>
        <table:table-column table:style-name="co22" table:default-cell-style-name="ce55"/>
        <table:table-column table:style-name="co2" table:default-cell-style-name="ce55"/>
        <table:table-column table:style-name="co23" table:default-cell-style-name="ce55"/>
        <table:table-column table:style-name="co2" table:number-columns-repeated="998" table:default-cell-style-name="ce55"/>
        <table:table-row table:style-name="ro1">
          <table:table-cell table:style-name="ce45" office:value-type="string" table:number-columns-spanned="4" table:number-rows-spanned="3">
            <text:p>プログラムテスト仕様書 兼 </text:p>
            <text:p>成績書（固有確認テスト項目）</text:p>
          </table:table-cell>
          <table:covered-table-cell table:number-columns-repeated="2" table:style-name="ce52"/>
          <table:covered-table-cell table:style-name="ce62"/>
          <table:table-cell table:style-name="ce70" office:value-type="string" table:number-columns-spanned="2" table:number-rows-spanned="1">
            <text:p>システム名</text:p>
          </table:table-cell>
          <table:covered-table-cell table:style-name="ce77"/>
          <table:table-cell table:style-name="ce70" office:value-type="string">
            <text:p>ページNo.</text:p>
          </table:table-cell>
          <table:table-cell table:style-name="ce77" office:value-type="string" table:number-columns-spanned="3" table:number-rows-spanned="1">
            <text:p>概要</text:p>
          </table:table-cell>
          <table:covered-table-cell table:style-name="ce93"/>
          <table:covered-table-cell table:style-name="ce77"/>
          <table:table-cell table:style-name="ce70" office:value-type="string">
            <text:p>版数</text:p>
          </table:table-cell>
          <table:table-cell table:style-name="ce70" office:value-type="string" table:number-columns-spanned="2" table:number-rows-spanned="1">
            <text:p>作成日</text:p>
          </table:table-cell>
          <table:covered-table-cell table:style-name="ce77"/>
          <table:table-cell table:style-name="ce70" office:value-type="string" table:number-columns-spanned="2" table:number-rows-spanned="1">
            <text:p>作成者</text:p>
          </table:table-cell>
          <table:covered-table-cell table:style-name="ce77"/>
          <table:table-cell table:number-columns-repeated="1009"/>
        </table:table-row>
        <table:table-row table:style-name="ro1">
          <table:covered-table-cell table:style-name="ce46"/>
          <table:covered-table-cell table:number-columns-repeated="2" table:style-name="ce53"/>
          <table:covered-table-cell table:style-name="ce63"/>
          <table:table-cell table:style-name="ce71" table:formula="of:=[$変更履歴.AE2]" office:value-type="string" office:string-value="3秒で〇〇" table:number-columns-spanned="2" table:number-rows-spanned="2">
            <text:p>3秒で〇〇</text:p>
          </table:table-cell>
          <table:covered-table-cell table:style-name="ce78"/>
          <table:table-cell table:style-name="ce71" office:value-type="string" table:number-columns-spanned="1" table:number-rows-spanned="2">
            <text:p>P1</text:p>
          </table:table-cell>
          <table:table-cell table:style-name="ce90" table:number-columns-spanned="3" table:number-rows-spanned="2"/>
          <table:covered-table-cell table:style-name="ce94"/>
          <table:covered-table-cell table:style-name="ce78"/>
          <table:table-cell table:style-name="ce95" table:formula="of:=IF([$変更履歴.BY2]=&quot;&quot;;&quot;&quot;;[$変更履歴.BY2])" office:value-type="string" office:string-value="初版">
            <text:p>初版</text:p>
          </table:table-cell>
          <table:table-cell table:style-name="ce97" table:formula="of:=IF([$変更履歴.CE2]=&quot;&quot;;&quot;&quot;;[$変更履歴.CE2])" office:value-type="string" office:string-value="2016/2/3" table:number-columns-spanned="2" table:number-rows-spanned="1">
            <text:p>2016/2/3</text:p>
          </table:table-cell>
          <table:covered-table-cell table:style-name="ce90"/>
          <table:table-cell table:style-name="ce98" table:formula="of:=IF([$変更履歴.CL2]=&quot;&quot;;&quot;&quot;;[$変更履歴.CL2])" office:value-type="string" office:string-value="男班" table:number-columns-spanned="2" table:number-rows-spanned="1">
            <text:p>男班</text:p>
          </table:table-cell>
          <table:covered-table-cell table:style-name="ce90"/>
          <table:table-cell table:number-columns-repeated="1009"/>
        </table:table-row>
        <table:table-row table:style-name="ro1">
          <table:covered-table-cell table:style-name="ce47"/>
          <table:covered-table-cell table:number-columns-repeated="2" table:style-name="ce54"/>
          <table:covered-table-cell table:style-name="ce64"/>
          <table:covered-table-cell table:style-name="ce72"/>
          <table:covered-table-cell table:style-name="ce79"/>
          <table:covered-table-cell table:style-name="ce85"/>
          <table:covered-table-cell table:number-columns-repeated="2" table:style-name="ce91"/>
          <table:covered-table-cell table:style-name="ce79"/>
          <table:table-cell table:style-name="ce95" table:formula="of:=IF([$変更履歴.BY3]=&quot;&quot;;&quot;&quot;;[$変更履歴.BY3])" office:value-type="string" office:string-value="第1.0版">
            <text:p>第1.0版</text:p>
          </table:table-cell>
          <table:table-cell table:style-name="ce71" table:formula="of:=IF([$変更履歴.CE3]=&quot;&quot;;&quot;&quot;;[$変更履歴.CE3])" table:number-columns-spanned="2" table:number-rows-spanned="1">
            <text:p/>
          </table:table-cell>
          <table:covered-table-cell table:style-name="ce90"/>
          <table:table-cell table:style-name="ce71" table:formula="of:=IF([$変更履歴.CL3]=&quot;&quot;;&quot;&quot;;[$変更履歴.CL3])" table:number-columns-spanned="2" table:number-rows-spanned="1">
            <text:p/>
          </table:table-cell>
          <table:covered-table-cell table:style-name="ce90"/>
          <table:table-cell table:number-columns-repeated="1009"/>
        </table:table-row>
        <table:table-row table:style-name="ro2">
          <table:table-cell table:number-columns-repeated="1024"/>
        </table:table-row>
        <table:table-row table:style-name="ro1">
          <table:table-cell table:style-name="ce49"/>
          <table:table-cell table:style-name="ce56" table:number-columns-repeated="4"/>
          <table:table-cell table:style-name="ce80" office:value-type="string">
            <text:p>合計ﾃｽﾄ件数：</text:p>
          </table:table-cell>
          <table:table-cell table:style-name="ce80"/>
          <table:table-cell table:style-name="ce92" table:formula="of:=SUM([.H7:.H80])" office:value-type="float" office:value="0">
            <text:p>0</text:p>
          </table:table-cell>
          <table:table-cell table:style-name="ce56" table:number-columns-repeated="7"/>
          <table:table-cell table:style-name="ce101" table:number-columns-repeated="2"/>
          <table:table-cell table:style-name="ce104" table:number-columns-repeated="3"/>
          <table:table-cell table:style-name="ce101"/>
          <table:table-cell table:style-name="ce105"/>
          <table:table-cell table:style-name="ce49" table:number-columns-repeated="3"/>
          <table:table-cell table:number-columns-repeated="999"/>
        </table:table-row>
        <table:table-row table:style-name="ro3">
          <table:table-cell table:style-name="ce50" office:value-type="string">
            <text:p>No.</text:p>
          </table:table-cell>
          <table:table-cell table:style-name="ce50" office:value-type="string">
            <text:p>カテゴリ</text:p>
          </table:table-cell>
          <table:table-cell table:style-name="ce50" office:value-type="string">
            <text:p>テスト分類</text:p>
          </table:table-cell>
          <table:table-cell table:style-name="ce66" office:value-type="string" table:number-columns-spanned="2" table:number-rows-spanned="1">
            <text:p>テスト項目</text:p>
          </table:table-cell>
          <table:covered-table-cell table:style-name="ce73"/>
          <table:table-cell table:style-name="ce50" office:value-type="string" table:number-columns-spanned="2" table:number-rows-spanned="1">
            <text:p>予想結果</text:p>
          </table:table-cell>
          <table:covered-table-cell table:style-name="ce86"/>
          <table:table-cell table:style-name="ce50" office:value-type="string" table:number-columns-spanned="2" table:number-rows-spanned="1">
            <text:p>担当者</text:p>
          </table:table-cell>
          <table:covered-table-cell table:style-name="ce86"/>
          <table:table-cell table:style-name="ce50" office:value-type="string">
            <text:p>回</text:p>
          </table:table-cell>
          <table:table-cell table:style-name="ce50" office:value-type="string">
            <text:p>実施日</text:p>
          </table:table-cell>
          <table:table-cell table:style-name="ce66" office:value-type="string">
            <text:p>テスト</text:p>
            <text:p>結果</text:p>
          </table:table-cell>
          <table:table-cell table:style-name="ce50" office:value-type="string">
            <text:p>完了日</text:p>
          </table:table-cell>
          <table:table-cell table:style-name="ce50" office:value-type="string" table:number-columns-spanned="2" table:number-rows-spanned="1">
            <text:p>備考</text:p>
          </table:table-cell>
          <table:covered-table-cell table:style-name="ce50"/>
          <table:table-cell table:style-name="ce102"/>
          <table:table-cell table:style-name="ce102" office:value-type="string">
            <text:p>テスト分類</text:p>
          </table:table-cell>
          <table:table-cell table:style-name="ce102" table:number-columns-repeated="1007"/>
        </table:table-row>
        <table:table-row table:style-name="ro4">
          <table:table-cell table:style-name="ce51" office:value-type="float" office:value="1" table:number-columns-spanned="1" table:number-rows-spanned="5">
            <text:p>1</text:p>
          </table:table-cell>
          <table:table-cell table:style-name="ce106" office:value-type="string" table:number-columns-spanned="1" table:number-rows-spanned="5">
            <text:p>正常系</text:p>
          </table:table-cell>
          <table:table-cell table:style-name="ce106" table:content-validation-name="val1" office:value-type="string" table:number-columns-spanned="1" table:number-rows-spanned="5">
            <text:p>出力</text:p>
          </table:table-cell>
          <table:table-cell table:style-name="ce110" office:value-type="string" table:number-columns-spanned="2" table:number-rows-spanned="5">
            <text:p>ユーザースコアは仕様書通りかまたは、問題なく表示されているか</text:p>
          </table:table-cell>
          <table:covered-table-cell table:style-name="ce113"/>
          <table:table-cell table:style-name="ce116" office:value-type="string" table:number-columns-spanned="2" table:number-rows-spanned="5">
            <text:p>初回起動時は問題数が一致しているか？2回目以降は出題数やクリア度も反映されているか。</text:p>
          </table:table-cell>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table-cell table:style-name="ce103" office:value-type="string">
            <text:p>画面表示</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table-cell table:style-name="ce96"/>
          <table:table-cell table:style-name="ce51" table:number-columns-repeated="2"/>
          <table:table-cell table:style-name="ce99" table:number-columns-spanned="2" table:number-rows-spanned="1"/>
          <table:covered-table-cell table:style-name="ce100"/>
          <table:table-cell table:style-name="ce103"/>
          <table:table-cell table:style-name="ce103" office:value-type="string">
            <text:p>DB更新</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入力</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出力</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遷移</text:p>
          </table:table-cell>
          <table:table-cell table:style-name="ce103" table:number-columns-repeated="1007"/>
        </table:table-row>
        <table:table-row table:style-name="ro4">
          <table:table-cell table:style-name="ce51" office:value-type="float" office:value="2" table:number-columns-spanned="1" table:number-rows-spanned="5">
            <text:p>2</text:p>
          </table:table-cell>
          <table:table-cell table:style-name="ce106" office:value-type="string" table:number-columns-spanned="1" table:number-rows-spanned="5">
            <text:p>正常系</text:p>
          </table:table-cell>
          <table:table-cell table:style-name="ce106" table:content-validation-name="val1" office:value-type="string" table:number-columns-spanned="1" table:number-rows-spanned="5">
            <text:p>遷移</text:p>
          </table:table-cell>
          <table:table-cell table:style-name="ce110" office:value-type="string" table:number-columns-spanned="2" table:number-rows-spanned="5">
            <text:p>STARTボタンは正常に作動するか</text:p>
          </table:table-cell>
          <table:covered-table-cell table:style-name="ce113"/>
          <table:table-cell table:style-name="ce119" office:value-type="string" table:number-columns-spanned="2" table:number-rows-spanned="5">
            <text:p>ゲームは正常にスタートするか</text:p>
          </table:table-cell>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table-cell table:style-name="ce103" office:value-type="string">
            <text:p>動作確認</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共通</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3" table:number-columns-spanned="1" table:number-rows-spanned="5">
            <text:p>3</text:p>
          </table:table-cell>
          <table:table-cell table:style-name="ce106" office:value-type="string" table:number-columns-spanned="1" table:number-rows-spanned="5">
            <text:p>正常系</text:p>
          </table:table-cell>
          <table:table-cell table:style-name="ce106" table:content-validation-name="val1" office:value-type="string" table:number-columns-spanned="1" table:number-rows-spanned="5">
            <text:p>画面表示</text:p>
          </table:table-cell>
          <table:table-cell table:style-name="ce110" office:value-type="string" table:number-columns-spanned="2" table:number-rows-spanned="5">
            <text:p>イメージは縦横比が固定のまま表示されているか</text:p>
          </table:table-cell>
          <table:covered-table-cell table:style-name="ce113"/>
          <table:table-cell table:style-name="ce119" office:value-type="string" table:number-columns-spanned="2" table:number-rows-spanned="5">
            <text:p>端末ごとに間延びした表示になっていないか</text:p>
          </table:table-cell>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103" table:number-columns-repeated="1011"/>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5">
          <table:covered-table-cell table:style-name="ce51"/>
          <table:covered-table-cell table:style-name="ce107"/>
          <table:covered-table-cell table:style-name="ce106"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4" table:number-columns-spanned="1" table:number-rows-spanned="5">
            <text:p>4</text:p>
          </table:table-cell>
          <table:table-cell table:style-name="ce106" office:value-type="string" table:number-columns-spanned="1" table:number-rows-spanned="5">
            <text:p>正常系</text:p>
          </table:table-cell>
          <table:table-cell table:style-name="ce106" table:content-validation-name="val1" office:value-type="string" table:number-columns-spanned="1" table:number-rows-spanned="5">
            <text:p>動作確認</text:p>
          </table:table-cell>
          <table:table-cell table:style-name="ce110" office:value-type="string" table:number-columns-spanned="2" table:number-rows-spanned="5">
            <text:p>サウンドのON/OFFボタンは正常に動作するか</text:p>
          </table:table-cell>
          <table:covered-table-cell table:style-name="ce113"/>
          <table:table-cell table:style-name="ce119" table:number-columns-spanned="2" table:number-rows-spanned="5"/>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5" table:number-columns-spanned="1" table:number-rows-spanned="5">
            <text:p>5</text:p>
          </table:table-cell>
          <table:table-cell table:style-name="ce106" office:value-type="string" table:number-columns-spanned="1" table:number-rows-spanned="5">
            <text:p>正常系</text:p>
          </table:table-cell>
          <table:table-cell table:style-name="ce106" table:content-validation-name="val1" office:value-type="string" table:number-columns-spanned="1" table:number-rows-spanned="5">
            <text:p>画面表示</text:p>
          </table:table-cell>
          <table:table-cell table:style-name="ce110" office:value-type="string" table:number-columns-spanned="2" table:number-rows-spanned="5">
            <text:p>解像度の異なる端末でも正常に表示されるかどうか</text:p>
          </table:table-cell>
          <table:covered-table-cell table:style-name="ce113"/>
          <table:table-cell table:style-name="ce119" table:number-columns-spanned="2" table:number-rows-spanned="5"/>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office:value-type="string" table:number-columns-spanned="2" table:number-rows-spanned="1">
            <text:p>galaxyS4 1080*1920でトップ画面のイメージが表示されない</text:p>
          </table:table-cell>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6" table:number-columns-spanned="1" table:number-rows-spanned="5">
            <text:p>6</text:p>
          </table:table-cell>
          <table:table-cell table:style-name="ce106" office:value-type="string" table:number-columns-spanned="1" table:number-rows-spanned="5">
            <text:p>正常系</text:p>
          </table:table-cell>
          <table:table-cell table:style-name="ce106" table:content-validation-name="val1" office:value-type="string" table:number-columns-spanned="1" table:number-rows-spanned="5">
            <text:p>動作確認</text:p>
          </table:table-cell>
          <table:table-cell table:style-name="ce110" office:value-type="string" table:number-columns-spanned="2" table:number-rows-spanned="5">
            <text:p>端末電源ボタンを押下し、非表示にした後も正常に復帰できるか</text:p>
          </table:table-cell>
          <table:covered-table-cell table:style-name="ce113"/>
          <table:table-cell table:style-name="ce119" table:number-columns-spanned="2" table:number-rows-spanned="5"/>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7" table:number-columns-spanned="1" table:number-rows-spanned="5">
            <text:p>7</text:p>
          </table:table-cell>
          <table:table-cell table:style-name="ce106" table:number-columns-spanned="1" table:number-rows-spanned="5"/>
          <table:table-cell table:style-name="ce106" table:content-validation-name="val1" table:number-columns-spanned="1" table:number-rows-spanned="5"/>
          <table:table-cell table:style-name="ce110" table:number-columns-spanned="2" table:number-rows-spanned="5"/>
          <table:covered-table-cell table:style-name="ce113"/>
          <table:table-cell table:style-name="ce119" table:number-columns-spanned="2" table:number-rows-spanned="5"/>
          <table:covered-table-cell table:style-name="ce12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6">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8" table:number-columns-spanned="1" table:number-rows-spanned="5">
            <text:p>8</text:p>
          </table:table-cell>
          <table:table-cell table:style-name="ce106" table:number-columns-spanned="1" table:number-rows-spanned="5"/>
          <table:table-cell table:style-name="ce106" table:content-validation-name="val1" table:number-columns-spanned="1" table:number-rows-spanned="5"/>
          <table:table-cell table:style-name="ce110" table:number-columns-spanned="2" table:number-rows-spanned="5"/>
          <table:covered-table-cell table:style-name="ce113"/>
          <table:table-cell table:style-name="ce119" table:number-columns-spanned="2" table:number-rows-spanned="5"/>
          <table:covered-table-cell table:style-name="ce12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9" table:number-columns-spanned="1" table:number-rows-spanned="5">
            <text:p>9</text:p>
          </table:table-cell>
          <table:table-cell table:style-name="ce106" table:number-columns-spanned="1" table:number-rows-spanned="5"/>
          <table:table-cell table:style-name="ce106" table:content-validation-name="val1" table:number-columns-spanned="1" table:number-rows-spanned="5"/>
          <table:table-cell table:style-name="ce110" table:number-columns-spanned="2" table:number-rows-spanned="5"/>
          <table:covered-table-cell table:style-name="ce113"/>
          <table:table-cell table:style-name="ce119" table:number-columns-spanned="2" table:number-rows-spanned="5"/>
          <table:covered-table-cell table:style-name="ce12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0" table:number-columns-spanned="1" table:number-rows-spanned="5">
            <text:p>10</text:p>
          </table:table-cell>
          <table:table-cell table:style-name="ce106" office:value-type="string" table:number-columns-spanned="1" table:number-rows-spanned="5">
            <text:p>異常系</text:p>
          </table:table-cell>
          <table:table-cell table:style-name="ce106" table:content-validation-name="val1" table:number-columns-spanned="1" table:number-rows-spanned="5"/>
          <table:table-cell table:style-name="ce110" office:value-type="string" table:number-columns-spanned="2" table:number-rows-spanned="5">
            <text:p>アプリボタンを連打した場合にも、正常に動作するか</text:p>
          </table:table-cell>
          <table:covered-table-cell table:style-name="ce113"/>
          <table:table-cell table:style-name="ce119" table:number-columns-spanned="2" table:number-rows-spanned="5"/>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1" table:number-columns-spanned="1" table:number-rows-spanned="5">
            <text:p>11</text:p>
          </table:table-cell>
          <table:table-cell table:style-name="ce106" office:value-type="string" table:number-columns-spanned="1" table:number-rows-spanned="5">
            <text:p>異常系</text:p>
          </table:table-cell>
          <table:table-cell table:style-name="ce106" table:content-validation-name="val1" table:number-columns-spanned="1" table:number-rows-spanned="5"/>
          <table:table-cell table:style-name="ce110" office:value-type="string" table:number-columns-spanned="2" table:number-rows-spanned="5">
            <text:p>電話やメールが割り込んだ場合も、正常に復帰できる</text:p>
          </table:table-cell>
          <table:covered-table-cell table:style-name="ce113"/>
          <table:table-cell table:style-name="ce119" table:number-columns-spanned="2" table:number-rows-spanned="5"/>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2" table:number-columns-spanned="1" table:number-rows-spanned="5">
            <text:p>12</text:p>
          </table:table-cell>
          <table:table-cell table:style-name="ce106" office:value-type="string" table:number-columns-spanned="1" table:number-rows-spanned="5">
            <text:p>異常系</text:p>
          </table:table-cell>
          <table:table-cell table:style-name="ce106" table:content-validation-name="val1" table:number-columns-spanned="1" table:number-rows-spanned="5"/>
          <table:table-cell table:style-name="ce110" office:value-type="string" table:number-columns-spanned="2" table:number-rows-spanned="5">
            <text:p>アプリ作動中に電源を強制断しても正常に復帰できる</text:p>
          </table:table-cell>
          <table:covered-table-cell table:style-name="ce113"/>
          <table:table-cell table:style-name="ce119" table:number-columns-spanned="2" table:number-rows-spanned="5"/>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3" table:number-columns-spanned="1" table:number-rows-spanned="5">
            <text:p>13</text:p>
          </table:table-cell>
          <table:table-cell table:style-name="ce106" office:value-type="string" table:number-columns-spanned="1" table:number-rows-spanned="5">
            <text:p>異常系</text:p>
          </table:table-cell>
          <table:table-cell table:style-name="ce106" table:content-validation-name="val1" table:number-columns-spanned="1" table:number-rows-spanned="5"/>
          <table:table-cell table:style-name="ce110" office:value-type="string" table:number-columns-spanned="2" table:number-rows-spanned="5">
            <text:p>バックグラウンドで動いているアプリを立ち上げた時に影響しないか、正常に復帰できるか</text:p>
          </table:table-cell>
          <table:covered-table-cell table:style-name="ce113"/>
          <table:table-cell table:style-name="ce119" table:number-columns-spanned="2" table:number-rows-spanned="5"/>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4" table:number-columns-spanned="1" table:number-rows-spanned="5">
            <text:p>14</text:p>
          </table:table-cell>
          <table:table-cell table:style-name="ce106" office:value-type="string" table:number-columns-spanned="1" table:number-rows-spanned="5">
            <text:p>異常系</text:p>
          </table:table-cell>
          <table:table-cell table:style-name="ce106" table:content-validation-name="val1" table:number-columns-spanned="1" table:number-rows-spanned="5"/>
          <table:table-cell table:style-name="ce110" office:value-type="string" table:number-columns-spanned="2" table:number-rows-spanned="5">
            <text:p>端末ボタン各種（バック・ホーム・起動アプリ選択ボタン）の長押し、連打、同時押し後でも正常に復帰できるか</text:p>
          </table:table-cell>
          <table:covered-table-cell table:style-name="ce113"/>
          <table:table-cell table:style-name="ce119" table:number-columns-spanned="2" table:number-rows-spanned="5"/>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5" table:number-columns-spanned="1" table:number-rows-spanned="5">
            <text:p>15</text:p>
          </table:table-cell>
          <table:table-cell table:style-name="ce106" table:number-columns-spanned="1" table:number-rows-spanned="5"/>
          <table:table-cell table:style-name="ce106" table:content-validation-name="val1" table:number-columns-spanned="1" table:number-rows-spanned="5"/>
          <table:table-cell table:style-name="ce110" table:number-columns-spanned="2" table:number-rows-spanned="5"/>
          <table:covered-table-cell table:style-name="ce113"/>
          <table:table-cell table:style-name="ce119" table:number-columns-spanned="2" table:number-rows-spanned="5"/>
          <table:covered-table-cell table:style-name="ce12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6" table:number-columns-spanned="1" table:number-rows-spanned="5">
            <text:p>16</text:p>
          </table:table-cell>
          <table:table-cell table:style-name="ce106" table:number-columns-spanned="1" table:number-rows-spanned="5"/>
          <table:table-cell table:style-name="ce106" table:content-validation-name="val1" table:number-columns-spanned="1" table:number-rows-spanned="5"/>
          <table:table-cell table:style-name="ce110" table:number-columns-spanned="2" table:number-rows-spanned="5"/>
          <table:covered-table-cell table:style-name="ce113"/>
          <table:table-cell table:style-name="ce119" table:number-columns-spanned="2" table:number-rows-spanned="5"/>
          <table:covered-table-cell table:style-name="ce12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1"/>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1"/>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number-rows-repeated="1048489">
          <table:table-cell table:number-columns-repeated="1024"/>
        </table:table-row>
        <table:table-row table:style-name="ro4">
          <table:table-cell table:number-columns-repeated="1024"/>
        </table:table-row>
        <table:named-expressions>
          <table:named-range table:name="_xlnm._FilterDatabase" table:base-cell-address="$変更履歴.$A$1" table:cell-range-address="$'固有テスト項目（P1）'.$A$6:.$O$61"/>
          <table:named-range table:name="_xlnm.Print_Area" table:base-cell-address="$変更履歴.$A$1" table:cell-range-address="$'固有テスト項目（P1）'.$A$1:.$O$86" table:range-usable-as="print-range"/>
        </table:named-expressions>
      </table:table>
      <table:table table:name="固有テスト項目（P2）" table:style-name="ta4" table:print-ranges="'固有テスト項目（P2）'.A1:'固有テスト項目（P2）'.O86">
        <table:table-column table:style-name="co4" table:default-cell-style-name="ce48"/>
        <table:table-column table:style-name="co5" table:default-cell-style-name="ce55"/>
        <table:table-column table:style-name="co6" table:default-cell-style-name="ce55"/>
        <table:table-column table:style-name="co7" table:default-cell-style-name="ce65"/>
        <table:table-column table:style-name="co8" table:default-cell-style-name="ce55"/>
        <table:table-column table:style-name="co9" table:number-columns-repeated="2" table:default-cell-style-name="ce55"/>
        <table:table-column table:style-name="co10" table:default-cell-style-name="ce55"/>
        <table:table-column table:style-name="co11" table:default-cell-style-name="ce55"/>
        <table:table-column table:style-name="co12" table:default-cell-style-name="ce55"/>
        <table:table-column table:style-name="co13" table:default-cell-style-name="ce55"/>
        <table:table-column table:style-name="co14" table:number-columns-repeated="2" table:default-cell-style-name="ce55"/>
        <table:table-column table:style-name="co25" table:default-cell-style-name="ce55"/>
        <table:table-column table:style-name="co26" table:default-cell-style-name="ce55"/>
        <table:table-column table:style-name="co17" table:default-cell-style-name="ce55"/>
        <table:table-column table:style-name="co2" table:number-columns-repeated="3" table:default-cell-style-name="ce55"/>
        <table:table-column table:style-name="co18" table:default-cell-style-name="ce55"/>
        <table:table-column table:style-name="co19" table:default-cell-style-name="ce55"/>
        <table:table-column table:style-name="co20" table:default-cell-style-name="ce55"/>
        <table:table-column table:style-name="co21" table:default-cell-style-name="ce55"/>
        <table:table-column table:style-name="co22" table:default-cell-style-name="ce55"/>
        <table:table-column table:style-name="co2" table:default-cell-style-name="ce55"/>
        <table:table-column table:style-name="co23" table:default-cell-style-name="ce55"/>
        <table:table-column table:style-name="co2" table:number-columns-repeated="998" table:default-cell-style-name="ce55"/>
        <table:table-row table:style-name="ro1">
          <table:table-cell table:style-name="ce45" office:value-type="string" table:number-columns-spanned="4" table:number-rows-spanned="3">
            <text:p>プログラムテスト仕様書 兼 </text:p>
            <text:p>成績書（固有確認テスト項目）</text:p>
          </table:table-cell>
          <table:covered-table-cell table:number-columns-repeated="2" table:style-name="ce52"/>
          <table:covered-table-cell table:style-name="ce62"/>
          <table:table-cell table:style-name="ce70" office:value-type="string" table:number-columns-spanned="2" table:number-rows-spanned="1">
            <text:p>システム名</text:p>
          </table:table-cell>
          <table:covered-table-cell table:style-name="ce77"/>
          <table:table-cell table:style-name="ce70" office:value-type="string">
            <text:p>ページNo.</text:p>
          </table:table-cell>
          <table:table-cell table:style-name="ce77" office:value-type="string" table:number-columns-spanned="3" table:number-rows-spanned="1">
            <text:p>概要</text:p>
          </table:table-cell>
          <table:covered-table-cell table:style-name="ce93"/>
          <table:covered-table-cell table:style-name="ce77"/>
          <table:table-cell table:style-name="ce70" office:value-type="string">
            <text:p>版数</text:p>
          </table:table-cell>
          <table:table-cell table:style-name="ce70" office:value-type="string" table:number-columns-spanned="2" table:number-rows-spanned="1">
            <text:p>作成日</text:p>
          </table:table-cell>
          <table:covered-table-cell table:style-name="ce77"/>
          <table:table-cell table:style-name="ce70" office:value-type="string" table:number-columns-spanned="2" table:number-rows-spanned="1">
            <text:p>作成者</text:p>
          </table:table-cell>
          <table:covered-table-cell table:style-name="ce77"/>
          <table:table-cell table:number-columns-repeated="1009"/>
        </table:table-row>
        <table:table-row table:style-name="ro1">
          <table:covered-table-cell table:style-name="ce46"/>
          <table:covered-table-cell table:number-columns-repeated="2" table:style-name="ce53"/>
          <table:covered-table-cell table:style-name="ce63"/>
          <table:table-cell table:style-name="ce71" table:formula="of:=[$変更履歴.AE2]" office:value-type="string" office:string-value="3秒で〇〇" table:number-columns-spanned="2" table:number-rows-spanned="2">
            <text:p>3秒で〇〇</text:p>
          </table:table-cell>
          <table:covered-table-cell table:style-name="ce78"/>
          <table:table-cell table:style-name="ce71" office:value-type="string" table:number-columns-spanned="1" table:number-rows-spanned="2">
            <text:p>P2</text:p>
          </table:table-cell>
          <table:table-cell table:style-name="ce90" table:number-columns-spanned="3" table:number-rows-spanned="2"/>
          <table:covered-table-cell table:style-name="ce94"/>
          <table:covered-table-cell table:style-name="ce78"/>
          <table:table-cell table:style-name="ce95" table:formula="of:=IF([$変更履歴.BY2]=&quot;&quot;;&quot;&quot;;[$変更履歴.BY2])" office:value-type="string" office:string-value="初版">
            <text:p>初版</text:p>
          </table:table-cell>
          <table:table-cell table:style-name="ce97" table:formula="of:=IF([$変更履歴.CE2]=&quot;&quot;;&quot;&quot;;[$変更履歴.CE2])" office:value-type="string" office:string-value="2016/2/3" table:number-columns-spanned="2" table:number-rows-spanned="1">
            <text:p>2016/2/3</text:p>
          </table:table-cell>
          <table:covered-table-cell table:style-name="ce90"/>
          <table:table-cell table:style-name="ce98" table:formula="of:=IF([$変更履歴.CL2]=&quot;&quot;;&quot;&quot;;[$変更履歴.CL2])" office:value-type="string" office:string-value="男班" table:number-columns-spanned="2" table:number-rows-spanned="1">
            <text:p>男班</text:p>
          </table:table-cell>
          <table:covered-table-cell table:style-name="ce90"/>
          <table:table-cell table:number-columns-repeated="1009"/>
        </table:table-row>
        <table:table-row table:style-name="ro1">
          <table:covered-table-cell table:style-name="ce47"/>
          <table:covered-table-cell table:number-columns-repeated="2" table:style-name="ce54"/>
          <table:covered-table-cell table:style-name="ce64"/>
          <table:covered-table-cell table:style-name="ce72"/>
          <table:covered-table-cell table:style-name="ce79"/>
          <table:covered-table-cell table:style-name="ce85"/>
          <table:covered-table-cell table:number-columns-repeated="2" table:style-name="ce91"/>
          <table:covered-table-cell table:style-name="ce79"/>
          <table:table-cell table:style-name="ce95" table:formula="of:=IF([$変更履歴.BY3]=&quot;&quot;;&quot;&quot;;[$変更履歴.BY3])" office:value-type="string" office:string-value="第1.0版">
            <text:p>第1.0版</text:p>
          </table:table-cell>
          <table:table-cell table:style-name="ce71" table:formula="of:=IF([$変更履歴.CE3]=&quot;&quot;;&quot;&quot;;[$変更履歴.CE3])" table:number-columns-spanned="2" table:number-rows-spanned="1">
            <text:p/>
          </table:table-cell>
          <table:covered-table-cell table:style-name="ce90"/>
          <table:table-cell table:style-name="ce71" table:formula="of:=IF([$変更履歴.CL3]=&quot;&quot;;&quot;&quot;;[$変更履歴.CL3])" table:number-columns-spanned="2" table:number-rows-spanned="1">
            <text:p/>
          </table:table-cell>
          <table:covered-table-cell table:style-name="ce90"/>
          <table:table-cell table:number-columns-repeated="1009"/>
        </table:table-row>
        <table:table-row table:style-name="ro2">
          <table:table-cell table:number-columns-repeated="1024"/>
        </table:table-row>
        <table:table-row table:style-name="ro1">
          <table:table-cell table:style-name="ce49"/>
          <table:table-cell table:style-name="ce56" table:number-columns-repeated="4"/>
          <table:table-cell table:style-name="ce80" office:value-type="string">
            <text:p>合計ﾃｽﾄ件数：</text:p>
          </table:table-cell>
          <table:table-cell table:style-name="ce80"/>
          <table:table-cell table:style-name="ce92" table:formula="of:=SUM([.H7:.H80])" office:value-type="float" office:value="0">
            <text:p>0</text:p>
          </table:table-cell>
          <table:table-cell table:style-name="ce56" table:number-columns-repeated="7"/>
          <table:table-cell table:style-name="ce101" table:number-columns-repeated="2"/>
          <table:table-cell table:style-name="ce104" table:number-columns-repeated="3"/>
          <table:table-cell table:style-name="ce101"/>
          <table:table-cell table:style-name="ce105"/>
          <table:table-cell table:style-name="ce49" table:number-columns-repeated="3"/>
          <table:table-cell table:number-columns-repeated="999"/>
        </table:table-row>
        <table:table-row table:style-name="ro3">
          <table:table-cell table:style-name="ce50" office:value-type="string">
            <text:p>No.</text:p>
          </table:table-cell>
          <table:table-cell table:style-name="ce50" office:value-type="string">
            <text:p>カテゴリ</text:p>
          </table:table-cell>
          <table:table-cell table:style-name="ce50" office:value-type="string">
            <office:annotation draw:style-name="gr6" draw:text-style-name="P4" svg:width="4.984cm" svg:height="1.977cm" svg:x="4.554cm" svg:y="2.137cm" draw:caption-point-x="-0.482cm" draw:caption-point-y="0.324cm">
              <dc:date>2016-02-08T00:00:00</dc:date>
              <text:p text:style-name="P4">・画面表示</text:p>
              <text:p text:style-name="P4">・DB更新</text:p>
              <text:p text:style-name="P4">・帳票表示</text:p>
            </office:annotation>
            <text:p>テスト分類</text:p>
          </table:table-cell>
          <table:table-cell table:style-name="ce66" office:value-type="string" table:number-columns-spanned="2" table:number-rows-spanned="1">
            <text:p>テスト項目</text:p>
          </table:table-cell>
          <table:covered-table-cell table:style-name="ce73"/>
          <table:table-cell table:style-name="ce50" office:value-type="string" table:number-columns-spanned="2" table:number-rows-spanned="1">
            <text:p>予想結果</text:p>
          </table:table-cell>
          <table:covered-table-cell table:style-name="ce86"/>
          <table:table-cell table:style-name="ce50" office:value-type="string" table:number-columns-spanned="2" table:number-rows-spanned="1">
            <text:p>担当者</text:p>
          </table:table-cell>
          <table:covered-table-cell table:style-name="ce86"/>
          <table:table-cell table:style-name="ce50" office:value-type="string">
            <text:p>回</text:p>
          </table:table-cell>
          <table:table-cell table:style-name="ce50" office:value-type="string">
            <text:p>実施日</text:p>
          </table:table-cell>
          <table:table-cell table:style-name="ce66" office:value-type="string">
            <text:p>テスト</text:p>
            <text:p>結果</text:p>
          </table:table-cell>
          <table:table-cell table:style-name="ce50" office:value-type="string">
            <text:p>完了日</text:p>
          </table:table-cell>
          <table:table-cell table:style-name="ce50" office:value-type="string" table:number-columns-spanned="2" table:number-rows-spanned="1">
            <text:p>備考</text:p>
          </table:table-cell>
          <table:covered-table-cell table:style-name="ce50"/>
          <table:table-cell table:style-name="ce102"/>
          <table:table-cell table:style-name="ce102" office:value-type="string">
            <text:p>テスト分類</text:p>
          </table:table-cell>
          <table:table-cell table:style-name="ce102" table:number-columns-repeated="1007"/>
        </table:table-row>
        <table:table-row table:style-name="ro4">
          <table:table-cell table:style-name="ce51" office:value-type="float" office:value="1" table:number-columns-spanned="1" table:number-rows-spanned="5">
            <text:p>1</text:p>
          </table:table-cell>
          <table:table-cell table:style-name="ce106" office:value-type="string" table:number-columns-spanned="1" table:number-rows-spanned="5">
            <text:p>正常系</text:p>
          </table:table-cell>
          <table:table-cell table:style-name="ce106" table:content-validation-name="val3" office:value-type="string" table:number-columns-spanned="1" table:number-rows-spanned="5">
            <text:p>画面表示</text:p>
          </table:table-cell>
          <table:table-cell table:style-name="ce110" office:value-type="string" table:number-columns-spanned="2" table:number-rows-spanned="5">
            <text:p>画面の文字要素は仕様書通りかまたは、問題なく表示されているか</text:p>
          </table:table-cell>
          <table:covered-table-cell table:style-name="ce113"/>
          <table:table-cell table:style-name="ce116" office:value-type="string" table:number-columns-spanned="2" table:number-rows-spanned="5">
            <text:p>文字サイズは見やすいか、色は指定通りとなっているか、背景色との対比、長文の選択肢ボタンの改行位置は正常か 問題番号のTextは正確に表示されているか</text:p>
          </table:table-cell>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office:value-type="string" table:number-columns-spanned="2" table:number-rows-spanned="1">
            <text:p>個人的に見やすいだけなので他の人もチェックお願いします</text:p>
          </table:table-cell>
          <table:covered-table-cell table:style-name="ce100"/>
          <table:table-cell table:style-name="ce103"/>
          <table:table-cell table:style-name="ce103" office:value-type="string">
            <text:p>画面表示</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table-cell table:style-name="ce96"/>
          <table:table-cell table:style-name="ce51" table:number-columns-repeated="2"/>
          <table:table-cell table:style-name="ce99" table:number-columns-spanned="2" table:number-rows-spanned="1"/>
          <table:covered-table-cell table:style-name="ce100"/>
          <table:table-cell table:style-name="ce103"/>
          <table:table-cell table:style-name="ce103" office:value-type="string">
            <text:p>DB更新</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入力</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出力</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3"/>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遷移</text:p>
          </table:table-cell>
          <table:table-cell table:style-name="ce103" table:number-columns-repeated="1007"/>
        </table:table-row>
        <table:table-row table:style-name="ro4">
          <table:table-cell table:style-name="ce51" office:value-type="float" office:value="2" table:number-columns-spanned="1" table:number-rows-spanned="5">
            <text:p>2</text:p>
          </table:table-cell>
          <table:table-cell table:style-name="ce106" office:value-type="string" table:number-columns-spanned="1" table:number-rows-spanned="5">
            <text:p>正常系</text:p>
          </table:table-cell>
          <table:table-cell table:style-name="ce106" table:content-validation-name="val3" office:value-type="string" table:number-columns-spanned="1" table:number-rows-spanned="5">
            <text:p>動作確認</text:p>
          </table:table-cell>
          <table:table-cell table:style-name="ce110" office:value-type="string" table:number-columns-spanned="2" table:number-rows-spanned="5">
            <text:p>アプリボタン（解答）は正常に作動するか</text:p>
          </table:table-cell>
          <table:covered-table-cell table:style-name="ce113"/>
          <table:table-cell table:style-name="ce116" office:value-type="string" table:number-columns-spanned="2" table:number-rows-spanned="5">
            <text:p>正解を押下、不正解を押下時　それぞれの選択赤枠と正解表示に問題はないか</text:p>
          </table:table-cell>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table-cell table:style-name="ce103" office:value-type="string">
            <text:p>動作確認</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共通</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3" table:number-columns-spanned="1" table:number-rows-spanned="5">
            <text:p>3</text:p>
          </table:table-cell>
          <table:table-cell table:style-name="ce106" office:value-type="string" table:number-columns-spanned="1" table:number-rows-spanned="5">
            <text:p>正常系</text:p>
          </table:table-cell>
          <table:table-cell table:style-name="ce106" table:content-validation-name="val3" office:value-type="string" table:number-columns-spanned="1" table:number-rows-spanned="5">
            <text:p>出力</text:p>
          </table:table-cell>
          <table:table-cell table:style-name="ce110" office:value-type="string" table:number-columns-spanned="2" table:number-rows-spanned="5">
            <text:p>出題のタイミングは問題ないか</text:p>
          </table:table-cell>
          <table:covered-table-cell table:style-name="ce113"/>
          <table:table-cell table:style-name="ce116" office:value-type="string" table:number-columns-spanned="2" table:number-rows-spanned="5">
            <text:p>制限時間一杯（時間切れ）後の表示タイミング</text:p>
            <text:p>制限時間内解答後の表示タイミング</text:p>
          </table:table-cell>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133" office:value-type="string" table:number-columns-spanned="2" table:number-rows-spanned="1">
            <text:p>端末毎で解答時時間が違う※要修正</text:p>
          </table:table-cell>
          <table:covered-table-cell table:style-name="ce134"/>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5">
          <table:covered-table-cell table:style-name="ce51"/>
          <table:covered-table-cell table:style-name="ce107"/>
          <table:covered-table-cell table:style-name="ce106"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4" table:number-columns-spanned="1" table:number-rows-spanned="5">
            <text:p>4</text:p>
          </table:table-cell>
          <table:table-cell table:style-name="ce106" office:value-type="string" table:number-columns-spanned="1" table:number-rows-spanned="5">
            <text:p>正常系</text:p>
          </table:table-cell>
          <table:table-cell table:style-name="ce106" table:content-validation-name="val3" office:value-type="string" table:number-columns-spanned="1" table:number-rows-spanned="5">
            <text:p>動作確認</text:p>
          </table:table-cell>
          <table:table-cell table:style-name="ce110" office:value-type="string" table:number-columns-spanned="2" table:number-rows-spanned="5">
            <text:p>サウンドのON/OFFボタンは正常に動作す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5" table:number-columns-spanned="1" table:number-rows-spanned="5">
            <text:p>5</text:p>
          </table:table-cell>
          <table:table-cell table:style-name="ce106" office:value-type="string" table:number-columns-spanned="1" table:number-rows-spanned="5">
            <text:p>正常系</text:p>
          </table:table-cell>
          <table:table-cell table:style-name="ce106" table:content-validation-name="val3" office:value-type="string" table:number-columns-spanned="1" table:number-rows-spanned="5">
            <text:p>画面表示</text:p>
          </table:table-cell>
          <table:table-cell table:style-name="ce110" office:value-type="string" table:number-columns-spanned="2" table:number-rows-spanned="5">
            <text:p>解像度の異なる端末でも正常に表示されるかどう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6" table:number-columns-spanned="1" table:number-rows-spanned="5">
            <text:p>6</text:p>
          </table:table-cell>
          <table:table-cell table:style-name="ce106" office:value-type="string" table:number-columns-spanned="1" table:number-rows-spanned="5">
            <text:p>正常系</text:p>
          </table:table-cell>
          <table:table-cell table:style-name="ce106" table:content-validation-name="val3" office:value-type="string" table:number-columns-spanned="1" table:number-rows-spanned="5">
            <text:p>動作確認</text:p>
          </table:table-cell>
          <table:table-cell table:style-name="ce110" office:value-type="string" table:number-columns-spanned="2" table:number-rows-spanned="5">
            <text:p>端末電源ボタンを押下し、非表示にした後も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7" table:number-columns-spanned="1" table:number-rows-spanned="5">
            <text:p>7</text:p>
          </table:table-cell>
          <table:table-cell table:style-name="ce106" office:value-type="string" table:number-columns-spanned="1" table:number-rows-spanned="5">
            <text:p>正常系</text:p>
          </table:table-cell>
          <table:table-cell table:style-name="ce106" table:content-validation-name="val3" office:value-type="string" table:number-columns-spanned="1" table:number-rows-spanned="5">
            <text:p>動作確認</text:p>
          </table:table-cell>
          <table:table-cell table:style-name="ce110" office:value-type="string" table:number-columns-spanned="2" table:number-rows-spanned="5">
            <text:p>制限時間を表すアニメーションは正常に作動するか</text:p>
          </table:table-cell>
          <table:covered-table-cell table:style-name="ce113"/>
          <table:table-cell table:style-name="ce116" office:value-type="string" table:number-columns-spanned="2" table:number-rows-spanned="5">
            <text:p>早くなったり、遅くなったり、止まったりしないか</text:p>
          </table:table-cell>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133" office:value-type="string" table:number-columns-spanned="2" table:number-rows-spanned="1">
            <text:p>端末毎でアニメーション速度が違う</text:p>
          </table:table-cell>
          <table:covered-table-cell table:style-name="ce134"/>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6">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8" table:number-columns-spanned="1" table:number-rows-spanned="5">
            <text:p>8</text:p>
          </table:table-cell>
          <table:table-cell table:style-name="ce106" office:value-type="string" table:number-columns-spanned="1" table:number-rows-spanned="5">
            <text:p>正常系</text:p>
          </table:table-cell>
          <table:table-cell table:style-name="ce106" table:content-validation-name="val3" office:value-type="string" table:number-columns-spanned="1" table:number-rows-spanned="5">
            <text:p>出力</text:p>
          </table:table-cell>
          <table:table-cell table:style-name="ce110" office:value-type="string" table:number-columns-spanned="2" table:number-rows-spanned="5">
            <text:p>サウンドの音量、サステインは正常か</text:p>
          </table:table-cell>
          <table:covered-table-cell table:style-name="ce113"/>
          <table:table-cell table:style-name="ce116" office:value-type="string" table:number-columns-spanned="2" table:number-rows-spanned="5">
            <text:p>次の問題に移行する時に途切れたりしないか(速答した場合)、正答・誤答に正確に対応しているか、最終問題後の画面遷移時にサステインが途切れないか</text:p>
          </table:table-cell>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9" table:number-columns-spanned="1" table:number-rows-spanned="5">
            <text:p>9</text:p>
          </table:table-cell>
          <table:table-cell table:style-name="ce106" table:number-columns-spanned="1" table:number-rows-spanned="5"/>
          <table:table-cell table:style-name="ce106" table:content-validation-name="val3"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0" table:number-columns-spanned="1" table:number-rows-spanned="5">
            <text:p>10</text:p>
          </table:table-cell>
          <table:table-cell table:style-name="ce106" office:value-type="string" table:number-columns-spanned="1" table:number-rows-spanned="5">
            <text:p>異常系</text:p>
          </table:table-cell>
          <table:table-cell table:style-name="ce106" table:content-validation-name="val3" table:number-columns-spanned="1" table:number-rows-spanned="5"/>
          <table:table-cell table:style-name="ce110" office:value-type="string" table:number-columns-spanned="2" table:number-rows-spanned="5">
            <text:p>アプリボタンを連打した場合にも、正常に動作す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1" table:number-columns-spanned="1" table:number-rows-spanned="5">
            <text:p>11</text:p>
          </table:table-cell>
          <table:table-cell table:style-name="ce106" office:value-type="string" table:number-columns-spanned="1" table:number-rows-spanned="5">
            <text:p>異常系</text:p>
          </table:table-cell>
          <table:table-cell table:style-name="ce106" table:content-validation-name="val3" table:number-columns-spanned="1" table:number-rows-spanned="5"/>
          <table:table-cell table:style-name="ce110" office:value-type="string" table:number-columns-spanned="2" table:number-rows-spanned="5">
            <text:p>電話やメールが割り込んだ場合も、正常に復帰でき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2" table:number-columns-spanned="1" table:number-rows-spanned="5">
            <text:p>12</text:p>
          </table:table-cell>
          <table:table-cell table:style-name="ce106" office:value-type="string" table:number-columns-spanned="1" table:number-rows-spanned="5">
            <text:p>異常系</text:p>
          </table:table-cell>
          <table:table-cell table:style-name="ce106" table:content-validation-name="val3" table:number-columns-spanned="1" table:number-rows-spanned="5"/>
          <table:table-cell table:style-name="ce110" office:value-type="string" table:number-columns-spanned="2" table:number-rows-spanned="5">
            <text:p>アプリ作動中に電源を強制断しても正常に復帰でき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3" table:number-columns-spanned="1" table:number-rows-spanned="5">
            <text:p>13</text:p>
          </table:table-cell>
          <table:table-cell table:style-name="ce106" office:value-type="string" table:number-columns-spanned="1" table:number-rows-spanned="5">
            <text:p>異常系</text:p>
          </table:table-cell>
          <table:table-cell table:style-name="ce106" table:content-validation-name="val3" table:number-columns-spanned="1" table:number-rows-spanned="5"/>
          <table:table-cell table:style-name="ce110" office:value-type="string" table:number-columns-spanned="2" table:number-rows-spanned="5">
            <text:p>バックグラウンドで動いているアプリを立ち上げた時に影響しないか、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4" table:number-columns-spanned="1" table:number-rows-spanned="5">
            <text:p>14</text:p>
          </table:table-cell>
          <table:table-cell table:style-name="ce106" office:value-type="string" table:number-columns-spanned="1" table:number-rows-spanned="5">
            <text:p>異常系</text:p>
          </table:table-cell>
          <table:table-cell table:style-name="ce106" table:content-validation-name="val3" table:number-columns-spanned="1" table:number-rows-spanned="5"/>
          <table:table-cell table:style-name="ce110" office:value-type="string" table:number-columns-spanned="2" table:number-rows-spanned="5">
            <text:p>端末ボタン各種（バック・ホーム・起動アプリ選択ボタン）の長押し、連打、同時押し後でも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4">
            <text:p>2016/02/04</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5" table:number-columns-spanned="1" table:number-rows-spanned="5">
            <text:p>15</text:p>
          </table:table-cell>
          <table:table-cell table:style-name="ce106" table:number-columns-spanned="1" table:number-rows-spanned="5"/>
          <table:table-cell table:style-name="ce106" table:content-validation-name="val3"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6" table:number-columns-spanned="1" table:number-rows-spanned="5">
            <text:p>16</text:p>
          </table:table-cell>
          <table:table-cell table:style-name="ce106" table:number-columns-spanned="1" table:number-rows-spanned="5"/>
          <table:table-cell table:style-name="ce106" table:content-validation-name="val3"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3"/>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3"/>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number-rows-repeated="1048489">
          <table:table-cell table:number-columns-repeated="1024"/>
        </table:table-row>
        <table:table-row table:style-name="ro4">
          <table:table-cell table:number-columns-repeated="1024"/>
        </table:table-row>
        <table:named-expressions>
          <table:named-range table:name="_xlnm._FilterDatabase" table:base-cell-address="$変更履歴.$A$1" table:cell-range-address="$'固有テスト項目（P2）'.$A$6:.$O$61"/>
          <table:named-range table:name="_xlnm.Print_Area" table:base-cell-address="$変更履歴.$A$1" table:cell-range-address="$'固有テスト項目（P2）'.$A$1:.$O$86" table:range-usable-as="print-range"/>
        </table:named-expressions>
      </table:table>
      <table:table table:name="固有テスト項目（P3）" table:style-name="ta5" table:print-ranges="'固有テスト項目（P3）'.A1:'固有テスト項目（P3）'.O86">
        <table:table-column table:style-name="co4" table:default-cell-style-name="ce48"/>
        <table:table-column table:style-name="co5" table:default-cell-style-name="ce55"/>
        <table:table-column table:style-name="co6" table:default-cell-style-name="ce55"/>
        <table:table-column table:style-name="co7" table:default-cell-style-name="ce65"/>
        <table:table-column table:style-name="co8" table:default-cell-style-name="ce55"/>
        <table:table-column table:style-name="co9" table:number-columns-repeated="2" table:default-cell-style-name="ce55"/>
        <table:table-column table:style-name="co10" table:default-cell-style-name="ce55"/>
        <table:table-column table:style-name="co11" table:default-cell-style-name="ce55"/>
        <table:table-column table:style-name="co12" table:default-cell-style-name="ce55"/>
        <table:table-column table:style-name="co13" table:default-cell-style-name="ce55"/>
        <table:table-column table:style-name="co14" table:number-columns-repeated="2" table:default-cell-style-name="ce55"/>
        <table:table-column table:style-name="co15" table:default-cell-style-name="ce55"/>
        <table:table-column table:style-name="co16" table:default-cell-style-name="ce55"/>
        <table:table-column table:style-name="co17" table:default-cell-style-name="ce55"/>
        <table:table-column table:style-name="co2" table:number-columns-repeated="3" table:default-cell-style-name="ce55"/>
        <table:table-column table:style-name="co18" table:default-cell-style-name="ce55"/>
        <table:table-column table:style-name="co19" table:default-cell-style-name="ce55"/>
        <table:table-column table:style-name="co20" table:default-cell-style-name="ce55"/>
        <table:table-column table:style-name="co21" table:default-cell-style-name="ce55"/>
        <table:table-column table:style-name="co22" table:default-cell-style-name="ce55"/>
        <table:table-column table:style-name="co2" table:default-cell-style-name="ce55"/>
        <table:table-column table:style-name="co23" table:default-cell-style-name="ce55"/>
        <table:table-column table:style-name="co2" table:number-columns-repeated="998" table:default-cell-style-name="ce55"/>
        <table:table-row table:style-name="ro1">
          <table:table-cell table:style-name="ce45" office:value-type="string" table:number-columns-spanned="4" table:number-rows-spanned="3">
            <text:p>プログラムテスト仕様書 兼 </text:p>
            <text:p>成績書（固有確認テスト項目）</text:p>
          </table:table-cell>
          <table:covered-table-cell table:number-columns-repeated="2" table:style-name="ce52"/>
          <table:covered-table-cell table:style-name="ce62"/>
          <table:table-cell table:style-name="ce70" office:value-type="string" table:number-columns-spanned="2" table:number-rows-spanned="1">
            <text:p>システム名</text:p>
          </table:table-cell>
          <table:covered-table-cell table:style-name="ce77"/>
          <table:table-cell table:style-name="ce70" office:value-type="string">
            <text:p>ページNo.</text:p>
          </table:table-cell>
          <table:table-cell table:style-name="ce77" office:value-type="string" table:number-columns-spanned="3" table:number-rows-spanned="1">
            <text:p>概要</text:p>
          </table:table-cell>
          <table:covered-table-cell table:style-name="ce93"/>
          <table:covered-table-cell table:style-name="ce77"/>
          <table:table-cell table:style-name="ce70" office:value-type="string">
            <text:p>版数</text:p>
          </table:table-cell>
          <table:table-cell table:style-name="ce70" office:value-type="string" table:number-columns-spanned="2" table:number-rows-spanned="1">
            <text:p>作成日</text:p>
          </table:table-cell>
          <table:covered-table-cell table:style-name="ce77"/>
          <table:table-cell table:style-name="ce70" office:value-type="string" table:number-columns-spanned="2" table:number-rows-spanned="1">
            <text:p>作成者</text:p>
          </table:table-cell>
          <table:covered-table-cell table:style-name="ce77"/>
          <table:table-cell table:number-columns-repeated="1009"/>
        </table:table-row>
        <table:table-row table:style-name="ro1">
          <table:covered-table-cell table:style-name="ce46"/>
          <table:covered-table-cell table:number-columns-repeated="2" table:style-name="ce53"/>
          <table:covered-table-cell table:style-name="ce63"/>
          <table:table-cell table:style-name="ce71" table:formula="of:=[$変更履歴.AE2]" office:value-type="string" office:string-value="3秒で〇〇" table:number-columns-spanned="2" table:number-rows-spanned="2">
            <text:p>3秒で〇〇</text:p>
          </table:table-cell>
          <table:covered-table-cell table:style-name="ce78"/>
          <table:table-cell table:style-name="ce71" office:value-type="string" table:number-columns-spanned="1" table:number-rows-spanned="2">
            <text:p>P3</text:p>
          </table:table-cell>
          <table:table-cell table:style-name="ce90" table:number-columns-spanned="3" table:number-rows-spanned="2"/>
          <table:covered-table-cell table:style-name="ce94"/>
          <table:covered-table-cell table:style-name="ce78"/>
          <table:table-cell table:style-name="ce95" table:formula="of:=IF([$変更履歴.BY2]=&quot;&quot;;&quot;&quot;;[$変更履歴.BY2])" office:value-type="string" office:string-value="初版">
            <text:p>初版</text:p>
          </table:table-cell>
          <table:table-cell table:style-name="ce97" table:formula="of:=IF([$変更履歴.CE2]=&quot;&quot;;&quot;&quot;;[$変更履歴.CE2])" office:value-type="string" office:string-value="2016/2/3" table:number-columns-spanned="2" table:number-rows-spanned="1">
            <text:p>2016/2/3</text:p>
          </table:table-cell>
          <table:covered-table-cell table:style-name="ce90"/>
          <table:table-cell table:style-name="ce98" table:formula="of:=IF([$変更履歴.CL2]=&quot;&quot;;&quot;&quot;;[$変更履歴.CL2])" office:value-type="string" office:string-value="男班" table:number-columns-spanned="2" table:number-rows-spanned="1">
            <text:p>男班</text:p>
          </table:table-cell>
          <table:covered-table-cell table:style-name="ce90"/>
          <table:table-cell table:number-columns-repeated="1009"/>
        </table:table-row>
        <table:table-row table:style-name="ro1">
          <table:covered-table-cell table:style-name="ce47"/>
          <table:covered-table-cell table:number-columns-repeated="2" table:style-name="ce54"/>
          <table:covered-table-cell table:style-name="ce64"/>
          <table:covered-table-cell table:style-name="ce72"/>
          <table:covered-table-cell table:style-name="ce79"/>
          <table:covered-table-cell table:style-name="ce85"/>
          <table:covered-table-cell table:number-columns-repeated="2" table:style-name="ce91"/>
          <table:covered-table-cell table:style-name="ce79"/>
          <table:table-cell table:style-name="ce95" table:formula="of:=IF([$変更履歴.BY3]=&quot;&quot;;&quot;&quot;;[$変更履歴.BY3])" office:value-type="string" office:string-value="第1.0版">
            <text:p>第1.0版</text:p>
          </table:table-cell>
          <table:table-cell table:style-name="ce71" table:formula="of:=IF([$変更履歴.CE3]=&quot;&quot;;&quot;&quot;;[$変更履歴.CE3])" table:number-columns-spanned="2" table:number-rows-spanned="1">
            <text:p/>
          </table:table-cell>
          <table:covered-table-cell table:style-name="ce90"/>
          <table:table-cell table:style-name="ce71" table:formula="of:=IF([$変更履歴.CL3]=&quot;&quot;;&quot;&quot;;[$変更履歴.CL3])" table:number-columns-spanned="2" table:number-rows-spanned="1">
            <text:p/>
          </table:table-cell>
          <table:covered-table-cell table:style-name="ce90"/>
          <table:table-cell table:number-columns-repeated="1009"/>
        </table:table-row>
        <table:table-row table:style-name="ro2">
          <table:table-cell table:number-columns-repeated="1024"/>
        </table:table-row>
        <table:table-row table:style-name="ro1">
          <table:table-cell table:style-name="ce49"/>
          <table:table-cell table:style-name="ce56" table:number-columns-repeated="4"/>
          <table:table-cell table:style-name="ce80" office:value-type="string">
            <text:p>合計ﾃｽﾄ件数：</text:p>
          </table:table-cell>
          <table:table-cell table:style-name="ce80"/>
          <table:table-cell table:style-name="ce92" table:formula="of:=SUM([.H7:.H80])" office:value-type="float" office:value="0">
            <text:p>0</text:p>
          </table:table-cell>
          <table:table-cell table:style-name="ce56" table:number-columns-repeated="7"/>
          <table:table-cell table:style-name="ce101" table:number-columns-repeated="2"/>
          <table:table-cell table:style-name="ce104" table:number-columns-repeated="3"/>
          <table:table-cell table:style-name="ce101"/>
          <table:table-cell table:style-name="ce105"/>
          <table:table-cell table:style-name="ce49" table:number-columns-repeated="3"/>
          <table:table-cell table:number-columns-repeated="999"/>
        </table:table-row>
        <table:table-row table:style-name="ro3">
          <table:table-cell table:style-name="ce50" office:value-type="string">
            <text:p>No.</text:p>
          </table:table-cell>
          <table:table-cell table:style-name="ce50" office:value-type="string">
            <text:p>カテゴリ</text:p>
          </table:table-cell>
          <table:table-cell table:style-name="ce50" office:value-type="string">
            <office:annotation draw:style-name="gr6" draw:text-style-name="P4" svg:width="4.984cm" svg:height="1.977cm" svg:x="4.554cm" svg:y="2.137cm" draw:caption-point-x="-0.482cm" draw:caption-point-y="0.324cm">
              <dc:date>2016-02-08T00:00:00</dc:date>
              <text:p text:style-name="P4">・画面表示</text:p>
              <text:p text:style-name="P4">・DB更新</text:p>
              <text:p text:style-name="P4">・帳票表示</text:p>
            </office:annotation>
            <text:p>テスト分類</text:p>
          </table:table-cell>
          <table:table-cell table:style-name="ce66" office:value-type="string" table:number-columns-spanned="2" table:number-rows-spanned="1">
            <text:p>テスト項目</text:p>
          </table:table-cell>
          <table:covered-table-cell table:style-name="ce73"/>
          <table:table-cell table:style-name="ce50" office:value-type="string" table:number-columns-spanned="2" table:number-rows-spanned="1">
            <text:p>予想結果</text:p>
          </table:table-cell>
          <table:covered-table-cell table:style-name="ce86"/>
          <table:table-cell table:style-name="ce50" office:value-type="string" table:number-columns-spanned="2" table:number-rows-spanned="1">
            <text:p>担当者</text:p>
          </table:table-cell>
          <table:covered-table-cell table:style-name="ce86"/>
          <table:table-cell table:style-name="ce50" office:value-type="string">
            <text:p>回</text:p>
          </table:table-cell>
          <table:table-cell table:style-name="ce50" office:value-type="string">
            <text:p>実施日</text:p>
          </table:table-cell>
          <table:table-cell table:style-name="ce66" office:value-type="string">
            <text:p>テスト</text:p>
            <text:p>結果</text:p>
          </table:table-cell>
          <table:table-cell table:style-name="ce50" office:value-type="string">
            <text:p>完了日</text:p>
          </table:table-cell>
          <table:table-cell table:style-name="ce50" office:value-type="string" table:number-columns-spanned="2" table:number-rows-spanned="1">
            <text:p>備考</text:p>
          </table:table-cell>
          <table:covered-table-cell table:style-name="ce50"/>
          <table:table-cell table:style-name="ce102"/>
          <table:table-cell table:style-name="ce102" office:value-type="string">
            <text:p>テスト分類</text:p>
          </table:table-cell>
          <table:table-cell table:style-name="ce102" table:number-columns-repeated="1007"/>
        </table:table-row>
        <table:table-row table:style-name="ro4">
          <table:table-cell table:style-name="ce51" office:value-type="float" office:value="1" table:number-columns-spanned="1" table:number-rows-spanned="5">
            <text:p>1</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画面の文字要素は仕様書通りかまたは、問題なく表示されているか</text:p>
          </table:table-cell>
          <table:covered-table-cell table:style-name="ce113"/>
          <table:table-cell table:style-name="ce116" office:value-type="string" table:number-columns-spanned="2" table:number-rows-spanned="5">
            <text:p>カードのサイズ・スクロール・他のView要素との関係（見やすさや操作性）に問題はないか、カード上のレイアウトに問題はないか（問題と正誤判定マーク、マグレボタンが干渉していないか）、外面上部の結果 〇問/10問は正確に表示されているか</text:p>
          </table:table-cell>
          <table:covered-table-cell table:style-name="ce12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table-cell table:style-name="ce103" office:value-type="string">
            <text:p>画面表示</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table-cell table:style-name="ce96"/>
          <table:table-cell table:style-name="ce51" table:number-columns-repeated="2"/>
          <table:table-cell table:style-name="ce99" table:number-columns-spanned="2" table:number-rows-spanned="1"/>
          <table:covered-table-cell table:style-name="ce100"/>
          <table:table-cell table:style-name="ce103"/>
          <table:table-cell table:style-name="ce103" office:value-type="string">
            <text:p>DB更新</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入力</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17"/>
          <table:covered-table-cell table:style-name="ce12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出力</text:p>
          </table:table-cell>
          <table:table-cell table:style-name="ce103" table:number-columns-repeated="1007"/>
        </table:table-row>
        <table:table-row table:style-name="ro7">
          <table:covered-table-cell table:style-name="ce51"/>
          <table:covered-table-cell table:style-name="ce107"/>
          <table:covered-table-cell table:style-name="ce106" table:content-validation-name="val4"/>
          <table:covered-table-cell table:style-name="ce112"/>
          <table:covered-table-cell table:style-name="ce115"/>
          <table:covered-table-cell table:style-name="ce118"/>
          <table:covered-table-cell table:style-name="ce12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遷移</text:p>
          </table:table-cell>
          <table:table-cell table:style-name="ce103" table:number-columns-repeated="1007"/>
        </table:table-row>
        <table:table-row table:style-name="ro4">
          <table:table-cell table:style-name="ce51" office:value-type="float" office:value="2" table:number-columns-spanned="1" table:number-rows-spanned="5">
            <text:p>2</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アプリボタン（Top画面遷移・マグレボタン）は正常に作動するか</text:p>
          </table:table-cell>
          <table:covered-table-cell table:style-name="ce113"/>
          <table:table-cell table:style-name="ce116" office:value-type="string" table:number-columns-spanned="2" table:number-rows-spanned="5">
            <text:p>マグレボタン押下時（すべてのカード・すべての組み合わせ）</text:p>
          </table:table-cell>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table-cell table:style-name="ce103" office:value-type="string">
            <text:p>動作確認</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共通</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3" table:number-columns-spanned="1" table:number-rows-spanned="5">
            <text:p>3</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カードの表示内容について</text:p>
          </table:table-cell>
          <table:covered-table-cell table:style-name="ce113"/>
          <table:table-cell table:style-name="ce116" office:value-type="string" table:number-columns-spanned="2" table:number-rows-spanned="5">
            <text:p>正答・誤答の判定マークは正常に表示されているか、問題と解答は一致しているか、マグレボタンは正答カードのみに表示されているか</text:p>
          </table:table-cell>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5">
          <table:covered-table-cell table:style-name="ce51"/>
          <table:covered-table-cell table:style-name="ce107"/>
          <table:covered-table-cell table:style-name="ce106"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4" table:number-columns-spanned="1" table:number-rows-spanned="5">
            <text:p>4</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解像度の異なる端末でも正常に表示されるかどうか</text:p>
          </table:table-cell>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5" table:number-columns-spanned="1" table:number-rows-spanned="5">
            <text:p>5</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端末電源ボタンを押下し、非表示にした後も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6" table:number-columns-spanned="1" table:number-rows-spanned="5">
            <text:p>6</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7" table:number-columns-spanned="1" table:number-rows-spanned="5">
            <text:p>7</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6">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8" table:number-columns-spanned="1" table:number-rows-spanned="5">
            <text:p>8</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9" table:number-columns-spanned="1" table:number-rows-spanned="5">
            <text:p>9</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0" table:number-columns-spanned="1" table:number-rows-spanned="5">
            <text:p>10</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アプリボタンを連打した場合にも、正常に動作す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1" table:number-columns-spanned="1" table:number-rows-spanned="5">
            <text:p>11</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電話やメールが割り込んだ場合も、正常に復帰でき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2" table:number-columns-spanned="1" table:number-rows-spanned="5">
            <text:p>12</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アプリ作動中に電源を強制断しても正常に復帰でき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3" table:number-columns-spanned="1" table:number-rows-spanned="5">
            <text:p>13</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バックグラウンドで動いているアプリを立ち上げた時に影響しないか、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4" table:number-columns-spanned="1" table:number-rows-spanned="5">
            <text:p>14</text:p>
          </table:table-cell>
          <table:table-cell table:style-name="ce106" office:value-type="string" table:number-columns-spanned="1" table:number-rows-spanned="5">
            <text:p>正常系</text:p>
          </table:table-cell>
          <table:table-cell table:style-name="ce106" table:content-validation-name="val4" table:number-columns-spanned="1" table:number-rows-spanned="5"/>
          <table:table-cell table:style-name="ce110" office:value-type="string" table:number-columns-spanned="2" table:number-rows-spanned="5">
            <text:p>端末ボタン各種（バック・ホーム・起動アプリ選択ボタン）の長押し、連打、同時押し後でも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5" table:number-columns-spanned="1" table:number-rows-spanned="5">
            <text:p>15</text:p>
          </table:table-cell>
          <table:table-cell table:style-name="ce106" table:number-columns-spanned="1" table:number-rows-spanned="5"/>
          <table:table-cell table:style-name="ce106" table:content-validation-name="val4"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6" table:number-columns-spanned="1" table:number-rows-spanned="5">
            <text:p>16</text:p>
          </table:table-cell>
          <table:table-cell table:style-name="ce106" table:number-columns-spanned="1" table:number-rows-spanned="5"/>
          <table:table-cell table:style-name="ce106" table:content-validation-name="val4"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2" table:number-columns-spanned="2" table:number-rows-spanned="5"/>
          <table:covered-table-cell table:style-name="ce125" table:content-validation-name="val2"/>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4"/>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4"/>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number-rows-repeated="1048489">
          <table:table-cell table:number-columns-repeated="1024"/>
        </table:table-row>
        <table:table-row table:style-name="ro4">
          <table:table-cell table:number-columns-repeated="1024"/>
        </table:table-row>
        <table:named-expressions>
          <table:named-range table:name="_xlnm._FilterDatabase" table:base-cell-address="$変更履歴.$A$1" table:cell-range-address="$'固有テスト項目（P3）'.$A$6:.$O$61"/>
          <table:named-range table:name="_xlnm.Print_Area" table:base-cell-address="$変更履歴.$A$1" table:cell-range-address="$'固有テスト項目（P3）'.$A$1:.$O$86" table:range-usable-as="print-range"/>
        </table:named-expressions>
      </table:table>
      <table:table table:name="固有テスト項目（P4）" table:style-name="ta6" table:print-ranges="'固有テスト項目（P4）'.A1:'固有テスト項目（P4）'.O86">
        <office:forms form:automatic-focus="false" form:apply-design-mode="false"/>
        <table:table-column table:style-name="co4" table:default-cell-style-name="ce48"/>
        <table:table-column table:style-name="co5" table:default-cell-style-name="ce55"/>
        <table:table-column table:style-name="co6" table:default-cell-style-name="ce55"/>
        <table:table-column table:style-name="co7" table:default-cell-style-name="ce65"/>
        <table:table-column table:style-name="co8" table:default-cell-style-name="ce55"/>
        <table:table-column table:style-name="co9" table:number-columns-repeated="2" table:default-cell-style-name="ce55"/>
        <table:table-column table:style-name="co10" table:default-cell-style-name="ce55"/>
        <table:table-column table:style-name="co11" table:default-cell-style-name="ce55"/>
        <table:table-column table:style-name="co12" table:default-cell-style-name="ce55"/>
        <table:table-column table:style-name="co13" table:default-cell-style-name="ce55"/>
        <table:table-column table:style-name="co14" table:number-columns-repeated="2" table:default-cell-style-name="ce55"/>
        <table:table-column table:style-name="co15" table:default-cell-style-name="ce55"/>
        <table:table-column table:style-name="co16" table:default-cell-style-name="ce55"/>
        <table:table-column table:style-name="co17" table:default-cell-style-name="ce55"/>
        <table:table-column table:style-name="co2" table:number-columns-repeated="3" table:default-cell-style-name="ce55"/>
        <table:table-column table:style-name="co18" table:default-cell-style-name="ce55"/>
        <table:table-column table:style-name="co19" table:default-cell-style-name="ce55"/>
        <table:table-column table:style-name="co20" table:default-cell-style-name="ce55"/>
        <table:table-column table:style-name="co21" table:default-cell-style-name="ce55"/>
        <table:table-column table:style-name="co22" table:default-cell-style-name="ce55"/>
        <table:table-column table:style-name="co2" table:default-cell-style-name="ce55"/>
        <table:table-column table:style-name="co23" table:default-cell-style-name="ce55"/>
        <table:table-column table:style-name="co2" table:number-columns-repeated="998" table:default-cell-style-name="ce55"/>
        <table:table-row table:style-name="ro1">
          <table:table-cell table:style-name="ce45" office:value-type="string" table:number-columns-spanned="4" table:number-rows-spanned="3">
            <text:p>プログラムテスト仕様書 兼 </text:p>
            <text:p>成績書（固有確認テスト項目）</text:p>
          </table:table-cell>
          <table:covered-table-cell table:number-columns-repeated="2" table:style-name="ce52"/>
          <table:covered-table-cell table:style-name="ce62"/>
          <table:table-cell table:style-name="ce70" office:value-type="string" table:number-columns-spanned="2" table:number-rows-spanned="1">
            <text:p>システム名</text:p>
          </table:table-cell>
          <table:covered-table-cell table:style-name="ce77"/>
          <table:table-cell table:style-name="ce70" office:value-type="string">
            <text:p>ページNo.</text:p>
          </table:table-cell>
          <table:table-cell table:style-name="ce77" office:value-type="string" table:number-columns-spanned="3" table:number-rows-spanned="1">
            <text:p>概要</text:p>
          </table:table-cell>
          <table:covered-table-cell table:style-name="ce93"/>
          <table:covered-table-cell table:style-name="ce77"/>
          <table:table-cell table:style-name="ce70" office:value-type="string">
            <text:p>版数</text:p>
          </table:table-cell>
          <table:table-cell table:style-name="ce70" office:value-type="string" table:number-columns-spanned="2" table:number-rows-spanned="1">
            <text:p>作成日</text:p>
          </table:table-cell>
          <table:covered-table-cell table:style-name="ce77"/>
          <table:table-cell table:style-name="ce70" office:value-type="string" table:number-columns-spanned="2" table:number-rows-spanned="1">
            <text:p>作成者</text:p>
          </table:table-cell>
          <table:covered-table-cell table:style-name="ce77"/>
          <table:table-cell table:number-columns-repeated="1009"/>
        </table:table-row>
        <table:table-row table:style-name="ro1">
          <table:covered-table-cell table:style-name="ce46"/>
          <table:covered-table-cell table:number-columns-repeated="2" table:style-name="ce53"/>
          <table:covered-table-cell table:style-name="ce63"/>
          <table:table-cell table:style-name="ce71" table:formula="of:=[$変更履歴.AE2]" office:value-type="string" office:string-value="3秒で〇〇" table:number-columns-spanned="2" table:number-rows-spanned="2">
            <text:p>3秒で〇〇</text:p>
          </table:table-cell>
          <table:covered-table-cell table:style-name="ce78"/>
          <table:table-cell table:style-name="ce71" office:value-type="string" table:number-columns-spanned="1" table:number-rows-spanned="2">
            <text:p>P4</text:p>
          </table:table-cell>
          <table:table-cell table:style-name="ce90" office:value-type="string" table:number-columns-spanned="3" table:number-rows-spanned="2">
            <text:p>アプリ解説</text:p>
          </table:table-cell>
          <table:covered-table-cell table:style-name="ce94"/>
          <table:covered-table-cell table:style-name="ce78"/>
          <table:table-cell table:style-name="ce95" table:formula="of:=IF([$変更履歴.BY2]=&quot;&quot;;&quot;&quot;;[$変更履歴.BY2])" office:value-type="string" office:string-value="初版">
            <text:p>初版</text:p>
          </table:table-cell>
          <table:table-cell table:style-name="ce97" table:formula="of:=IF([$変更履歴.CE2]=&quot;&quot;;&quot;&quot;;[$変更履歴.CE2])" office:value-type="string" office:string-value="2016/2/3" table:number-columns-spanned="2" table:number-rows-spanned="1">
            <text:p>2016/2/3</text:p>
          </table:table-cell>
          <table:covered-table-cell table:style-name="ce90"/>
          <table:table-cell table:style-name="ce98" table:formula="of:=IF([$変更履歴.CL2]=&quot;&quot;;&quot;&quot;;[$変更履歴.CL2])" office:value-type="string" office:string-value="男班" table:number-columns-spanned="2" table:number-rows-spanned="1">
            <text:p>男班</text:p>
          </table:table-cell>
          <table:covered-table-cell table:style-name="ce90"/>
          <table:table-cell table:number-columns-repeated="1009"/>
        </table:table-row>
        <table:table-row table:style-name="ro1">
          <table:covered-table-cell table:style-name="ce47"/>
          <table:covered-table-cell table:number-columns-repeated="2" table:style-name="ce54"/>
          <table:covered-table-cell table:style-name="ce64"/>
          <table:covered-table-cell table:style-name="ce72"/>
          <table:covered-table-cell table:style-name="ce79"/>
          <table:covered-table-cell table:style-name="ce85"/>
          <table:covered-table-cell table:number-columns-repeated="2" table:style-name="ce91"/>
          <table:covered-table-cell table:style-name="ce79"/>
          <table:table-cell table:style-name="ce95" table:formula="of:=IF([$変更履歴.BY3]=&quot;&quot;;&quot;&quot;;[$変更履歴.BY3])" office:value-type="string" office:string-value="第1.0版">
            <text:p>第1.0版</text:p>
          </table:table-cell>
          <table:table-cell table:style-name="ce71" table:formula="of:=IF([$変更履歴.CE3]=&quot;&quot;;&quot;&quot;;[$変更履歴.CE3])" table:number-columns-spanned="2" table:number-rows-spanned="1">
            <text:p/>
          </table:table-cell>
          <table:covered-table-cell table:style-name="ce90"/>
          <table:table-cell table:style-name="ce71" table:formula="of:=IF([$変更履歴.CL3]=&quot;&quot;;&quot;&quot;;[$変更履歴.CL3])" table:number-columns-spanned="2" table:number-rows-spanned="1">
            <text:p/>
          </table:table-cell>
          <table:covered-table-cell table:style-name="ce90"/>
          <table:table-cell table:number-columns-repeated="1009"/>
        </table:table-row>
        <table:table-row table:style-name="ro2">
          <table:table-cell table:number-columns-repeated="1024"/>
        </table:table-row>
        <table:table-row table:style-name="ro1">
          <table:table-cell table:style-name="ce49"/>
          <table:table-cell table:style-name="ce56" table:number-columns-repeated="4"/>
          <table:table-cell table:style-name="ce80" office:value-type="string">
            <text:p>合計ﾃｽﾄ件数：</text:p>
          </table:table-cell>
          <table:table-cell table:style-name="ce80"/>
          <table:table-cell table:style-name="ce92" table:formula="of:=SUM([.H7:.H80])" office:value-type="float" office:value="0">
            <text:p>0</text:p>
          </table:table-cell>
          <table:table-cell table:style-name="ce56" table:number-columns-repeated="7"/>
          <table:table-cell table:style-name="ce101" table:number-columns-repeated="2"/>
          <table:table-cell table:style-name="ce104" table:number-columns-repeated="3"/>
          <table:table-cell table:style-name="ce101"/>
          <table:table-cell table:style-name="ce105"/>
          <table:table-cell table:style-name="ce49" table:number-columns-repeated="3"/>
          <table:table-cell table:number-columns-repeated="999"/>
        </table:table-row>
        <table:table-row table:style-name="ro3">
          <table:table-cell table:style-name="ce50" office:value-type="string">
            <text:p>No.</text:p>
          </table:table-cell>
          <table:table-cell table:style-name="ce50" office:value-type="string">
            <text:p>カテゴリ</text:p>
          </table:table-cell>
          <table:table-cell table:style-name="ce50" office:value-type="string">
            <office:annotation draw:style-name="gr6" draw:text-style-name="P4" svg:width="4.984cm" svg:height="1.977cm" svg:x="4.554cm" svg:y="2.137cm" draw:caption-point-x="-0.482cm" draw:caption-point-y="0.324cm">
              <dc:date>2016-02-08T00:00:00</dc:date>
              <text:p text:style-name="P4">・画面表示</text:p>
              <text:p text:style-name="P4">・DB更新</text:p>
              <text:p text:style-name="P4">・帳票表示</text:p>
            </office:annotation>
            <text:p>テスト分類</text:p>
          </table:table-cell>
          <table:table-cell table:style-name="ce66" office:value-type="string" table:number-columns-spanned="2" table:number-rows-spanned="1">
            <text:p>テスト項目</text:p>
          </table:table-cell>
          <table:covered-table-cell table:style-name="ce73"/>
          <table:table-cell table:style-name="ce50" office:value-type="string" table:number-columns-spanned="2" table:number-rows-spanned="1">
            <text:p>予想結果</text:p>
          </table:table-cell>
          <table:covered-table-cell table:style-name="ce86"/>
          <table:table-cell table:style-name="ce50" office:value-type="string" table:number-columns-spanned="2" table:number-rows-spanned="1">
            <text:p>担当者</text:p>
          </table:table-cell>
          <table:covered-table-cell table:style-name="ce86"/>
          <table:table-cell table:style-name="ce50" office:value-type="string">
            <text:p>回</text:p>
          </table:table-cell>
          <table:table-cell table:style-name="ce50" office:value-type="string">
            <text:p>実施日</text:p>
          </table:table-cell>
          <table:table-cell table:style-name="ce66" office:value-type="string">
            <text:p>テスト</text:p>
            <text:p>結果</text:p>
          </table:table-cell>
          <table:table-cell table:style-name="ce50" office:value-type="string">
            <text:p>完了日</text:p>
          </table:table-cell>
          <table:table-cell table:style-name="ce50" office:value-type="string" table:number-columns-spanned="2" table:number-rows-spanned="1">
            <text:p>備考</text:p>
          </table:table-cell>
          <table:covered-table-cell table:style-name="ce50"/>
          <table:table-cell table:style-name="ce102"/>
          <table:table-cell table:style-name="ce102" office:value-type="string">
            <text:p>テスト分類</text:p>
          </table:table-cell>
          <table:table-cell table:style-name="ce102" table:number-columns-repeated="1007"/>
        </table:table-row>
        <table:table-row table:style-name="ro4">
          <table:table-cell table:style-name="ce51" office:value-type="float" office:value="1" table:number-columns-spanned="1" table:number-rows-spanned="5">
            <text:p>1</text:p>
          </table:table-cell>
          <table:table-cell table:style-name="ce106" office:value-type="string" table:number-columns-spanned="1" table:number-rows-spanned="5">
            <text:p>正常系</text:p>
          </table:table-cell>
          <table:table-cell table:style-name="ce106" table:content-validation-name="val5" office:value-type="string" table:number-columns-spanned="1" table:number-rows-spanned="5">
            <text:p>画面表示</text:p>
          </table:table-cell>
          <table:table-cell table:style-name="ce110" office:value-type="string" table:number-columns-spanned="2" table:number-rows-spanned="5">
            <text:p>画面の文字要素は仕様書通りかまたは、問題なく表示されているか</text:p>
          </table:table-cell>
          <table:covered-table-cell table:style-name="ce113"/>
          <table:table-cell table:style-name="ce116" office:value-type="string" table:number-columns-spanned="2" table:number-rows-spanned="5">
            <text:p>文字要素・レイアウト</text:p>
          </table:table-cell>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table-cell table:style-name="ce103" office:value-type="string">
            <text:p>画面表示</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table-cell table:style-name="ce96"/>
          <table:table-cell table:style-name="ce51" table:number-columns-repeated="2"/>
          <table:table-cell table:style-name="ce99" table:number-columns-spanned="2" table:number-rows-spanned="1"/>
          <table:covered-table-cell table:style-name="ce100"/>
          <table:table-cell table:style-name="ce103"/>
          <table:table-cell table:style-name="ce103" office:value-type="string">
            <text:p>DB更新</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入力</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出力</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遷移</text:p>
          </table:table-cell>
          <table:table-cell table:style-name="ce103" table:number-columns-repeated="1007"/>
        </table:table-row>
        <table:table-row table:style-name="ro4">
          <table:table-cell table:style-name="ce51" office:value-type="float" office:value="2" table:number-columns-spanned="1" table:number-rows-spanned="5">
            <text:p>2</text:p>
          </table:table-cell>
          <table:table-cell table:style-name="ce106" office:value-type="string" table:number-columns-spanned="1" table:number-rows-spanned="5">
            <text:p>正常系</text:p>
          </table:table-cell>
          <table:table-cell table:style-name="ce106" table:content-validation-name="val5" office:value-type="string" table:number-columns-spanned="1" table:number-rows-spanned="5">
            <text:p>遷移</text:p>
          </table:table-cell>
          <table:table-cell table:style-name="ce110" office:value-type="string" table:number-columns-spanned="2" table:number-rows-spanned="5">
            <text:p>TOP画面への遷移ボタンは正常に作動す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table-cell table:style-name="ce103" office:value-type="string">
            <text:p>動作確認</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共通</text:p>
          </table:table-cell>
          <table:table-cell table:style-name="ce103" table:number-columns-repeated="1007"/>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3" table:number-columns-spanned="1" table:number-rows-spanned="5">
            <text:p>3</text:p>
          </table:table-cell>
          <table:table-cell table:style-name="ce106" office:value-type="string" table:number-columns-spanned="1" table:number-rows-spanned="5">
            <text:p>正常系</text:p>
          </table:table-cell>
          <table:table-cell table:style-name="ce106" table:content-validation-name="val5" office:value-type="string" table:number-columns-spanned="1" table:number-rows-spanned="5">
            <text:p>画面表示</text:p>
          </table:table-cell>
          <table:table-cell table:style-name="ce110" office:value-type="string" table:number-columns-spanned="2" table:number-rows-spanned="5">
            <text:p>「次回から表示しない」チェックボックスのON/OFFは正常に動作するか</text:p>
          </table:table-cell>
          <table:covered-table-cell table:style-name="ce113"/>
          <table:table-cell table:style-name="ce116" office:value-type="string" table:number-columns-spanned="2" table:number-rows-spanned="5">
            <text:p>ON時は2回目以降表示されないか、端末のバックボタンで戻った時にも正常に動作するか</text:p>
          </table:table-cell>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5">
          <table:covered-table-cell table:style-name="ce51"/>
          <table:covered-table-cell table:style-name="ce107"/>
          <table:covered-table-cell table:style-name="ce106"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4" table:number-columns-spanned="1" table:number-rows-spanned="5">
            <text:p>4</text:p>
          </table:table-cell>
          <table:table-cell table:style-name="ce106" office:value-type="string" table:number-columns-spanned="1" table:number-rows-spanned="5">
            <text:p>正常系</text:p>
          </table:table-cell>
          <table:table-cell table:style-name="ce106" table:content-validation-name="val5" office:value-type="string" table:number-columns-spanned="1" table:number-rows-spanned="5">
            <text:p>動作確認</text:p>
          </table:table-cell>
          <table:table-cell table:style-name="ce110" office:value-type="string" table:number-columns-spanned="2" table:number-rows-spanned="5">
            <text:p>サウンドのON/OFFボタンは正常に動作するか</text:p>
          </table:table-cell>
          <table:covered-table-cell table:style-name="ce113"/>
          <table:table-cell table:style-name="ce116" office:value-type="string" table:number-columns-spanned="2" table:number-rows-spanned="5">
            <text:p>アイコンの表示切替、音のON/OFF</text:p>
          </table:table-cell>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5" table:number-columns-spanned="1" table:number-rows-spanned="5">
            <text:p>5</text:p>
          </table:table-cell>
          <table:table-cell table:style-name="ce106" office:value-type="string" table:number-columns-spanned="1" table:number-rows-spanned="5">
            <text:p>正常系</text:p>
          </table:table-cell>
          <table:table-cell table:style-name="ce106" table:content-validation-name="val5" office:value-type="string" table:number-columns-spanned="1" table:number-rows-spanned="5">
            <text:p>画面表示</text:p>
          </table:table-cell>
          <table:table-cell table:style-name="ce110" office:value-type="string" table:number-columns-spanned="2" table:number-rows-spanned="5">
            <text:p>解像度の異なる端末でも正常に表示されるかどうか</text:p>
          </table:table-cell>
          <table:covered-table-cell table:style-name="ce113"/>
          <table:table-cell table:style-name="ce116" table:number-columns-spanned="2" table:number-rows-spanned="5"/>
          <table:covered-table-cell table:style-name="ce130"/>
          <table:table-cell table:style-name="ce106" table:content-validation-name="val6" table:number-columns-spanned="2" table:number-rows-spanned="5"/>
          <table:covered-table-cell table:style-name="ce125" table:content-validation-name="val6"/>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5"/>
          <table:covered-table-cell table:style-name="ce112"/>
          <table:covered-table-cell table:style-name="ce115"/>
          <table:covered-table-cell table:style-name="ce129"/>
          <table:covered-table-cell table:style-name="ce132"/>
          <table:covered-table-cell table:style-name="ce124" table:content-validation-name="val6"/>
          <table:covered-table-cell table:style-name="ce127"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6" table:number-columns-spanned="1" table:number-rows-spanned="5">
            <text:p>6</text:p>
          </table:table-cell>
          <table:table-cell table:style-name="ce106" office:value-type="string" table:number-columns-spanned="1" table:number-rows-spanned="5">
            <text:p>正常系</text:p>
          </table:table-cell>
          <table:table-cell table:style-name="ce106" table:content-validation-name="val5" office:value-type="string" table:number-columns-spanned="1" table:number-rows-spanned="5">
            <text:p>動作確認</text:p>
          </table:table-cell>
          <table:table-cell table:style-name="ce110" office:value-type="string" table:number-columns-spanned="2" table:number-rows-spanned="5">
            <text:p>端末電源ボタンを押下し、非表示にした後も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7" table:number-columns-spanned="1" table:number-rows-spanned="5">
            <text:p>7</text:p>
          </table:table-cell>
          <table:table-cell table:style-name="ce106" office:value-type="string" table:number-columns-spanned="1" table:number-rows-spanned="5">
            <text:p>正常系</text:p>
          </table:table-cell>
          <table:table-cell table:style-name="ce106" table:content-validation-name="val5"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6" table:number-columns-spanned="2" table:number-rows-spanned="5"/>
          <table:covered-table-cell table:style-name="ce125" table:content-validation-name="val6"/>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6">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6"/>
          <table:covered-table-cell table:style-name="ce127"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8" table:number-columns-spanned="1" table:number-rows-spanned="5">
            <text:p>8</text:p>
          </table:table-cell>
          <table:table-cell table:style-name="ce106" office:value-type="string" table:number-columns-spanned="1" table:number-rows-spanned="5">
            <text:p>正常系</text:p>
          </table:table-cell>
          <table:table-cell table:style-name="ce106" table:content-validation-name="val5"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6" table:number-columns-spanned="2" table:number-rows-spanned="5"/>
          <table:covered-table-cell table:style-name="ce125" table:content-validation-name="val6"/>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6"/>
          <table:covered-table-cell table:style-name="ce127"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9" table:number-columns-spanned="1" table:number-rows-spanned="5">
            <text:p>9</text:p>
          </table:table-cell>
          <table:table-cell table:style-name="ce106" office:value-type="string" table:number-columns-spanned="1" table:number-rows-spanned="5">
            <text:p>正常系</text:p>
          </table:table-cell>
          <table:table-cell table:style-name="ce106" table:content-validation-name="val5"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6" table:number-columns-spanned="2" table:number-rows-spanned="5"/>
          <table:covered-table-cell table:style-name="ce125" table:content-validation-name="val6"/>
          <table:table-cell table:style-name="ce51" office:value-type="float" office:value="1">
            <text:p>1</text:p>
          </table:table-cell>
          <table:table-cell table:style-name="ce96" office:value-type="date" office:date-value="2010-03-31">
            <text:p>2010/03/31</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6"/>
          <table:covered-table-cell table:style-name="ce127"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0" table:number-columns-spanned="1" table:number-rows-spanned="5">
            <text:p>10</text:p>
          </table:table-cell>
          <table:table-cell table:style-name="ce106" office:value-type="string" table:number-columns-spanned="1" table:number-rows-spanned="5">
            <text:p>異常系</text:p>
          </table:table-cell>
          <table:table-cell table:style-name="ce106" table:content-validation-name="val5" table:number-columns-spanned="1" table:number-rows-spanned="5"/>
          <table:table-cell table:style-name="ce110" office:value-type="string" table:number-columns-spanned="2" table:number-rows-spanned="5">
            <text:p>アプリボタンを連打した場合にも、正常に動作す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1" table:number-columns-spanned="1" table:number-rows-spanned="5">
            <text:p>11</text:p>
          </table:table-cell>
          <table:table-cell table:style-name="ce106" office:value-type="string" table:number-columns-spanned="1" table:number-rows-spanned="5">
            <text:p>異常系</text:p>
          </table:table-cell>
          <table:table-cell table:style-name="ce106" table:content-validation-name="val5" table:number-columns-spanned="1" table:number-rows-spanned="5"/>
          <table:table-cell table:style-name="ce110" office:value-type="string" table:number-columns-spanned="2" table:number-rows-spanned="5">
            <text:p>電話やメールが割り込んだ場合も、正常に復帰でき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2" table:number-columns-spanned="1" table:number-rows-spanned="5">
            <text:p>12</text:p>
          </table:table-cell>
          <table:table-cell table:style-name="ce106" office:value-type="string" table:number-columns-spanned="1" table:number-rows-spanned="5">
            <text:p>異常系</text:p>
          </table:table-cell>
          <table:table-cell table:style-name="ce106" table:content-validation-name="val5" table:number-columns-spanned="1" table:number-rows-spanned="5"/>
          <table:table-cell table:style-name="ce110" office:value-type="string" table:number-columns-spanned="2" table:number-rows-spanned="5">
            <text:p>アプリ作動中に電源を強制断しても正常に復帰でき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3" table:number-columns-spanned="1" table:number-rows-spanned="5">
            <text:p>13</text:p>
          </table:table-cell>
          <table:table-cell table:style-name="ce106" office:value-type="string" table:number-columns-spanned="1" table:number-rows-spanned="5">
            <text:p>異常系</text:p>
          </table:table-cell>
          <table:table-cell table:style-name="ce106" table:content-validation-name="val5" table:number-columns-spanned="1" table:number-rows-spanned="5"/>
          <table:table-cell table:style-name="ce110" office:value-type="string" table:number-columns-spanned="2" table:number-rows-spanned="5">
            <text:p>バックグラウンドで動いているアプリを立ち上げた時に影響しないか、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4" table:number-columns-spanned="1" table:number-rows-spanned="5">
            <text:p>14</text:p>
          </table:table-cell>
          <table:table-cell table:style-name="ce106" office:value-type="string" table:number-columns-spanned="1" table:number-rows-spanned="5">
            <text:p>異常系</text:p>
          </table:table-cell>
          <table:table-cell table:style-name="ce106" table:content-validation-name="val5" table:number-columns-spanned="1" table:number-rows-spanned="5"/>
          <table:table-cell table:style-name="ce110" office:value-type="string" table:number-columns-spanned="2" table:number-rows-spanned="5">
            <text:p>端末ボタン各種（バック・ホーム・起動アプリ選択ボタン）の長押し、連打、同時押し後でも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2" office:value-type="string" table:number-columns-spanned="2" table:number-rows-spanned="5">
            <text:p>堀川</text:p>
          </table:table-cell>
          <table:covered-table-cell table:style-name="ce125" table:content-validation-name="val2"/>
          <table:table-cell table:style-name="ce51" office:value-type="float" office:value="1">
            <text:p>1</text:p>
          </table:table-cell>
          <table:table-cell table:style-name="ce96" office:value-type="date" office:date-value="2016-02-07">
            <text:p>2016/02/07</text:p>
          </table:table-cell>
          <table:table-cell table:style-name="ce51" office:value-type="string">
            <text:p>○</text:p>
          </table:table-cell>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2"/>
          <table:covered-table-cell table:style-name="ce126"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2"/>
          <table:covered-table-cell table:style-name="ce127" table:content-validation-name="val2"/>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5" table:number-columns-spanned="1" table:number-rows-spanned="5">
            <text:p>15</text:p>
          </table:table-cell>
          <table:table-cell table:style-name="ce106" table:number-columns-spanned="1" table:number-rows-spanned="5"/>
          <table:table-cell table:style-name="ce106" table:content-validation-name="val5"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6" table:number-columns-spanned="2" table:number-rows-spanned="5"/>
          <table:covered-table-cell table:style-name="ce125" table:content-validation-name="val6"/>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6"/>
          <table:covered-table-cell table:style-name="ce127"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6" table:number-columns-spanned="1" table:number-rows-spanned="5">
            <text:p>16</text:p>
          </table:table-cell>
          <table:table-cell table:style-name="ce106" table:number-columns-spanned="1" table:number-rows-spanned="5"/>
          <table:table-cell table:style-name="ce106" table:content-validation-name="val5"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6" table:number-columns-spanned="2" table:number-rows-spanned="5"/>
          <table:covered-table-cell table:style-name="ce125" table:content-validation-name="val6"/>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5"/>
          <table:covered-table-cell table:style-name="ce111"/>
          <table:covered-table-cell table:style-name="ce114"/>
          <table:covered-table-cell table:style-name="ce128"/>
          <table:covered-table-cell table:style-name="ce131"/>
          <table:covered-table-cell table:style-name="ce123" table:content-validation-name="val6"/>
          <table:covered-table-cell table:style-name="ce126"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5"/>
          <table:covered-table-cell table:style-name="ce112"/>
          <table:covered-table-cell table:style-name="ce115"/>
          <table:covered-table-cell table:style-name="ce129"/>
          <table:covered-table-cell table:style-name="ce132"/>
          <table:covered-table-cell table:style-name="ce124" table:content-validation-name="val6"/>
          <table:covered-table-cell table:style-name="ce127" table:content-validation-name="val6"/>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number-rows-repeated="1048489">
          <table:table-cell table:number-columns-repeated="1024"/>
        </table:table-row>
        <table:table-row table:style-name="ro4">
          <table:table-cell table:number-columns-repeated="1024"/>
        </table:table-row>
        <table:named-expressions>
          <table:named-range table:name="_xlnm._FilterDatabase" table:base-cell-address="$変更履歴.$A$1" table:cell-range-address="$'固有テスト項目（P4）'.$A$6:.$O$61"/>
          <table:named-range table:name="_xlnm.Print_Area" table:base-cell-address="$変更履歴.$A$1" table:cell-range-address="$'固有テスト項目（P4）'.$A$1:.$O$86" table:range-usable-as="print-range"/>
        </table:named-expressions>
      </table:table>
      <table:table table:name="固有テスト項目（P5）" table:style-name="ta7" table:print-ranges="'固有テスト項目（P5）'.A1:'固有テスト項目（P5）'.O86">
        <office:forms form:automatic-focus="false" form:apply-design-mode="false"/>
        <table:table-column table:style-name="co4" table:default-cell-style-name="ce48"/>
        <table:table-column table:style-name="co5" table:default-cell-style-name="ce55"/>
        <table:table-column table:style-name="co6" table:default-cell-style-name="ce55"/>
        <table:table-column table:style-name="co7" table:default-cell-style-name="ce65"/>
        <table:table-column table:style-name="co8" table:default-cell-style-name="ce55"/>
        <table:table-column table:style-name="co9" table:number-columns-repeated="2" table:default-cell-style-name="ce55"/>
        <table:table-column table:style-name="co10" table:default-cell-style-name="ce55"/>
        <table:table-column table:style-name="co11" table:default-cell-style-name="ce55"/>
        <table:table-column table:style-name="co12" table:default-cell-style-name="ce55"/>
        <table:table-column table:style-name="co13" table:default-cell-style-name="ce55"/>
        <table:table-column table:style-name="co14" table:number-columns-repeated="2" table:default-cell-style-name="ce55"/>
        <table:table-column table:style-name="co27" table:number-columns-repeated="2" table:default-cell-style-name="ce55"/>
        <table:table-column table:style-name="co17" table:default-cell-style-name="ce55"/>
        <table:table-column table:style-name="co2" table:number-columns-repeated="3" table:default-cell-style-name="ce55"/>
        <table:table-column table:style-name="co18" table:default-cell-style-name="ce55"/>
        <table:table-column table:style-name="co19" table:default-cell-style-name="ce55"/>
        <table:table-column table:style-name="co20" table:default-cell-style-name="ce55"/>
        <table:table-column table:style-name="co21" table:default-cell-style-name="ce55"/>
        <table:table-column table:style-name="co22" table:default-cell-style-name="ce55"/>
        <table:table-column table:style-name="co2" table:default-cell-style-name="ce55"/>
        <table:table-column table:style-name="co23" table:default-cell-style-name="ce55"/>
        <table:table-column table:style-name="co2" table:number-columns-repeated="998" table:default-cell-style-name="ce55"/>
        <table:table-row table:style-name="ro1">
          <table:table-cell table:style-name="ce45" office:value-type="string" table:number-columns-spanned="4" table:number-rows-spanned="3">
            <text:p>プログラムテスト仕様書 兼 </text:p>
            <text:p>成績書（固有確認テスト項目）</text:p>
          </table:table-cell>
          <table:covered-table-cell table:number-columns-repeated="2" table:style-name="ce52"/>
          <table:covered-table-cell table:style-name="ce62"/>
          <table:table-cell table:style-name="ce70" office:value-type="string" table:number-columns-spanned="2" table:number-rows-spanned="1">
            <text:p>システム名</text:p>
          </table:table-cell>
          <table:covered-table-cell table:style-name="ce77"/>
          <table:table-cell table:style-name="ce70" office:value-type="string">
            <text:p>ページNo.</text:p>
          </table:table-cell>
          <table:table-cell table:style-name="ce77" office:value-type="string" table:number-columns-spanned="3" table:number-rows-spanned="1">
            <text:p>概要</text:p>
          </table:table-cell>
          <table:covered-table-cell table:style-name="ce93"/>
          <table:covered-table-cell table:style-name="ce77"/>
          <table:table-cell table:style-name="ce70" office:value-type="string">
            <text:p>版数</text:p>
          </table:table-cell>
          <table:table-cell table:style-name="ce70" office:value-type="string" table:number-columns-spanned="2" table:number-rows-spanned="1">
            <text:p>作成日</text:p>
          </table:table-cell>
          <table:covered-table-cell table:style-name="ce77"/>
          <table:table-cell table:style-name="ce70" office:value-type="string" table:number-columns-spanned="2" table:number-rows-spanned="1">
            <text:p>作成者</text:p>
          </table:table-cell>
          <table:covered-table-cell table:style-name="ce77"/>
          <table:table-cell table:number-columns-repeated="1009"/>
        </table:table-row>
        <table:table-row table:style-name="ro1">
          <table:covered-table-cell table:style-name="ce46"/>
          <table:covered-table-cell table:number-columns-repeated="2" table:style-name="ce53"/>
          <table:covered-table-cell table:style-name="ce63"/>
          <table:table-cell table:style-name="ce71" table:formula="of:=[$変更履歴.AE2]" office:value-type="string" office:string-value="3秒で〇〇" table:number-columns-spanned="2" table:number-rows-spanned="2">
            <text:p>3秒で〇〇</text:p>
          </table:table-cell>
          <table:covered-table-cell table:style-name="ce78"/>
          <table:table-cell table:style-name="ce71" office:value-type="string" table:number-columns-spanned="1" table:number-rows-spanned="2">
            <text:p>P5</text:p>
          </table:table-cell>
          <table:table-cell table:style-name="ce135" office:value-type="string" table:number-columns-spanned="3" table:number-rows-spanned="2">
            <text:p>アプリクリア画面</text:p>
          </table:table-cell>
          <table:covered-table-cell table:style-name="ce137"/>
          <table:covered-table-cell table:style-name="ce138"/>
          <table:table-cell table:style-name="ce95" table:formula="of:=IF([$変更履歴.BY2]=&quot;&quot;;&quot;&quot;;[$変更履歴.BY2])" office:value-type="string" office:string-value="初版">
            <text:p>初版</text:p>
          </table:table-cell>
          <table:table-cell table:style-name="ce97" table:formula="of:=IF([$変更履歴.CE2]=&quot;&quot;;&quot;&quot;;[$変更履歴.CE2])" office:value-type="string" office:string-value="2016/2/3" table:number-columns-spanned="2" table:number-rows-spanned="1">
            <text:p>2016/2/3</text:p>
          </table:table-cell>
          <table:covered-table-cell table:style-name="ce90"/>
          <table:table-cell table:style-name="ce98" table:formula="of:=IF([$変更履歴.CL2]=&quot;&quot;;&quot;&quot;;[$変更履歴.CL2])" office:value-type="string" office:string-value="男班" table:number-columns-spanned="2" table:number-rows-spanned="1">
            <text:p>男班</text:p>
          </table:table-cell>
          <table:covered-table-cell table:style-name="ce90"/>
          <table:table-cell table:number-columns-repeated="1009"/>
        </table:table-row>
        <table:table-row table:style-name="ro1">
          <table:covered-table-cell table:style-name="ce47"/>
          <table:covered-table-cell table:number-columns-repeated="2" table:style-name="ce54"/>
          <table:covered-table-cell table:style-name="ce64"/>
          <table:covered-table-cell table:style-name="ce72"/>
          <table:covered-table-cell table:style-name="ce79"/>
          <table:covered-table-cell table:style-name="ce85"/>
          <table:covered-table-cell table:number-columns-repeated="2" table:style-name="ce136"/>
          <table:covered-table-cell table:style-name="ce139"/>
          <table:table-cell table:style-name="ce95" table:formula="of:=IF([$変更履歴.BY3]=&quot;&quot;;&quot;&quot;;[$変更履歴.BY3])" office:value-type="string" office:string-value="第1.0版">
            <text:p>第1.0版</text:p>
          </table:table-cell>
          <table:table-cell table:style-name="ce71" table:formula="of:=IF([$変更履歴.CE3]=&quot;&quot;;&quot;&quot;;[$変更履歴.CE3])" table:number-columns-spanned="2" table:number-rows-spanned="1">
            <text:p/>
          </table:table-cell>
          <table:covered-table-cell table:style-name="ce90"/>
          <table:table-cell table:style-name="ce71" table:formula="of:=IF([$変更履歴.CL3]=&quot;&quot;;&quot;&quot;;[$変更履歴.CL3])" table:number-columns-spanned="2" table:number-rows-spanned="1">
            <text:p/>
          </table:table-cell>
          <table:covered-table-cell table:style-name="ce90"/>
          <table:table-cell table:number-columns-repeated="1009"/>
        </table:table-row>
        <table:table-row table:style-name="ro2">
          <table:table-cell table:number-columns-repeated="1024"/>
        </table:table-row>
        <table:table-row table:style-name="ro1">
          <table:table-cell table:style-name="ce49"/>
          <table:table-cell table:style-name="ce56" table:number-columns-repeated="4"/>
          <table:table-cell table:style-name="ce80" office:value-type="string">
            <text:p>合計ﾃｽﾄ件数：</text:p>
          </table:table-cell>
          <table:table-cell table:style-name="ce80"/>
          <table:table-cell table:style-name="ce92" table:formula="of:=SUM([.H7:.H80])" office:value-type="float" office:value="0">
            <text:p>0</text:p>
          </table:table-cell>
          <table:table-cell table:style-name="ce56" table:number-columns-repeated="7"/>
          <table:table-cell table:style-name="ce101" table:number-columns-repeated="2"/>
          <table:table-cell table:style-name="ce104"/>
          <table:table-cell table:style-name="ce105" office:value-type="string">
            <text:p>今井</text:p>
          </table:table-cell>
          <table:table-cell table:style-name="ce104"/>
          <table:table-cell table:style-name="ce101"/>
          <table:table-cell table:style-name="ce105"/>
          <table:table-cell table:style-name="ce49" table:number-columns-repeated="3"/>
          <table:table-cell table:number-columns-repeated="999"/>
        </table:table-row>
        <table:table-row table:style-name="ro3">
          <table:table-cell table:style-name="ce50" office:value-type="string">
            <text:p>No.</text:p>
          </table:table-cell>
          <table:table-cell table:style-name="ce50" office:value-type="string">
            <text:p>カテゴリ</text:p>
          </table:table-cell>
          <table:table-cell table:style-name="ce50" office:value-type="string">
            <office:annotation draw:style-name="gr6" draw:text-style-name="P4" svg:width="4.984cm" svg:height="1.977cm" svg:x="4.554cm" svg:y="2.137cm" draw:caption-point-x="-0.482cm" draw:caption-point-y="0.324cm">
              <dc:date>2016-02-08T00:00:00</dc:date>
              <text:p text:style-name="P4">・画面表示</text:p>
              <text:p text:style-name="P4">・DB更新</text:p>
              <text:p text:style-name="P4">・帳票表示</text:p>
            </office:annotation>
            <text:p>テスト分類</text:p>
          </table:table-cell>
          <table:table-cell table:style-name="ce66" office:value-type="string" table:number-columns-spanned="2" table:number-rows-spanned="1">
            <text:p>テスト項目</text:p>
          </table:table-cell>
          <table:covered-table-cell table:style-name="ce73"/>
          <table:table-cell table:style-name="ce50" office:value-type="string" table:number-columns-spanned="2" table:number-rows-spanned="1">
            <text:p>予想結果</text:p>
          </table:table-cell>
          <table:covered-table-cell table:style-name="ce86"/>
          <table:table-cell table:style-name="ce50" office:value-type="string" table:number-columns-spanned="2" table:number-rows-spanned="1">
            <text:p>担当者</text:p>
          </table:table-cell>
          <table:covered-table-cell table:style-name="ce86"/>
          <table:table-cell table:style-name="ce50" office:value-type="string">
            <text:p>回</text:p>
          </table:table-cell>
          <table:table-cell table:style-name="ce50" office:value-type="string">
            <text:p>実施日</text:p>
          </table:table-cell>
          <table:table-cell table:style-name="ce66" office:value-type="string">
            <text:p>テスト</text:p>
            <text:p>結果</text:p>
          </table:table-cell>
          <table:table-cell table:style-name="ce50" office:value-type="string">
            <text:p>完了日</text:p>
          </table:table-cell>
          <table:table-cell table:style-name="ce50" office:value-type="string" table:number-columns-spanned="2" table:number-rows-spanned="1">
            <text:p>備考</text:p>
          </table:table-cell>
          <table:covered-table-cell table:style-name="ce50"/>
          <table:table-cell table:style-name="ce102" table:number-columns-repeated="3"/>
          <table:table-cell table:style-name="ce141" office:value-type="string">
            <text:p>浦島</text:p>
          </table:table-cell>
          <table:table-cell table:style-name="ce102" table:number-columns-repeated="1005"/>
        </table:table-row>
        <table:table-row table:style-name="ro4">
          <table:table-cell table:style-name="ce51" office:value-type="float" office:value="1" table:number-columns-spanned="1" table:number-rows-spanned="5">
            <text:p>1</text:p>
          </table:table-cell>
          <table:table-cell table:style-name="ce106" office:value-type="string" table:number-columns-spanned="1" table:number-rows-spanned="5">
            <text:p>正常系</text:p>
          </table:table-cell>
          <table:table-cell table:style-name="ce106" table:content-validation-name="val7" office:value-type="string" table:number-columns-spanned="1" table:number-rows-spanned="5">
            <text:p>画面表示</text:p>
          </table:table-cell>
          <table:table-cell table:style-name="ce110" office:value-type="string" table:number-columns-spanned="2" table:number-rows-spanned="5">
            <text:p>画面の文字要素は仕様書通りかまたは、問題なく表示されているか</text:p>
          </table:table-cell>
          <table:covered-table-cell table:style-name="ce113"/>
          <table:table-cell table:style-name="ce116" office:value-type="string" table:number-columns-spanned="2" table:number-rows-spanned="5">
            <text:p>カードのサイズ・スクロール・他のView要素との関係（見やすさや操作性）に問題はないか、カード上のレイアウトに問題はないか（おめでとうカードと、未完了問題カードの重なり具合等） アプリ初期化ボタンとカードとの重なり具合</text:p>
          </table:table-cell>
          <table:covered-table-cell table:style-name="ce12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96"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table-cell table:style-name="ce103" office:value-type="string">
            <text:p>画面表示</text:p>
          </table:table-cell>
          <table:table-cell table:style-name="ce103"/>
          <table:table-cell office:value-type="string">
            <text:p>河野</text:p>
          </table:table-cell>
          <table:table-cell table:style-name="ce103" table:number-columns-repeated="1005"/>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17"/>
          <table:covered-table-cell table:style-name="ce121"/>
          <table:covered-table-cell table:style-name="ce123" table:content-validation-name="val8"/>
          <table:covered-table-cell table:style-name="ce126" table:content-validation-name="val8"/>
          <table:table-cell table:style-name="ce51"/>
          <table:table-cell table:style-name="ce96"/>
          <table:table-cell table:style-name="ce51" table:number-columns-repeated="2"/>
          <table:table-cell table:style-name="ce99" table:number-columns-spanned="2" table:number-rows-spanned="1"/>
          <table:covered-table-cell table:style-name="ce100"/>
          <table:table-cell table:style-name="ce103"/>
          <table:table-cell table:style-name="ce103" office:value-type="string">
            <text:p>DB更新</text:p>
          </table:table-cell>
          <table:table-cell table:style-name="ce103"/>
          <table:table-cell office:value-type="string">
            <text:p>堀川</text:p>
          </table:table-cell>
          <table:table-cell table:style-name="ce103" table:number-columns-repeated="1005"/>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17"/>
          <table:covered-table-cell table:style-name="ce12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入力</text:p>
          </table:table-cell>
          <table:table-cell table:style-name="ce103"/>
          <table:table-cell office:value-type="string">
            <text:p>田中</text:p>
          </table:table-cell>
          <table:table-cell table:style-name="ce103" table:number-columns-repeated="1005"/>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17"/>
          <table:covered-table-cell table:style-name="ce12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出力</text:p>
          </table:table-cell>
          <table:table-cell table:style-name="ce103"/>
          <table:table-cell/>
          <table:table-cell table:style-name="ce103" table:number-columns-repeated="1005"/>
        </table:table-row>
        <table:table-row table:style-name="ro8">
          <table:covered-table-cell table:style-name="ce51"/>
          <table:covered-table-cell table:style-name="ce107"/>
          <table:covered-table-cell table:style-name="ce106" table:content-validation-name="val7"/>
          <table:covered-table-cell table:style-name="ce112"/>
          <table:covered-table-cell table:style-name="ce115"/>
          <table:covered-table-cell table:style-name="ce118"/>
          <table:covered-table-cell table:style-name="ce12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遷移</text:p>
          </table:table-cell>
          <table:table-cell table:style-name="ce103"/>
          <table:table-cell/>
          <table:table-cell table:style-name="ce103" table:number-columns-repeated="1005"/>
        </table:table-row>
        <table:table-row table:style-name="ro4">
          <table:table-cell table:style-name="ce51" office:value-type="float" office:value="2" table:number-columns-spanned="1" table:number-rows-spanned="5">
            <text:p>2</text:p>
          </table:table-cell>
          <table:table-cell table:style-name="ce106" office:value-type="string" table:number-columns-spanned="1" table:number-rows-spanned="5">
            <text:p>正常系</text:p>
          </table:table-cell>
          <table:table-cell table:style-name="ce106" table:content-validation-name="val7" office:value-type="string" table:number-columns-spanned="1" table:number-rows-spanned="5">
            <text:p>動作確認</text:p>
          </table:table-cell>
          <table:table-cell table:style-name="ce110" office:value-type="string" table:number-columns-spanned="2" table:number-rows-spanned="5">
            <text:p>アプリボタン（アプリ初期化）は正常に作動するか</text:p>
          </table:table-cell>
          <table:covered-table-cell table:style-name="ce113"/>
          <table:table-cell table:style-name="ce116" office:value-type="string" table:number-columns-spanned="2" table:number-rows-spanned="5">
            <text:p>押下時にDBも初期化されるか、TOP画面に遷移されるか、遷移後のTOP画面のスコア表示は正常か</text:p>
          </table:table-cell>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table-cell table:style-name="ce103" office:value-type="string">
            <text:p>動作確認</text:p>
          </table:table-cell>
          <table:table-cell table:style-name="ce103"/>
          <table:table-cell/>
          <table:table-cell table:style-name="ce103" table:number-columns-repeated="1005"/>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table-cell table:style-name="ce103" office:value-type="string">
            <text:p>共通</text:p>
          </table:table-cell>
          <table:table-cell table:style-name="ce103"/>
          <table:table-cell/>
          <table:table-cell table:style-name="ce103" table:number-columns-repeated="1005"/>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3"/>
          <table:table-cell/>
          <table:table-cell table:style-name="ce103" table:number-columns-repeated="1005"/>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3"/>
          <table:table-cell/>
          <table:table-cell table:style-name="ce103" table:number-columns-repeated="1005"/>
        </table:table-row>
        <table:table-row table:style-name="ro4">
          <table:covered-table-cell table:style-name="ce51"/>
          <table:covered-table-cell table:style-name="ce107"/>
          <table:covered-table-cell table:style-name="ce106"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3"/>
          <table:table-cell/>
          <table:table-cell table:style-name="ce103" table:number-columns-repeated="1005"/>
        </table:table-row>
        <table:table-row table:style-name="ro4">
          <table:table-cell table:style-name="ce51" office:value-type="float" office:value="3" table:number-columns-spanned="1" table:number-rows-spanned="5">
            <text:p>3</text:p>
          </table:table-cell>
          <table:table-cell table:style-name="ce106" office:value-type="string" table:number-columns-spanned="1" table:number-rows-spanned="5">
            <text:p>正常系</text:p>
          </table:table-cell>
          <table:table-cell table:style-name="ce106" table:content-validation-name="val7" office:value-type="string" table:number-columns-spanned="1" table:number-rows-spanned="5">
            <text:p>出力</text:p>
          </table:table-cell>
          <table:table-cell table:style-name="ce110" office:value-type="string" table:number-columns-spanned="2" table:number-rows-spanned="5">
            <text:p>カードの表示内容について</text:p>
          </table:table-cell>
          <table:covered-table-cell table:style-name="ce113"/>
          <table:table-cell table:style-name="ce116" office:value-type="string" table:number-columns-spanned="2" table:number-rows-spanned="5">
            <text:p>カードには未完了の問題のみ正確に表示されているか、問題と解答は一致しているか問題タイトル・問題文（単語）の文字サイズ・カラー背景色との対比</text:p>
          </table:table-cell>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5">
          <table:covered-table-cell table:style-name="ce51"/>
          <table:covered-table-cell table:style-name="ce107"/>
          <table:covered-table-cell table:style-name="ce106"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4" table:number-columns-spanned="1" table:number-rows-spanned="5">
            <text:p>4</text:p>
          </table:table-cell>
          <table:table-cell table:style-name="ce106" office:value-type="string" table:number-columns-spanned="1" table:number-rows-spanned="5">
            <text:p>正常系</text:p>
          </table:table-cell>
          <table:table-cell table:style-name="ce106" table:content-validation-name="val7" office:value-type="string" table:number-columns-spanned="1" table:number-rows-spanned="5">
            <text:p>動作確認</text:p>
          </table:table-cell>
          <table:table-cell table:style-name="ce110" office:value-type="string" table:number-columns-spanned="2" table:number-rows-spanned="5">
            <text:p>サウンドのON/OFFボタンは正常に動作するか</text:p>
          </table:table-cell>
          <table:covered-table-cell table:style-name="ce113"/>
          <table:table-cell table:style-name="ce116" table:number-columns-spanned="2" table:number-rows-spanned="5"/>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5" table:number-columns-spanned="1" table:number-rows-spanned="5">
            <text:p>5</text:p>
          </table:table-cell>
          <table:table-cell table:style-name="ce106" office:value-type="string" table:number-columns-spanned="1" table:number-rows-spanned="5">
            <text:p>正常系</text:p>
          </table:table-cell>
          <table:table-cell table:style-name="ce106" table:content-validation-name="val7" office:value-type="string" table:number-columns-spanned="1" table:number-rows-spanned="5">
            <text:p>画面表示</text:p>
          </table:table-cell>
          <table:table-cell table:style-name="ce110" office:value-type="string" table:number-columns-spanned="2" table:number-rows-spanned="5">
            <text:p>解像度の異なる端末でも正常に表示されるかどうか</text:p>
          </table:table-cell>
          <table:covered-table-cell table:style-name="ce113"/>
          <table:table-cell table:style-name="ce116" table:number-columns-spanned="2" table:number-rows-spanned="5"/>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6"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6" table:number-columns-spanned="1" table:number-rows-spanned="5">
            <text:p>6</text:p>
          </table:table-cell>
          <table:table-cell table:style-name="ce106" office:value-type="string" table:number-columns-spanned="1" table:number-rows-spanned="5">
            <text:p>正常系</text:p>
          </table:table-cell>
          <table:table-cell table:style-name="ce106" table:content-validation-name="val7" office:value-type="string" table:number-columns-spanned="1" table:number-rows-spanned="5">
            <text:p>動作確認</text:p>
          </table:table-cell>
          <table:table-cell table:style-name="ce110" office:value-type="string" table:number-columns-spanned="2" table:number-rows-spanned="5">
            <text:p>端末電源ボタンを押下し、非表示にした後も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7" table:number-columns-spanned="1" table:number-rows-spanned="5">
            <text:p>7</text:p>
          </table:table-cell>
          <table:table-cell table:style-name="ce106" office:value-type="string" table:number-columns-spanned="1" table:number-rows-spanned="5">
            <text:p>正常系</text:p>
          </table:table-cell>
          <table:table-cell table:style-name="ce106" table:content-validation-name="val7"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8" table:number-columns-spanned="2" table:number-rows-spanned="5"/>
          <table:covered-table-cell table:style-name="ce125" table:content-validation-name="val8"/>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6">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8" table:number-columns-spanned="1" table:number-rows-spanned="5">
            <text:p>8</text:p>
          </table:table-cell>
          <table:table-cell table:style-name="ce106" office:value-type="string" table:number-columns-spanned="1" table:number-rows-spanned="5">
            <text:p>正常系</text:p>
          </table:table-cell>
          <table:table-cell table:style-name="ce106" table:content-validation-name="val7"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8" table:number-columns-spanned="2" table:number-rows-spanned="5"/>
          <table:covered-table-cell table:style-name="ce125" table:content-validation-name="val8"/>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9" table:number-columns-spanned="1" table:number-rows-spanned="5">
            <text:p>9</text:p>
          </table:table-cell>
          <table:table-cell table:style-name="ce106" office:value-type="string" table:number-columns-spanned="1" table:number-rows-spanned="5">
            <text:p>正常系</text:p>
          </table:table-cell>
          <table:table-cell table:style-name="ce106" table:content-validation-name="val7"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8" table:number-columns-spanned="2" table:number-rows-spanned="5"/>
          <table:covered-table-cell table:style-name="ce125" table:content-validation-name="val8"/>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0" table:number-columns-spanned="1" table:number-rows-spanned="5">
            <text:p>10</text:p>
          </table:table-cell>
          <table:table-cell table:style-name="ce106" office:value-type="string" table:number-columns-spanned="1" table:number-rows-spanned="5">
            <text:p>異常系</text:p>
          </table:table-cell>
          <table:table-cell table:style-name="ce106" table:content-validation-name="val7" table:number-columns-spanned="1" table:number-rows-spanned="5"/>
          <table:table-cell table:style-name="ce110" office:value-type="string" table:number-columns-spanned="2" table:number-rows-spanned="5">
            <text:p>アプリボタンを連打した場合にも、正常に動作するか</text:p>
          </table:table-cell>
          <table:covered-table-cell table:style-name="ce113"/>
          <table:table-cell table:style-name="ce116" table:number-columns-spanned="2" table:number-rows-spanned="5"/>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1" table:number-columns-spanned="1" table:number-rows-spanned="5">
            <text:p>11</text:p>
          </table:table-cell>
          <table:table-cell table:style-name="ce106" office:value-type="string" table:number-columns-spanned="1" table:number-rows-spanned="5">
            <text:p>異常系</text:p>
          </table:table-cell>
          <table:table-cell table:style-name="ce106" table:content-validation-name="val7" table:number-columns-spanned="1" table:number-rows-spanned="5"/>
          <table:table-cell table:style-name="ce110" office:value-type="string" table:number-columns-spanned="2" table:number-rows-spanned="5">
            <text:p>電話やメールが割り込んだ場合も、正常に復帰できる</text:p>
          </table:table-cell>
          <table:covered-table-cell table:style-name="ce113"/>
          <table:table-cell table:style-name="ce116" table:number-columns-spanned="2" table:number-rows-spanned="5"/>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2" table:number-columns-spanned="1" table:number-rows-spanned="5">
            <text:p>12</text:p>
          </table:table-cell>
          <table:table-cell table:style-name="ce106" office:value-type="string" table:number-columns-spanned="1" table:number-rows-spanned="5">
            <text:p>異常系</text:p>
          </table:table-cell>
          <table:table-cell table:style-name="ce106" table:content-validation-name="val7" table:number-columns-spanned="1" table:number-rows-spanned="5"/>
          <table:table-cell table:style-name="ce110" office:value-type="string" table:number-columns-spanned="2" table:number-rows-spanned="5">
            <text:p>アプリ作動中に電源を強制断しても正常に復帰できる</text:p>
          </table:table-cell>
          <table:covered-table-cell table:style-name="ce113"/>
          <table:table-cell table:style-name="ce116" table:number-columns-spanned="2" table:number-rows-spanned="5"/>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3" table:number-columns-spanned="1" table:number-rows-spanned="5">
            <text:p>13</text:p>
          </table:table-cell>
          <table:table-cell table:style-name="ce106" office:value-type="string" table:number-columns-spanned="1" table:number-rows-spanned="5">
            <text:p>異常系</text:p>
          </table:table-cell>
          <table:table-cell table:style-name="ce106" table:content-validation-name="val7" table:number-columns-spanned="1" table:number-rows-spanned="5"/>
          <table:table-cell table:style-name="ce110" office:value-type="string" table:number-columns-spanned="2" table:number-rows-spanned="5">
            <text:p>バックグラウンドで動いているアプリを立ち上げた時に影響しないか、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4" table:number-columns-spanned="1" table:number-rows-spanned="5">
            <text:p>14</text:p>
          </table:table-cell>
          <table:table-cell table:style-name="ce106" office:value-type="string" table:number-columns-spanned="1" table:number-rows-spanned="5">
            <text:p>異常系</text:p>
          </table:table-cell>
          <table:table-cell table:style-name="ce106" table:content-validation-name="val7" table:number-columns-spanned="1" table:number-rows-spanned="5"/>
          <table:table-cell table:style-name="ce110" office:value-type="string" table:number-columns-spanned="2" table:number-rows-spanned="5">
            <text:p>端末ボタン各種（バック・ホーム・起動アプリ選択ボタン）の長押し、連打、同時押し後でも正常に復帰できるか</text:p>
          </table:table-cell>
          <table:covered-table-cell table:style-name="ce113"/>
          <table:table-cell table:style-name="ce116" table:number-columns-spanned="2" table:number-rows-spanned="5"/>
          <table:covered-table-cell table:style-name="ce130"/>
          <table:table-cell table:style-name="ce106" table:content-validation-name="val8" office:value-type="string" table:number-columns-spanned="2" table:number-rows-spanned="5">
            <text:p>河野</text:p>
          </table:table-cell>
          <table:covered-table-cell table:style-name="ce125" table:content-validation-name="val8"/>
          <table:table-cell table:style-name="ce51"/>
          <table:table-cell table:style-name="ce140" office:value-type="date" office:date-value="2016-02-08">
            <text:p>2016/02/08</text:p>
          </table:table-cell>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5" table:number-columns-spanned="1" table:number-rows-spanned="5">
            <text:p>15</text:p>
          </table:table-cell>
          <table:table-cell table:style-name="ce106" table:number-columns-spanned="1" table:number-rows-spanned="5"/>
          <table:table-cell table:style-name="ce106" table:content-validation-name="val7"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8" table:number-columns-spanned="2" table:number-rows-spanned="5"/>
          <table:covered-table-cell table:style-name="ce125" table:content-validation-name="val8"/>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table-cell table:style-name="ce51" office:value-type="float" office:value="16" table:number-columns-spanned="1" table:number-rows-spanned="5">
            <text:p>16</text:p>
          </table:table-cell>
          <table:table-cell table:style-name="ce106" table:number-columns-spanned="1" table:number-rows-spanned="5"/>
          <table:table-cell table:style-name="ce106" table:content-validation-name="val7" table:number-columns-spanned="1" table:number-rows-spanned="5"/>
          <table:table-cell table:style-name="ce110" table:number-columns-spanned="2" table:number-rows-spanned="5"/>
          <table:covered-table-cell table:style-name="ce113"/>
          <table:table-cell table:style-name="ce116" table:number-columns-spanned="2" table:number-rows-spanned="5"/>
          <table:covered-table-cell table:style-name="ce130"/>
          <table:table-cell table:style-name="ce106" table:content-validation-name="val8" table:number-columns-spanned="2" table:number-rows-spanned="5"/>
          <table:covered-table-cell table:style-name="ce125" table:content-validation-name="val8"/>
          <table:table-cell table:style-name="ce51"/>
          <table:table-cell table:style-name="ce96"/>
          <table:table-cell table:style-name="ce51"/>
          <table:table-cell table:style-name="ce96"/>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8" table:content-validation-name="val7"/>
          <table:covered-table-cell table:style-name="ce111"/>
          <table:covered-table-cell table:style-name="ce114"/>
          <table:covered-table-cell table:style-name="ce128"/>
          <table:covered-table-cell table:style-name="ce131"/>
          <table:covered-table-cell table:style-name="ce123" table:content-validation-name="val8"/>
          <table:covered-table-cell table:style-name="ce126"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covered-table-cell table:style-name="ce51"/>
          <table:covered-table-cell table:style-name="ce107"/>
          <table:covered-table-cell table:style-name="ce109" table:content-validation-name="val7"/>
          <table:covered-table-cell table:style-name="ce112"/>
          <table:covered-table-cell table:style-name="ce115"/>
          <table:covered-table-cell table:style-name="ce129"/>
          <table:covered-table-cell table:style-name="ce132"/>
          <table:covered-table-cell table:style-name="ce124" table:content-validation-name="val8"/>
          <table:covered-table-cell table:style-name="ce127" table:content-validation-name="val8"/>
          <table:table-cell table:style-name="ce51" table:number-columns-repeated="4"/>
          <table:table-cell table:style-name="ce99" table:number-columns-spanned="2" table:number-rows-spanned="1"/>
          <table:covered-table-cell table:style-name="ce100"/>
          <table:table-cell table:style-name="ce103" table:number-columns-repeated="1009"/>
        </table:table-row>
        <table:table-row table:style-name="ro4" table:number-rows-repeated="1048489">
          <table:table-cell table:number-columns-repeated="1024"/>
        </table:table-row>
        <table:table-row table:style-name="ro4">
          <table:table-cell table:number-columns-repeated="1024"/>
        </table:table-row>
        <table:named-expressions>
          <table:named-range table:name="_xlnm._FilterDatabase" table:base-cell-address="$変更履歴.$A$1" table:cell-range-address="$'固有テスト項目（P5）'.$A$6:.$O$61"/>
          <table:named-range table:name="_xlnm.Print_Area" table:base-cell-address="$変更履歴.$A$1" table:cell-range-address="$'固有テスト項目（P5）'.$A$1:.$O$86" table:range-usable-as="print-range"/>
        </table:named-expressions>
      </table:table>
      <table:named-expressions>
        <table:named-expression table:name="AccessDatabase" table:base-cell-address="$変更履歴.$A$1" table:expression="&quot;C:\Documents and Settings\kawana.OHSAKI\My Documents\作業中\ＤＢらいぶらり.mdb&quot;"/>
        <table:named-expression table:name="wrn.月例報告." table:base-cell-address="$変更履歴.$A$1" table:expression="{&quot;月例報告&quot;;#N/A,FALSE,&quot;STB&quot;}}"/>
      </table:named-expressions>
      <table:database-ranges>
        <table:database-range table:name="_xlnm._FilterDatabase" table:target-range-address="'固有テスト項目（例）'.A6:'固有テスト項目（例）'.O61"/>
        <table:database-range table:name="_xlnm._FilterDatabase_1" table:target-range-address="'固有テスト項目（P1）'.A6:'固有テスト項目（P1）'.O61"/>
        <table:database-range table:name="_xlnm._FilterDatabase_2" table:target-range-address="'固有テスト項目（P2）'.A6:'固有テスト項目（P2）'.O61"/>
        <table:database-range table:name="_xlnm._FilterDatabase_3" table:target-range-address="'固有テスト項目（P3）'.A6:'固有テスト項目（P3）'.O61"/>
        <table:database-range table:name="_xlnm._FilterDatabase_4" table:target-range-address="'固有テスト項目（P4）'.A6:'固有テスト項目（P4）'.O61"/>
        <table:database-range table:name="_xlnm._FilterDatabase_5" table:target-range-address="'固有テスト項目（P5）'.A6:'固有テスト項目（P5）'.O6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Ｐゴシック1" svg:font-family="'ＭＳ Ｐゴシック'"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8P0" style:volatile="true">
      <number:text> </number:text>
      <number:number number:decimal-places="0" number:min-integer-digits="1" number:grouping="true"/>
      <number:text> </number:text>
    </number:number-style>
    <number:number-style style:name="N108P1" style:volatile="true">
      <number:text> (</number:text>
      <number:number number:decimal-places="0" number:min-integer-digits="1" number:grouping="true"/>
      <number:text>)</number:text>
    </number:number-style>
    <number:number-style style:name="N108P2" style:volatile="true">
      <number:text> - </number:text>
    </number:number-style>
    <number:text-style style:name="N108">
      <number:text> </number:text>
      <number:text-content/>
      <number:text> </number:text>
      <style:map style:condition="value()&gt;0" style:apply-style-name="N108P0"/>
      <style:map style:condition="value()&lt;0" style:apply-style-name="N108P1"/>
      <style:map style:condition="value()=0" style:apply-style-name="N108P2"/>
    </number:text-style>
    <number:number-style style:name="N109P0" style:volatile="true">
      <number:text> </number:text>
      <number:number number:decimal-places="2" number:min-integer-digits="1" number:grouping="true"/>
      <number:text> </number:text>
    </number:number-style>
    <number:number-style style:name="N109P1" style:volatile="true">
      <number:text> (</number:text>
      <number:number number:decimal-places="2" number:min-integer-digits="1" number:grouping="true"/>
      <number:text>)</number:text>
    </number:number-style>
    <number:number-style style:name="N109P2" style:volatile="true">
      <number:text> -</number:text>
      <number:number number:decimal-places="0" number:min-integer-digits="0"/>
      <number:text> </number:text>
    </number:number-style>
    <number:text-style style:name="N109">
      <number:text> </number:text>
      <number:text-content/>
      <number:text> </number:text>
      <style:map style:condition="value()&gt;0" style:apply-style-name="N109P0"/>
      <style:map style:condition="value()&lt;0" style:apply-style-name="N109P1"/>
      <style:map style:condition="value()=0" style:apply-style-name="N109P2"/>
    </number:text-style>
    <number:number-style style:name="N110P0" style:volatile="true">
      <number:number number:decimal-places="0" number:min-integer-digits="1" number:grouping="true"/>
    </number:number-style>
    <number:number-style style:name="N110P1" style:volatile="true">
      <number:text>-</number:text>
      <number:number number:decimal-places="0" number:min-integer-digits="1" number:grouping="true"/>
    </number:number-style>
    <number:number-style style:name="N110">
      <number:text>-</number:text>
      <style:map style:condition="value()&gt;0" style:apply-style-name="N110P0"/>
      <style:map style:condition="value()&lt;0" style:apply-style-name="N110P1"/>
    </number:number-style>
    <number:number-style style:name="N111P0" style:volatile="true">
      <number:text> $</number:text>
      <number:number number:decimal-places="2" number:min-integer-digits="1" number:grouping="true"/>
      <number:text> </number:text>
    </number:number-style>
    <number:number-style style:name="N111P1" style:volatile="true">
      <number:text> $(</number:text>
      <number:number number:decimal-places="2" number:min-integer-digits="1" number:grouping="true"/>
      <number:text>)</number:text>
    </number:number-style>
    <number:number-style style:name="N111P2" style:volatile="true">
      <number:text> $-</number:text>
      <number:number number: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8000" number:language="ja" number:country="JP">
      <number:number number:min-integer-digits="1"/>
    </number:number-style>
    <number:number-style style:name="N8108P0" style:volatile="true" number:language="ja" number:country="JP">
      <number:text>¥</number:text>
      <number:number number:decimal-places="0" number:min-integer-digits="1" number:grouping="true"/>
    </number:number-style>
    <number:number-style style:name="N8108" number:language="ja" number:country="JP">
      <number:text>-¥</number:text>
      <number:number number:decimal-places="0" number:min-integer-digits="1" number:grouping="true"/>
      <style:map style:condition="value()&gt;=0" style:apply-style-name="N8108P0"/>
    </number:number-style>
    <number:number-style style:name="N8109P0" style:volatile="true" number:language="ja" number:country="JP">
      <number:text>¥</number:text>
      <number:number number:decimal-places="0" number:min-integer-digits="1" number:grouping="true"/>
    </number:number-style>
    <number:number-style style:name="N8109" number:language="ja" number:country="JP">
      <style:text-properties fo:color="#ff0000"/>
      <number:text>-¥</number:text>
      <number:number number:decimal-places="0" number:min-integer-digits="1" number:grouping="true"/>
      <style:map style:condition="value()&gt;=0" style:apply-style-name="N8109P0"/>
    </number:number-style>
    <number:number-style style:name="N8110P0" style:volatile="true" number:language="ja" number:country="JP">
      <number:text>¥</number:text>
      <number:number number:decimal-places="2" number:min-integer-digits="1" number:grouping="true"/>
    </number:number-style>
    <number:number-style style:name="N8110" number:language="ja" number:country="JP">
      <number:text>-¥</number:text>
      <number:number number:decimal-places="2" number:min-integer-digits="1" number:grouping="true"/>
      <style:map style:condition="value()&gt;=0" style:apply-style-name="N8110P0"/>
    </number:number-style>
    <number:number-style style:name="N8111P0" style:volatile="true" number:language="ja" number:country="JP">
      <number:text>¥</number:text>
      <number:number number:decimal-places="2" number:min-integer-digits="1" number:grouping="true"/>
    </number:number-style>
    <number:number-style style:name="N8111" number:language="ja" number:country="JP">
      <style:text-properties fo:color="#ff0000"/>
      <number:text>-¥</number:text>
      <number:number number:decimal-places="2" number:min-integer-digits="1" number:grouping="true"/>
      <style:map style:condition="value()&gt;=0" style:apply-style-name="N8111P0"/>
    </number:number-style>
    <number:date-style style:name="N8112" number:language="ja" number:country="JP">
      <number:day number:style="long"/>
      <number:text>-</number:text>
      <number:month number:textual="true"/>
      <number:text>-</number:text>
      <number:year/>
    </number:date-style>
    <number:date-style style:name="N8113" number:language="ja" number:country="JP">
      <number:day number:style="long"/>
      <number:text>-</number:text>
      <number:month number:textual="true"/>
    </number:date-style>
    <number:date-style style:name="N8114" number:language="ja" number:country="JP">
      <number:month number:textual="true"/>
      <number:text>-</number:text>
      <number:year/>
    </number:date-style>
    <number:time-style style:name="N8115" number:language="ja" number:country="JP">
      <number:hours/>
      <number:text>:</number:text>
      <number:minutes number:style="long"/>
      <number:text> </number:text>
      <number:am-pm/>
    </number:time-style>
    <number:time-style style:name="N8116" number:language="ja" number:country="JP">
      <number:hours/>
      <number:text>:</number:text>
      <number:minutes number:style="long"/>
      <number:text>:</number:text>
      <number:seconds number:style="long"/>
      <number:text> </number:text>
      <number:am-pm/>
    </number:time-style>
    <number:time-style style:name="N8117" number:language="ja" number:country="JP">
      <number:hours/>
      <number:text>:</number:text>
      <number:minutes number:style="long"/>
      <number:text>:</number:text>
      <number:seconds number:style="long"/>
    </number:time-style>
    <number:date-style style:name="N8118" number:language="ja" number:country="JP">
      <number:year number:style="long"/>
      <number:text>/</number:text>
      <number:month number:style="long"/>
      <number:text>/</number:text>
      <number:day number:style="long"/>
      <number:text> </number:text>
      <number:hours/>
      <number:text>:</number:text>
      <number:minutes number:style="long"/>
    </number:date-style>
    <number:currency-style style:name="N8119P0" style:volatile="true" number:language="ja" number:country="JP">
      <number:text>$</number:text>
      <number:number number:decimal-places="0" number:min-integer-digits="1" number:grouping="true"/>
      <number:text> </number:text>
    </number:currency-style>
    <number:currency-style style:name="N8119" number:language="ja" number:country="JP">
      <number:text>($</number:text>
      <number:number number:decimal-places="0" number:min-integer-digits="1" number:grouping="true"/>
      <number:text>)</number:text>
      <style:map style:condition="value()&gt;=0" style:apply-style-name="N8119P0"/>
    </number:currency-style>
    <number:currency-style style:name="N8120P0" style:volatile="true" number:language="ja" number:country="JP">
      <number:text>$</number:text>
      <number:number number:decimal-places="0" number:min-integer-digits="1" number:grouping="true"/>
      <number:text> </number:text>
    </number:currency-style>
    <number:currency-style style:name="N8120" number:language="ja" number:country="JP">
      <style:text-properties fo:color="#ff0000"/>
      <number:text>($</number:text>
      <number:number number:decimal-places="0" number:min-integer-digits="1" number:grouping="true"/>
      <number:text>)</number:text>
      <style:map style:condition="value()&gt;=0" style:apply-style-name="N8120P0"/>
    </number:currency-style>
    <number:currency-style style:name="N8121P0" style:volatile="true" number:language="ja" number:country="JP">
      <number:text>$</number:text>
      <number:number number:decimal-places="2" number:min-integer-digits="1" number:grouping="true"/>
      <number:text> </number:text>
    </number:currency-style>
    <number:currency-style style:name="N8121" number:language="ja" number:country="JP">
      <number:text>($</number:text>
      <number:number number:decimal-places="2" number:min-integer-digits="1" number:grouping="true"/>
      <number:text>)</number:text>
      <style:map style:condition="value()&gt;=0" style:apply-style-name="N8121P0"/>
    </number:currency-style>
    <number:currency-style style:name="N8122P0" style:volatile="true" number:language="ja" number:country="JP">
      <number:text>$</number:text>
      <number:number number:decimal-places="2" number:min-integer-digits="1" number:grouping="true"/>
      <number:text> </number:text>
    </number:currency-style>
    <number:currency-style style:name="N8122" number:language="ja" number:country="JP">
      <style:text-properties fo:color="#ff0000"/>
      <number:text>($</number:text>
      <number:number number:decimal-places="2" number:min-integer-digits="1" number:grouping="true"/>
      <number:text>)</number:text>
      <style:map style:condition="value()&gt;=0" style:apply-style-name="N8122P0"/>
    </number:currency-style>
    <number:date-style style:name="N8123" number:language="ja" number:country="JP">
      <number:era number:calendar="gengou"/>
      <number:year number:calendar="gengou"/>
      <number:text>.</number:text>
      <number:month number:calendar="gengou" number:style="long"/>
      <number:text>.</number:text>
      <number:day number:calendar="gengou" number:style="long"/>
    </number:date-style>
    <number:date-style style:name="N8124"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25" number:language="ja" number:country="JP">
      <number:month number:style="long"/>
      <number:text>/</number:text>
      <number:day number:style="long"/>
      <number:text>/</number:text>
      <number:year/>
    </number:date-style>
    <number:date-style style:name="N8126" number:language="ja" number:country="JP">
      <number:year number:style="long"/>
      <number:text>年</number:text>
      <number:month number:style="long"/>
      <number:text>月</number:text>
      <number:day number:style="long"/>
      <number:text>日</number:text>
    </number:date-style>
    <number:time-style style:name="N8127" number:language="ja" number:country="JP">
      <number:hours/>
      <number:text>時</number:text>
      <number:minutes number:style="long"/>
      <number:text>分</number:text>
    </number:time-style>
    <number:time-style style:name="N8128" number:language="ja" number:country="JP">
      <number:hours/>
      <number:text>時</number:text>
      <number:minutes number:style="long"/>
      <number:text>分</number:text>
      <number:seconds number:style="long"/>
      <number:text>秒</number:text>
    </number:time-style>
    <number:date-style style:name="N8129" number:language="ja" number:country="JP">
      <number:year number:style="long"/>
      <number:text>年</number:text>
      <number:month number:style="long"/>
      <number:text>月</number:text>
    </number:date-style>
    <number:date-style style:name="N8130" number:language="ja" number:country="JP">
      <number:month number:style="long"/>
      <number:text>月</number:text>
      <number:day number:style="long"/>
      <number:text>日</number:text>
    </number:date-style>
    <number:number-style style:name="N8131P0" style:volatile="true" number:language="ja" number:country="JP">
      <number:number number:decimal-places="0" number:min-integer-digits="1" number:grouping="true"/>
    </number:number-style>
    <number:number-style style:name="N8131" number:language="ja" number:country="JP">
      <number:text>-</number:text>
      <number:number number:decimal-places="0" number:min-integer-digits="1" number:grouping="true"/>
      <style:map style:condition="value()&gt;=0" style:apply-style-name="N8131P0"/>
    </number:number-style>
    <number:number-style style:name="N8132P0" style:volatile="true" number:language="ja" number:country="JP">
      <number:number number:decimal-places="0" number:min-integer-digits="1" number:grouping="true"/>
    </number:number-style>
    <number:number-style style:name="N8132" number:language="ja" number:country="JP">
      <style:text-properties fo:color="#ff0000"/>
      <number:text>-</number:text>
      <number:number number:decimal-places="0" number:min-integer-digits="1" number:grouping="true"/>
      <style:map style:condition="value()&gt;=0" style:apply-style-name="N8132P0"/>
    </number:number-style>
    <number:number-style style:name="N8133P0" style:volatile="true" number:language="ja" number:country="JP">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number:number-style style:name="N8135P0" style:volatile="true" number:language="ja" number:country="JP">
      <number:text> </number:text>
      <number:number number:decimal-places="0" number:min-integer-digits="1" number:grouping="true"/>
      <number:text> </number:text>
    </number:number-style>
    <number:number-style style:name="N8135P1" style:volatile="true" number:language="ja" number:country="JP">
      <number:text>-</number:text>
      <number:number number:decimal-places="0" number:min-integer-digits="1" number:grouping="true"/>
      <number:text> </number:text>
    </number:number-style>
    <number:number-style style:name="N8135P2" style:volatile="true" number:language="ja" number:country="JP">
      <number:text> - </number:text>
    </number:number-style>
    <number:text-style style:name="N8135" number:language="ja" number:country="JP">
      <number:text> </number:text>
      <number:text-content/>
      <number:text> </number:text>
      <style:map style:condition="value()&gt;0" style:apply-style-name="N8135P0"/>
      <style:map style:condition="value()&lt;0" style:apply-style-name="N8135P1"/>
      <style:map style:condition="value()=0" style:apply-style-name="N8135P2"/>
    </number:text-style>
    <number:number-style style:name="N8136P0" style:volatile="true" number:language="ja" number:country="JP">
      <number:text> ¥</number:text>
      <number:number number:decimal-places="0" number:min-integer-digits="1" number:grouping="true"/>
      <number:text> </number:text>
    </number:number-style>
    <number:number-style style:name="N8136P1" style:volatile="true" number:language="ja" number:country="JP">
      <number:text>-¥</number:text>
      <number:number number:decimal-places="0" number:min-integer-digits="1" number:grouping="true"/>
      <number:text> </number:text>
    </number:number-style>
    <number:number-style style:name="N8136P2" style:volatile="true" number:language="ja" number:country="JP">
      <number:text> ¥- </number:text>
    </number:number-style>
    <number:text-style style:name="N8136" number:language="ja" number:country="JP">
      <number:text> </number:text>
      <number:text-content/>
      <number:text> </number:text>
      <style:map style:condition="value()&gt;0" style:apply-style-name="N8136P0"/>
      <style:map style:condition="value()&lt;0" style:apply-style-name="N8136P1"/>
      <style:map style:condition="value()=0" style:apply-style-name="N8136P2"/>
    </number:text-style>
    <number:number-style style:name="N8137P0" style:volatile="true" number:language="ja" number:country="JP">
      <number:text> </number:text>
      <number:number number:decimal-places="2" number:min-integer-digits="1" number:grouping="true"/>
      <number:text> </number:text>
    </number:number-style>
    <number:number-style style:name="N8137P1" style:volatile="true" number:language="ja" number:country="JP">
      <number:text>-</number:text>
      <number:number number:decimal-places="2" number:min-integer-digits="1" number:grouping="true"/>
      <number:text> </number:text>
    </number:number-style>
    <number:number-style style:name="N8137P2" style:volatile="true" number:language="ja" number:country="JP">
      <number:text> -</number:text>
      <number:number number:decimal-places="0" number:min-integer-digits="0"/>
      <number:text> </number:text>
    </number:number-style>
    <number:text-style style:name="N8137" number:language="ja" number:country="JP">
      <number:text> </number:text>
      <number:text-content/>
      <number:text> </number:text>
      <style:map style:condition="value()&gt;0" style:apply-style-name="N8137P0"/>
      <style:map style:condition="value()&lt;0" style:apply-style-name="N8137P1"/>
      <style:map style:condition="value()=0" style:apply-style-name="N8137P2"/>
    </number:text-style>
    <number:number-style style:name="N8138P0" style:volatile="true" number:language="ja" number:country="JP">
      <number:text> ¥</number:text>
      <number:number number:decimal-places="2" number:min-integer-digits="1" number:grouping="true"/>
      <number:text> </number:text>
    </number:number-style>
    <number:number-style style:name="N8138P1" style:volatile="true" number:language="ja" number:country="JP">
      <number:text>-¥</number:text>
      <number:number number:decimal-places="2" number:min-integer-digits="1" number:grouping="true"/>
      <number:text> </number:text>
    </number:number-style>
    <number:number-style style:name="N8138P2" style:volatile="true" number:language="ja" number:country="JP">
      <number:text> ¥-</number:text>
      <number:number number:decimal-places="0" number:min-integer-digits="0"/>
      <number:text> </number:text>
    </number:number-style>
    <number:text-style style:name="N8138" number:language="ja" number:country="JP">
      <number:text> </number:text>
      <number:text-content/>
      <number:text> </number:text>
      <style:map style:condition="value()&gt;0" style:apply-style-name="N8138P0"/>
      <style:map style:condition="value()&lt;0" style:apply-style-name="N8138P1"/>
      <style:map style:condition="value()=0" style:apply-style-name="N8138P2"/>
    </number:text-style>
    <number:time-style style:name="N8139" number:language="ja" number:country="JP">
      <number:minutes number:style="long"/>
      <number:text>:</number:text>
      <number:seconds number:style="long"/>
    </number:time-style>
    <number:time-style style:name="N8140" number:language="ja" number:country="JP" number:truncate-on-overflow="false">
      <number:hours/>
      <number:text>:</number:text>
      <number:minutes number:style="long"/>
      <number:text>:</number:text>
      <number:seconds number:style="long"/>
    </number:time-style>
    <number:time-style style:name="N8141" number:language="ja" number:country="JP">
      <number:minutes number:style="long"/>
      <number:text>:</number:text>
      <number:seconds number:style="long" number:decimal-places="1"/>
    </number:time-style>
    <number:number-style style:name="N8142" number:language="ja" number:country="JP">
      <number:scientific-number number:decimal-places="1" number:min-integer-digits="3" number:min-exponent-digits="1"/>
    </number:number-style>
    <style:style style:name="Default" style:family="table-cell">
      <style:text-properties style:font-name-asian="ＭＳ Ｐゴシック2"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lc_20_Currency_20__28_0_29_" style:display-name="Calc Currency (0)" style:family="table-cell" style:parent-style-name="Default" style:data-style-name="N110">
      <style:table-cell-properties style:cell-protect="protected" style:print-content="tru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Header1" style:family="table-cell" style:parent-style-name="Default">
      <style:table-cell-properties fo:border-bottom="0.088cm solid #000000" style:diagonal-bl-tr="none" style:diagonal-tl-br="none" fo:background-color="transparent" fo:border-left="none" fo:border-right="none" style:rotation-align="none" fo:border-top="0.088cm solid #000000"/>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Header2" style:family="table-cell" style:parent-style-name="Default" style:data-style-name="N8000">
      <style:table-cell-properties fo:border-bottom="0.035cm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Normal_5f__23_18-Internet" style:display-name="Normal_#18-Internet"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未定義"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桁蟻唇_ff26__20__5b_0.00_5d__5f_Sheet2" style:display-name="桁蟻唇Ｆ [0.00]_Sheet2" style:family="table-cell" style:parent-style-name="Default" style:data-style-name="N109"/>
    <style:style style:name="桁蟻唇_ff26__5f_Sheet2" style:display-name="桁蟻唇Ｆ_Sheet2" style:family="table-cell" style:parent-style-name="Default" style:data-style-name="N108"/>
    <style:style style:name="標準_5f_帳票出力_5f_A2_5f_共通編_5f_4_5f_帳票出力_ff08_作業用_29__5f_20031020提出用A860拡充始め資料_5f_a_5f_02_5f__ff21__ff18__ff16__ff10_作成資料_28_目次_30fb_はじめに_29__5f_03_5f__ff21__ff18__ff16__ff10_作成資料_ff08__ff11_章_ff5e__ff16_章_ff09_20031119_5f_1_28_金川_29__5f_大規模システム方式ガイドライン_3010_概要編_3011_20031128_5f_1_5f_大規模システム方式ガイドライン_3010_概要編_3011_第1版_5f_システム開発設計ガイド_5f_20040304_5f_2_5f_岩崎れびゅ_5f_システム開発設計ガイド_5f_20040315_5f_宮_28_更新_29__5f_20040315152226_5f_システム開発設計ガイド_5f_20040316_5f_奥_28_更" style:display-name="標準_帳票出力_A2_共通編_4_帳票出力（作業用)_20031020提出用A860拡充始め資料_a_02_Ａ８６０作成資料(目次・はじめに)_03_Ａ８６０作成資料（１章～６章）20031119_1(金川)_大規模システム方式ガイドライン【概要編】20031128_1_大規模システム方式ガイドライン【概要編】第1版_システム開発設計ガイド_20040304_2_岩崎れびゅ_システム開発設計ガイド_20040315_宮(更新)_20040315152226_システム開発設計ガイド_20040316_奥(更"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脱浦_20__5b_0.00_5d__5f_Sheet2" style:display-name="脱浦 [0.00]_Sheet2" style:family="table-cell" style:parent-style-name="Default" style:data-style-name="N111"/>
    <style:style style:name="脱浦_5f_Sheet2" style:display-name="脱浦_Sheet2" style:family="table-cell" style:parent-style-name="Default" style:data-style-name="N112"/>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998cm" fo:margin-bottom="0.499cm" fo:margin-left="0.998cm" fo:margin-right="0.998cm" style:print-page-order="ttb" style:first-page-number="continue" style:scale-to="90%" style:writing-mode="lr-tb" style:print="charts drawings objects zero-values"/>
      <style:header-style>
        <style:header-footer-properties svg:height="0cm" fo:margin-left="0cm" fo:margin-right="0cm" fo:margin-bottom="0cm"/>
      </style:header-style>
      <style:footer-style>
        <style:header-footer-properties fo:min-height="0.499cm" fo:margin-left="0cm" fo:margin-right="0cm" fo:margin-top="0.146cm"/>
      </style:footer-style>
    </style:page-layout>
    <style:page-layout style:name="Mpm4">
      <style:page-layout-properties fo:page-width="29.7cm" fo:page-height="21.001cm" style:num-format="1" style:print-orientation="landscape" fo:margin-top="0.998cm" fo:margin-bottom="0.499cm" fo:margin-left="0.998cm" fo:margin-right="0.998cm" style:print-page-order="ttb" style:first-page-number="continue" style:scale-to="63%" style:writing-mode="lr-tb" style:print="charts drawings objects zero-values"/>
      <style:header-style>
        <style:header-footer-properties fo:min-height="0.75cm" fo:margin-left="0cm" fo:margin-right="0cm" fo:margin-bottom="0.25cm"/>
      </style:header-style>
      <style:footer-style>
        <style:header-footer-properties svg:height="0cm" fo:margin-left="0cm" fo:margin-right="0cm" fo:margin-top="0cm"/>
      </style:footer-style>
    </style:page-layout>
    <style:style style:name="MT1" style:family="text">
      <style:text-properties style:use-window-font-color="true" style:text-outline="false" style:text-line-through-style="none" style:text-position="0% 100%"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MT2" style:family="text">
      <style:text-properties style:use-window-font-color="true" style:text-outline="false" style:text-line-through-style="none" style:text-position="0% 100%"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8">2016/02/08</text:date>, <text:time>11:06:09</text:time></text:p>
        </style:region-right>
      </style:header>
      <style:header-left style:display="false"/>
      <style:footer>
        <text:p>ページ <text:page-number>1</text:page-number> / <text:page-count>99</text:page-count></text:p>
      </style:footer>
      <style:footer-left style:display="false"/>
    </style:master-page>
    <style:master-page style:name="PageStyle_5f_変更履歴" style:display-name="PageStyle_変更履歴" style:page-layout-name="Mpm3">
      <style:header/>
      <style:header-left style:display="false"/>
      <style:footer>
        <style:region-right>
          <text:p><text:span text:style-name="MT1">Copyright(C) Pacific System Co.,Ltd. All rights reserved</text:span></text:p>
        </style:region-right>
      </style:footer>
      <style:footer-left style:display="false"/>
    </style:master-page>
    <style:master-page style:name="PageStyle_5f_固有テスト項目_ff08_例_ff09_" style:display-name="PageStyle_固有テスト項目（例）" style:page-layout-name="Mpm4">
      <style:header style:display="false"/>
      <style:header-left style:display="false"/>
      <style:footer>
        <style:region-center>
          <text:p><text:span text:style-name="MT2"><text:page-number>1</text:page-number></text:span><text:span text:style-name="MT2">/</text:span><text:span text:style-name="MT2"><text:page-count>99</text:page-count></text:span></text:p>
        </style:region-center>
        <style:region-right>
          <text:p><text:span text:style-name="MT2">Copyright(C) Pacific System Co.,Ltd. All rights reserved</text:span></text:p>
        </style:region-right>
      </style:footer>
      <style:footer-left style:display="false"/>
    </style:master-page>
    <style:master-page style:name="PageStyle_5f_固有テスト項目_ff08_P1_ff09_" style:display-name="PageStyle_固有テスト項目（P1）" style:page-layout-name="Mpm4">
      <style:header style:display="false"/>
      <style:header-left style:display="false"/>
      <style:footer>
        <style:region-center>
          <text:p><text:span text:style-name="MT2"><text:page-number>1</text:page-number></text:span><text:span text:style-name="MT2">/</text:span><text:span text:style-name="MT2"><text:page-count>99</text:page-count></text:span></text:p>
        </style:region-center>
        <style:region-right>
          <text:p><text:span text:style-name="MT2">Copyright(C) Pacific System Co.,Ltd. All rights reserved</text:span></text:p>
        </style:region-right>
      </style:footer>
      <style:footer-left style:display="false"/>
    </style:master-page>
    <style:master-page style:name="PageStyle_5f_固有テスト項目_ff08_P2_ff09_" style:display-name="PageStyle_固有テスト項目（P2）" style:page-layout-name="Mpm4">
      <style:header style:display="false"/>
      <style:header-left style:display="false"/>
      <style:footer>
        <style:region-center>
          <text:p><text:span text:style-name="MT2"><text:page-number>1</text:page-number></text:span><text:span text:style-name="MT2">/</text:span><text:span text:style-name="MT2"><text:page-count>99</text:page-count></text:span></text:p>
        </style:region-center>
        <style:region-right>
          <text:p><text:span text:style-name="MT2">Copyright(C) Pacific System Co.,Ltd. All rights reserved</text:span></text:p>
        </style:region-right>
      </style:footer>
      <style:footer-left style:display="false"/>
    </style:master-page>
    <style:master-page style:name="PageStyle_5f_固有テスト項目_ff08_P3_ff09_" style:display-name="PageStyle_固有テスト項目（P3）" style:page-layout-name="Mpm4">
      <style:header style:display="false"/>
      <style:header-left style:display="false"/>
      <style:footer>
        <style:region-center>
          <text:p><text:span text:style-name="MT2"><text:page-number>1</text:page-number></text:span><text:span text:style-name="MT2">/</text:span><text:span text:style-name="MT2"><text:page-count>99</text:page-count></text:span></text:p>
        </style:region-center>
        <style:region-right>
          <text:p><text:span text:style-name="MT2">Copyright(C) Pacific System Co.,Ltd. All rights reserved</text:span></text:p>
        </style:region-right>
      </style:footer>
      <style:footer-left style:display="false"/>
    </style:master-page>
    <style:master-page style:name="PageStyle_5f_固有テスト項目_ff08_P4_ff09_" style:display-name="PageStyle_固有テスト項目（P4）" style:page-layout-name="Mpm4">
      <style:header style:display="false"/>
      <style:header-left style:display="false"/>
      <style:footer>
        <style:region-center>
          <text:p><text:span text:style-name="MT2"><text:page-number>1</text:page-number></text:span><text:span text:style-name="MT2">/</text:span><text:span text:style-name="MT2"><text:page-count>99</text:page-count></text:span></text:p>
        </style:region-center>
        <style:region-right>
          <text:p><text:span text:style-name="MT2">Copyright(C) Pacific System Co.,Ltd. All rights reserved</text:span></text:p>
        </style:region-right>
      </style:footer>
      <style:footer-left style:display="false"/>
    </style:master-page>
    <style:master-page style:name="PageStyle_5f_固有テスト項目_ff08_P5_ff09_" style:display-name="PageStyle_固有テスト項目（P5）" style:page-layout-name="Mpm4">
      <style:header style:display="false"/>
      <style:header-left style:display="false"/>
      <style:footer>
        <style:region-center>
          <text:p><text:span text:style-name="MT2"><text:page-number>1</text:page-number></text:span><text:span text:style-name="MT2">/</text:span><text:span text:style-name="MT2"><text:page-count>99</text:page-count></text:span></text:p>
        </style:region-center>
        <style:region-right>
          <text:p><text:span text:style-name="MT2">Copyright(C) Pacific System Co.,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8T11:06:07.39</dc:date>
    <meta:document-statistic meta:table-count="7" meta:cell-count="830" meta:object-count="3"/>
    <meta:generator>OpenOffice/4.1.1$Win32 OpenOffice.org_project/411m6$Build-9775</meta:generator>
  </office:meta>
</office:document-meta>
</file>